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6cm"/>
    </style:style>
    <style:style style:family="table-column" style:name="co2">
      <style:table-column-properties fo:break-before="auto" style:column-width="10.264cm"/>
    </style:style>
    <style:style style:family="table-column" style:name="co3">
      <style:table-column-properties fo:break-before="auto" style:column-width="0.755cm"/>
    </style:style>
    <style:style style:family="table-column" style:name="co4">
      <style:table-column-properties fo:break-before="auto" style:column-width="2.041cm"/>
    </style:style>
    <style:style style:family="table-column" style:name="co5">
      <style:table-column-properties fo:break-before="auto" style:column-width="2.097cm"/>
    </style:style>
    <style:style style:family="table-column" style:name="co6">
      <style:table-column-properties fo:break-before="auto" style:column-width="1.986cm"/>
    </style:style>
    <style:style style:family="table-column" style:name="co7">
      <style:table-column-properties fo:break-before="auto" style:column-width="2.406cm"/>
    </style:style>
    <style:style style:family="table-column" style:name="co8">
      <style:table-column-properties fo:break-before="auto" style:column-width="2.069cm"/>
    </style:style>
    <style:style style:family="table-column" style:name="co9">
      <style:table-column-properties fo:break-before="auto" style:column-width="2.125cm"/>
    </style:style>
    <style:style style:family="table-column" style:name="co10">
      <style:table-column-properties fo:break-before="auto" style:column-width="2.014cm"/>
    </style:style>
    <style:style style:family="table-column" style:name="co11">
      <style:table-column-properties fo:break-before="auto" style:column-width="2.237cm"/>
    </style:style>
    <style:style style:family="table-column" style:name="co12">
      <style:table-column-properties fo:break-before="auto" style:column-width="1.774cm"/>
    </style:style>
    <style:style style:family="table-column" style:name="co13">
      <style:table-column-properties fo:break-before="auto" style:column-width="3.16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_20_VI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 VIERDE GEDEELTE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5" table:default-cell-style-name="ce10" table:number-columns-repeated="2"/>
        <table:table-column table:style-name="co10" table:default-cell-style-name="ce10"/>
        <table:table-column table:style-name="co11" table:default-cell-style-name="ce10"/>
        <table:table-column table:style-name="co12" table:default-cell-style-name="Default" table:number-columns-repeated="1011"/>
        <table:table-row table:style-name="ro1">
          <table:table-cell ns41:value-type="string" table:style-name="TL Title" office:value-type="string">
            <office:annotation draw:style-name="gr1" svg:height="2.858cm" draw:caption-point-y="-0.042cm" svg:width="6.304cm" svg:x="4.981cm" draw:caption-point-x="-0.432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OVERIJSSEL. VIERDE GEDEELTE. INDEELING DER BEVOLKING NAAR DE BEROEPEN.</text:p>
          </table:table-cell>
          <table:table-cell table:style-name="ce11" table:number-columns-repeated="12"/>
          <table:table-cell table:style-name="ce33"/>
          <table:table-cell table:number-columns-repeated="101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bied</text:p>
          </table:table-cell>
          <table:table-cell ns41:value-type="string" table:number-rows-spanned="3" table:style-name="TL RowProperty" table:number-columns-spanned="1" office:value-type="string">
            <text:p>Beroepen of middelen van bestaan</text:p>
          </table:table-cell>
          <table:table-cell table:style-name="ce18"/>
          <table:table-cell ns41:value-type="string" table:number-rows-spanned="1" table:style-name="TL ColHeader" table:number-columns-spanned="2" office:value-type="string">
            <text:p>Beneden de 10 jaren</text:p>
          </table:table-cell>
          <table:covered-table-cell table:style-name="ce25"/>
          <table:table-cell ns41:value-type="string" table:number-rows-spanned="1" table:style-name="TL ColHeader" table:number-columns-spanned="2" office:value-type="string">
            <text:p>Van 10 en 11 jaren</text:p>
          </table:table-cell>
          <table:covered-table-cell table:style-name="ce25"/>
          <table:table-cell ns41:value-type="string" table:number-rows-spanned="1" table:style-name="TL ColHeader" table:number-columns-spanned="2" office:value-type="string">
            <text:p>Van 12 tot en met 15 jaren</text:p>
          </table:table-cell>
          <table:covered-table-cell table:style-name="ce25"/>
          <table:table-cell ns41:value-type="string" table:number-rows-spanned="1" table:style-name="TL ColHeader" table:number-columns-spanned="2" office:value-type="string">
            <text:p>Van 16 jaren en daarboven</text:p>
          </table:table-cell>
          <table:covered-table-cell table:style-name="ce25"/>
          <table:table-cell ns41:value-type="string" table:number-rows-spanned="2" table:style-name="TL ColHeader" table:number-columns-spanned="3" office:value-type="string">
            <text:p>TOTAAL</text:p>
          </table:table-cell>
          <table:covered-table-cell table:style-name="ce25"/>
          <table:covered-table-cell table:style-name="ce32"/>
          <table:table-cell table:number-columns-repeated="1010"/>
        </table:table-row>
        <table:table-row table:style-name="ro2">
          <table:covered-table-cell table:style-name="ce4"/>
          <table:covered-table-cell table:style-name="ce13"/>
          <table:table-cell table:style-name="ce19"/>
          <table:table-cell ns41:value-type="string" table:number-rows-spanned="1" table:style-name="TL ColHeader" table:number-columns-spanned="2" office:value-type="string">
            <text:p>Geboren in 1849 tot en met 1840</text:p>
          </table:table-cell>
          <table:covered-table-cell table:style-name="ce26"/>
          <table:table-cell ns41:value-type="string" table:number-rows-spanned="1" table:style-name="TL ColHeader" table:number-columns-spanned="2" office:value-type="string">
            <text:p>Geboren in 1839 en 1838</text:p>
          </table:table-cell>
          <table:covered-table-cell table:style-name="ce26"/>
          <table:table-cell ns41:value-type="string" table:number-rows-spanned="1" table:style-name="TL ColHeader" table:number-columns-spanned="2" office:value-type="string">
            <text:p>Geboren in 1837 tot en met 1834</text:p>
          </table:table-cell>
          <table:covered-table-cell table:style-name="ce26"/>
          <table:table-cell ns41:value-type="string" table:number-rows-spanned="1" table:style-name="TL ColHeader" table:number-columns-spanned="2" office:value-type="string">
            <text:p>Geboren in 1833 en vroegere jaren.</text:p>
          </table:table-cell>
          <table:covered-table-cell table:style-name="TL ColHeader" table:number-columns-repeated="3"/>
          <table:covered-table-cell table:style-name="ce13"/>
          <table:table-cell table:number-columns-repeated="1010"/>
        </table:table-row>
        <table:table-row table:style-name="ro1">
          <table:covered-table-cell table:style-name="ce5"/>
          <table:covered-table-cell table:style-name="ce14"/>
          <table:table-cell table:style-name="ce18"/>
          <table:table-cell ns41:value-type="string" table:style-name="TL ColHeader" office:value-type="string">
            <text:p>Mannelijk </text:p>
          </table:table-cell>
          <table:table-cell ns41:value-type="string" table:style-name="TL ColHeader" office:value-type="string">
            <text:p>Vrouwelijk</text:p>
          </table:table-cell>
          <table:table-cell ns41:value-type="string" table:style-name="TL ColHeader" office:value-type="string">
            <text:p>Mannelijk </text:p>
          </table:table-cell>
          <table:table-cell ns41:value-type="string" table:style-name="TL ColHeader" office:value-type="string">
            <text:p>Vrouwelijk</text:p>
          </table:table-cell>
          <table:table-cell ns41:value-type="string" table:style-name="TL ColHeader" office:value-type="string">
            <text:p>Mannelijk </text:p>
          </table:table-cell>
          <table:table-cell ns41:value-type="string" table:style-name="TL ColHeader" office:value-type="string">
            <text:p>Vrouwelijk</text:p>
          </table:table-cell>
          <table:table-cell ns41:value-type="string" table:style-name="TL ColHeader" office:value-type="string">
            <text:p>Mannelijk </text:p>
          </table:table-cell>
          <table:table-cell ns41:value-type="string" table:style-name="TL ColHeader" office:value-type="string">
            <text:p>Vrouwelijk</text:p>
          </table:table-cell>
          <table:table-cell ns41:value-type="string" table:style-name="TL ColHeader" office:value-type="string">
            <text:p>Mannelijk </text:p>
          </table:table-cell>
          <table:table-cell ns41:value-type="string" table:style-name="TL ColHeader" office:value-type="string">
            <text:p>Vrouwelijk</text:p>
          </table:table-cell>
          <table:table-cell ns41:value-type="string" table:style-name="TL ColHeader" office:value-type="string">
            <text:p>Totaal</text:p>
          </table:table-cell>
          <table:table-cell table:number-columns-repeated="1010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Aardewerk- en porcelein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Aardewerk- en porcelein-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93" office:value-type="float">
            <text:p>49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ankiers, effec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lik-,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orstel-, kaarden-, kammen-, rijven, zeef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ouwmeesters, civiel ingeni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4" office:value-type="float">
            <text:p>14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967" office:value-type="float">
            <text:p>96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Doodgravers, bedienaars van begrav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3" table:style-name="TL Data" table:number-columns-repeated="4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6" office:value-type="float">
            <text:p>9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4" table:style-name="TL Data" table:number-columns-repeated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Hoogleeraren en leeraren aan hooge scholen, athenaca, seminarien, clinische scholen en akadem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9" office:value-type="float">
            <text:p>9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98" office:value-type="float">
            <text:p>198</text:p>
          </table:table-cell>
          <table:table-cell table:style-name="TL Data"/>
          <table:table-cell ns41:value-type="float" table:style-name="TL Data" office:value="221" office:value-type="float">
            <text:p>221</text:p>
          </table:table-cell>
          <table:table-cell table:style-name="TL Data"/>
          <table:table-cell ns41:value-type="float" table:style-name="TL Data" office:value="221" office:value-type="float">
            <text:p>2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5" office:value-type="float">
            <text:p>14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9" office:value-type="float">
            <text:p>26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opers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ostschool- 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ostschool- leerlin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rijgslieden van en boven den rang van a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rijgslieden beneden den rang van a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81" office:value-type="float">
            <text:p>48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eerlingen aan het instituut voor blin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3" table:style-name="TL Data" table:number-columns-repeated="4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ariniers en zeelieden van en boven den rang van a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ariniers en zeelieden beneden den rang van a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6" office:value-type="float">
            <text:p>116</text:p>
          </table:table-cell>
          <table:table-cell table:style-name="TL Data"/>
          <table:table-cell ns41:value-type="float" table:style-name="TL Data" office:value="116" office:value-type="float">
            <text:p>116</text:p>
          </table:table-cell>
          <table:table-cell table:style-name="TL Data"/>
          <table:table-cell ns41:value-type="float" table:style-name="TL Data" office:value="116" office:value-type="float">
            <text:p>1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45" office:value-type="float">
            <text:p>345</text:p>
          </table:table-cell>
          <table:table-cell table:style-name="TL Data"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79" office:value-type="float">
            <text:p>37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Onderwijzers, onderwijzeressen, ondermeesters, kweekelingen, gouverneurs, gouvernanten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Papier- en gekleurd papier- 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Papier- en gekleurd papier-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23" office:value-type="float">
            <text:p>123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chippers, loodsen, gezagvoerders, stuurlieden en matrozen (koopvaardij-), schuitenverhuurders, commissarissen van veerschepen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5" office:value-type="float">
            <text:p>32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3" office:value-type="float">
            <text:p>26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424" office:value-type="float">
            <text:p>1,42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tudenten aan hooge scholen, athenac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Tabak- en sigaren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Tabak- en sigaren- kerv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Tabak- en sigaren- 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Tabak- en sigaren-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32" office:value-type="float">
            <text:p>232</text:p>
          </table:table-cell>
          <table:table-cell table:style-name="TL Data"/>
          <table:table-cell ns41:value-type="float" table:style-name="TL Data" office:value="246" office:value-type="float">
            <text:p>246</text:p>
          </table:table-cell>
          <table:table-cell table:style-name="TL Data"/>
          <table:table-cell ns41:value-type="float" table:style-name="TL Data" office:value="246" office:value-type="float">
            <text:p>24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Trau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Turf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Uitdragers, uitventer, le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610" office:value-type="float">
            <text:p>1,610</text:p>
          </table:table-cell>
          <table:table-cell ns41:value-type="float" table:style-name="TL Data" office:value="1639" office:value-type="float">
            <text:p>1,63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4836" office:value-type="float">
            <text:p>4,836</text:p>
          </table:table-cell>
          <table:table-cell ns41:value-type="float" table:style-name="TL Data" office:value="2797" office:value-type="float">
            <text:p>2,797</text:p>
          </table:table-cell>
          <table:table-cell ns41:value-type="float" table:style-name="TL Data" office:value="7251" office:value-type="float">
            <text:p>7,251</text:p>
          </table:table-cell>
          <table:table-cell ns41:value-type="float" table:style-name="TL Data" office:value="10048" office:value-type="float">
            <text:p>10,04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ZWOLL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046" office:value-type="float">
            <text:p>2,046</text:p>
          </table:table-cell>
          <table:table-cell ns41:value-type="float" table:style-name="TL Data" office:value="2048" office:value-type="float">
            <text:p>2,048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5313" office:value-type="float">
            <text:p>5,313</text:p>
          </table:table-cell>
          <table:table-cell ns41:value-type="float" table:style-name="TL Data" office:value="6555" office:value-type="float">
            <text:p>6,555</text:p>
          </table:table-cell>
          <table:table-cell ns41:value-type="float" table:style-name="TL Data" office:value="8457" office:value-type="float">
            <text:p>8,457</text:p>
          </table:table-cell>
          <table:table-cell ns41:value-type="float" table:style-name="TL Data" office:value="9711" office:value-type="float">
            <text:p>9,711</text:p>
          </table:table-cell>
          <table:table-cell ns41:value-type="float" table:style-name="TL Data" office:value="18168" office:value-type="float">
            <text:p>18,16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Aardewerk- en porcelein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Aardewerk- en porcelein-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08" office:value-type="float">
            <text:p>70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4" office:value-type="float">
            <text:p>14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674" office:value-type="float">
            <text:p>67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Hoogleeraren en leeraren aan hooge scholen, athenac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6" office:value-type="float">
            <text:p>12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186" office:value-type="float">
            <text:p>186</text:p>
          </table:table-cell>
          <table:table-cell table:style-name="TL Data"/>
          <table:table-cell ns41:value-type="float" table:style-name="TL Data" office:value="221" office:value-type="float">
            <text:p>221</text:p>
          </table:table-cell>
          <table:table-cell table:style-name="TL Data"/>
          <table:table-cell ns41:value-type="float" table:style-name="TL Data" office:value="221" office:value-type="float">
            <text:p>2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67" office:value-type="float">
            <text:p>16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8" office:value-type="float">
            <text:p>17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ostschool- 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ostschool-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rijgslieden van en boven den rang van a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rijgslieden beneden den rang van a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65" office:value-type="float">
            <text:p>465</text:p>
          </table:table-cell>
          <table:table-cell table:style-name="TL Data"/>
          <table:table-cell ns41:value-type="float" table:style-name="TL Data" office:value="467" office:value-type="float">
            <text:p>467</text:p>
          </table:table-cell>
          <table:table-cell table:style-name="TL Data"/>
          <table:table-cell ns41:value-type="float" table:style-name="TL Data" office:value="467" office:value-type="float">
            <text:p>46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2" office:value-type="float">
            <text:p>20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eerlingen aan het instituut voor blin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5" table:style-name="TL Data" table:number-columns-repeated="4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ariniers en zeelieden van en boven den rang van a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ariniers en zeelieden beneden den rang van a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32" office:value-type="float">
            <text:p>232</text:p>
          </table:table-cell>
          <table:table-cell table:style-name="TL Data"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51" office:value-type="float">
            <text:p>25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Papier- en gekleurd papier- 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Papier- en gekleurd papier-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chelpvisschers, schul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8" office:value-type="float">
            <text:p>10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chippers, loodsen, gezagvoerders, stuurlieden en matrozen (koopvaardij-), schuitenverhuurders, commissarissen van veerschepen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8" office:value-type="float">
            <text:p>1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6" office:value-type="float">
            <text:p>19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934" table:style-name="TL Data" table:number-columns-repeated="2" office:value-type="float">
            <text:p>934</text:p>
          </table:table-cell>
          <table:table-cell ns41:value-type="float" table:style-name="TL Data" office:value="1868" office:value-type="float">
            <text:p>1,86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6" office:value-type="float">
            <text:p>1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9" office:value-type="float">
            <text:p>7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" office:value-type="float">
            <text:p>8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tudenten aan hooge scholen, athenac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Tabak- en sigaren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Tabak- en sigaren- kerv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Tabak- en sigaren- 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Tabak- en sigaren-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39" office:value-type="float">
            <text:p>239</text:p>
          </table:table-cell>
          <table:table-cell table:style-name="TL Data"/>
          <table:table-cell ns41:value-type="float" table:style-name="TL Data" office:value="254" office:value-type="float">
            <text:p>254</text:p>
          </table:table-cell>
          <table:table-cell table:style-name="TL Data"/>
          <table:table-cell ns41:value-type="float" table:style-name="TL Data" office:value="254" office:value-type="float">
            <text:p>25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137" office:value-type="float">
            <text:p>1,137</text:p>
          </table:table-cell>
          <table:table-cell ns41:value-type="float" table:style-name="TL Data" office:value="1168" office:value-type="float">
            <text:p>1,16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3988" office:value-type="float">
            <text:p>3,988</text:p>
          </table:table-cell>
          <table:table-cell ns41:value-type="float" table:style-name="TL Data" office:value="1900" office:value-type="float">
            <text:p>1,900</text:p>
          </table:table-cell>
          <table:table-cell ns41:value-type="float" table:style-name="TL Data" office:value="5596" office:value-type="float">
            <text:p>5,596</text:p>
          </table:table-cell>
          <table:table-cell ns41:value-type="float" table:style-name="TL Data" office:value="7496" office:value-type="float">
            <text:p>7,49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DEVENTER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665" office:value-type="float">
            <text:p>1,665</text:p>
          </table:table-cell>
          <table:table-cell ns41:value-type="float" table:style-name="TL Data" office:value="1649" office:value-type="float">
            <text:p>1,649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4934" office:value-type="float">
            <text:p>4,934</text:p>
          </table:table-cell>
          <table:table-cell ns41:value-type="float" table:style-name="TL Data" office:value="5197" office:value-type="float">
            <text:p>5,197</text:p>
          </table:table-cell>
          <table:table-cell ns41:value-type="float" table:style-name="TL Data" office:value="7490" office:value-type="float">
            <text:p>7,490</text:p>
          </table:table-cell>
          <table:table-cell ns41:value-type="float" table:style-name="TL Data" office:value="7768" office:value-type="float">
            <text:p>7,768</text:p>
          </table:table-cell>
          <table:table-cell ns41:value-type="float" table:style-name="TL Data" office:value="15258" office:value-type="float">
            <text:p>15,25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Aardewerk- en porcelein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Aardewerk- en porcelein-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85" office:value-type="float">
            <text:p>1,48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526" office:value-type="float">
            <text:p>1,52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771" office:value-type="float">
            <text:p>1,77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lik- en plaa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0" office:value-type="float">
            <text:p>1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3" table:style-name="TL Data" table:number-columns-repeated="4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5" office:value-type="float">
            <text:p>38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947" office:value-type="float">
            <text:p>1,94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046" office:value-type="float">
            <text:p>2,046</text:p>
          </table:table-cell>
          <table:table-cell ns41:value-type="float" table:style-name="TL Data" office:value="2182" office:value-type="float">
            <text:p>2,18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7" office:value-type="float">
            <text:p>20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ezantschappen en consult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Hoogleeraren en leeraren aan hooge scholen, athenac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table:style-name="TL Data"/>
          <table:table-cell ns41:value-type="float" table:style-name="TL Data" office:value="163" office:value-type="float">
            <text:p>163</text:p>
          </table:table-cell>
          <table:table-cell table:style-name="TL Data"/>
          <table:table-cell ns41:value-type="float" table:style-name="TL Data" office:value="163" office:value-type="float">
            <text:p>16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6" office:value-type="float">
            <text:p>26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465" office:value-type="float">
            <text:p>465</text:p>
          </table:table-cell>
          <table:table-cell table:style-name="TL Data"/>
          <table:table-cell ns41:value-type="float" table:style-name="TL Data" office:value="534" office:value-type="float">
            <text:p>534</text:p>
          </table:table-cell>
          <table:table-cell table:style-name="TL Data"/>
          <table:table-cell ns41:value-type="float" table:style-name="TL Data" office:value="534" office:value-type="float">
            <text:p>53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90" office:value-type="float">
            <text:p>39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02" office:value-type="float">
            <text:p>60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0" office:value-type="float">
            <text:p>10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ostschool- 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ostschool- leerling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9" office:value-type="float">
            <text:p>1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22" office:value-type="float">
            <text:p>522</text:p>
          </table:table-cell>
          <table:table-cell table:style-name="TL Data"/>
          <table:table-cell ns41:value-type="float" table:style-name="TL Data" office:value="524" office:value-type="float">
            <text:p>524</text:p>
          </table:table-cell>
          <table:table-cell table:style-name="TL Data"/>
          <table:table-cell ns41:value-type="float" table:style-name="TL Data" office:value="524" office:value-type="float">
            <text:p>52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7" office:value-type="float">
            <text:p>19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044" office:value-type="float">
            <text:p>1,04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eerlingen aan het instituut voor blin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5" table:style-name="TL Data" table:number-columns-repeated="3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3" office:value-type="float">
            <text:p>223</text:p>
          </table:table-cell>
          <table:table-cell table:style-name="TL Data"/>
          <table:table-cell ns41:value-type="float" table:style-name="TL Data" office:value="225" office:value-type="float">
            <text:p>225</text:p>
          </table:table-cell>
          <table:table-cell table:style-name="TL Data"/>
          <table:table-cell ns41:value-type="float" table:style-name="TL Data" office:value="225" office:value-type="float">
            <text:p>22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887" office:value-type="float">
            <text:p>887</text:p>
          </table:table-cell>
          <table:table-cell table:style-name="TL Data"/>
          <table:table-cell ns41:value-type="string" table:style-name="TL Data" office:value-type="string">
            <text:p>1.072/1</text:p>
          </table:table-cell>
          <table:table-cell ns41:value-type="float" table:style-name="TL Data" office:value="1072" office:value-type="float">
            <text:p>1,07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52" office:value-type="float">
            <text:p>15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1" office:value-type="float">
            <text:p>27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Papier- en gekleurd papier- 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Papier- en gekleurd papier-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cheep-, blok-, maa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1" office:value-type="float">
            <text:p>8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0" office:value-type="float">
            <text:p>30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02" office:value-type="float">
            <text:p>60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choonmakers en lap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80" office:value-type="float">
            <text:p>58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1549" office:value-type="float">
            <text:p>1,549</text:p>
          </table:table-cell>
          <table:table-cell ns41:value-type="float" table:style-name="TL Data" office:value="1460" office:value-type="float">
            <text:p>1,460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617" office:value-type="float">
            <text:p>2,617</text:p>
          </table:table-cell>
          <table:table-cell ns41:value-type="float" table:style-name="TL Data" office:value="2530" office:value-type="float">
            <text:p>2,530</text:p>
          </table:table-cell>
          <table:table-cell ns41:value-type="float" table:style-name="TL Data" office:value="5147" office:value-type="float">
            <text:p>5,14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7" office:value-type="float">
            <text:p>30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92" office:value-type="float">
            <text:p>29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" office:value-type="float">
            <text:p>10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tudenten aan hooge scholen, athenac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Tabak- en sigaren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Tabak- en sigaren- kerver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9" office:value-type="float">
            <text:p>26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Tabak- en sigaren- 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Tabak- en sigaren-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614" office:value-type="float">
            <text:p>614</text:p>
          </table:table-cell>
          <table:table-cell table:style-name="TL Data"/>
          <table:table-cell ns41:value-type="float" table:style-name="TL Data" office:value="656" office:value-type="float">
            <text:p>656</text:p>
          </table:table-cell>
          <table:table-cell table:style-name="TL Data"/>
          <table:table-cell ns41:value-type="float" table:style-name="TL Data" office:value="656" office:value-type="float">
            <text:p>65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Turf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2" office:value-type="float">
            <text:p>16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string" table:style-name="TL Data" office:value-type="string">
            <text:p>3.36</text:p>
          </table:table-cell>
          <table:table-cell ns41:value-type="float" table:style-name="TL Data" office:value="3459" office:value-type="float">
            <text:p>3,459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1032" office:value-type="float">
            <text:p>1,032</text:p>
          </table:table-cell>
          <table:table-cell ns41:value-type="float" table:style-name="TL Data" office:value="1339" office:value-type="float">
            <text:p>1,339</text:p>
          </table:table-cell>
          <table:table-cell ns41:value-type="float" table:style-name="TL Data" office:value="11383" office:value-type="float">
            <text:p>11,383</text:p>
          </table:table-cell>
          <table:table-cell ns41:value-type="float" table:style-name="TL Data" office:value="5496" office:value-type="float">
            <text:p>5,496</text:p>
          </table:table-cell>
          <table:table-cell ns41:value-type="string" table:style-name="TL Data" office:value-type="string">
            <text:p>16.274/1</text:p>
          </table:table-cell>
          <table:table-cell ns41:value-type="float" table:style-name="TL Data" office:value="21770" office:value-type="float">
            <text:p>21,77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945" office:value-type="float">
            <text:p>4,945</text:p>
          </table:table-cell>
          <table:table-cell ns41:value-type="float" table:style-name="TL Data" office:value="4953" office:value-type="float">
            <text:p>4,953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727" office:value-type="float">
            <text:p>1,727</text:p>
          </table:table-cell>
          <table:table-cell ns41:value-type="float" table:style-name="TL Data" office:value="1851" office:value-type="float">
            <text:p>1,851</text:p>
          </table:table-cell>
          <table:table-cell ns41:value-type="float" table:style-name="TL Data" office:value="13443" office:value-type="float">
            <text:p>13,443</text:p>
          </table:table-cell>
          <table:table-cell ns41:value-type="float" table:style-name="TL Data" office:value="15530" office:value-type="float">
            <text:p>15,530</text:p>
          </table:table-cell>
          <table:table-cell ns41:value-type="float" table:style-name="TL Data" office:value="21042" office:value-type="float">
            <text:p>21,042</text:p>
          </table:table-cell>
          <table:table-cell ns41:value-type="float" table:style-name="TL Data" office:value="23267" office:value-type="float">
            <text:p>23,267</text:p>
          </table:table-cell>
          <table:table-cell ns41:value-type="float" table:style-name="TL Data" office:value="44309" office:value-type="float">
            <text:p>44,30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Aardewerk- en porcelein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Aardewerk- en porcelein-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4" office:value-type="float">
            <text:p>19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220" office:value-type="float">
            <text:p>7,220</text:p>
          </table:table-cell>
          <table:table-cell ns41:value-type="float" table:style-name="TL Data" office:value="1931" office:value-type="float">
            <text:p>1,931</text:p>
          </table:table-cell>
          <table:table-cell ns41:value-type="float" table:style-name="TL Data" office:value="7451" office:value-type="float">
            <text:p>7,451</text:p>
          </table:table-cell>
          <table:table-cell ns41:value-type="float" table:style-name="TL Data" office:value="2000" office:value-type="float">
            <text:p>2000</text:p>
          </table:table-cell>
          <table:table-cell ns41:value-type="float" table:style-name="TL Data" office:value="9451" office:value-type="float">
            <text:p>9,45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9" office:value-type="float">
            <text:p>12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46" office:value-type="float">
            <text:p>74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5" office:value-type="float">
            <text:p>17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313" office:value-type="float">
            <text:p>2,313</text:p>
          </table:table-cell>
          <table:table-cell ns41:value-type="float" table:style-name="TL Data" office:value="303" office:value-type="float">
            <text:p>303</text:p>
          </table:table-cell>
          <table:table-cell ns41:value-type="string" table:style-name="TL Data" office:value-type="string">
            <text:p>2.515/1</text:p>
          </table:table-cell>
          <table:table-cell ns41:value-type="float" table:style-name="TL Data" office:value="2818" office:value-type="float">
            <text:p>2,81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781" office:value-type="float">
            <text:p>78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3" office:value-type="float">
            <text:p>2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6" office:value-type="float">
            <text:p>15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8" office:value-type="float">
            <text:p>11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47" office:value-type="float">
            <text:p>34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Hoogleeraren en leeraren aan hooge scholen, athenaca, seminarien, clinische scholen en akadem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69" table:style-name="TL Data" table:number-columns-repeated="2" office:value-type="float">
            <text:p>69</text:p>
          </table:table-cell>
          <table:table-cell ns41:value-type="float" table:style-name="TL Data" office:value="138" office:value-type="float">
            <text:p>13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3" table:style-name="TL Data" table:number-columns-repeated="4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1" office:value-type="float">
            <text:p>9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5" office:value-type="float">
            <text:p>80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712" office:value-type="float">
            <text:p>7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14" office:value-type="float">
            <text:p>314</text:p>
          </table:table-cell>
          <table:table-cell table:style-name="TL Data"/>
          <table:table-cell ns41:value-type="float" table:style-name="TL Data" office:value="321" office:value-type="float">
            <text:p>321</text:p>
          </table:table-cell>
          <table:table-cell table:style-name="TL Data"/>
          <table:table-cell ns41:value-type="float" table:style-name="TL Data" office:value="321" office:value-type="float">
            <text:p>3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olonisten gewon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2" office:value-type="float">
            <text:p>1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olonisten bedelaars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1.49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534" office:value-type="float">
            <text:p>1,534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942" office:value-type="float">
            <text:p>1,94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77" office:value-type="float">
            <text:p>67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5" office:value-type="float">
            <text:p>24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ostschool- 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ostschool- leerling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3" office:value-type="float">
            <text:p>15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86" office:value-type="float">
            <text:p>38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4" office:value-type="float">
            <text:p>17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502" office:value-type="float">
            <text:p>1,502</text:p>
          </table:table-cell>
          <table:table-cell ns41:value-type="float" table:style-name="TL Data" office:value="1083" office:value-type="float">
            <text:p>1,083</text:p>
          </table:table-cell>
          <table:table-cell ns41:value-type="float" table:style-name="TL Data" office:value="23293" office:value-type="float">
            <text:p>23,293</text:p>
          </table:table-cell>
          <table:table-cell ns41:value-type="float" table:style-name="TL Data" office:value="11123" office:value-type="float">
            <text:p>11,123</text:p>
          </table:table-cell>
          <table:table-cell ns41:value-type="float" table:style-name="TL Data" office:value="24864" office:value-type="float">
            <text:p>24,864</text:p>
          </table:table-cell>
          <table:table-cell ns41:value-type="float" table:style-name="TL Data" office:value="12252" office:value-type="float">
            <text:p>12,252</text:p>
          </table:table-cell>
          <table:table-cell ns41:value-type="float" table:style-name="TL Data" office:value="37116" office:value-type="float">
            <text:p>37,1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57" office:value-type="float">
            <text:p>55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5" office:value-type="float">
            <text:p>28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87" office:value-type="float">
            <text:p>287</text:p>
          </table:table-cell>
          <table:table-cell table:style-name="TL Data"/>
          <table:table-cell ns41:value-type="float" table:style-name="TL Data" office:value="295" office:value-type="float">
            <text:p>295</text:p>
          </table:table-cell>
          <table:table-cell table:style-name="TL Data"/>
          <table:table-cell ns41:value-type="float" table:style-name="TL Data" office:value="295" office:value-type="float">
            <text:p>29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955" office:value-type="float">
            <text:p>955</text:p>
          </table:table-cell>
          <table:table-cell table:style-name="TL Data"/>
          <table:table-cell ns41:value-type="float" table:style-name="TL Data" office:value="1001" office:value-type="float">
            <text:p>1,001</text:p>
          </table:table-cell>
          <table:table-cell ns41:value-type="float" table:style-name="TL Data" office:value="1001" office:value-type="float">
            <text:p>1,00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3" office:value-type="float">
            <text:p>33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96" office:value-type="float">
            <text:p>79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9" office:value-type="float">
            <text:p>8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Papier- en gekleurd papier- 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Papier- en gekleurd papier- 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2" office:value-type="float">
            <text:p>122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1" office:value-type="float">
            <text:p>8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float" table:style-name="TL Data" office:value="84" office:value-type="float">
            <text:p>8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0" office:value-type="float">
            <text:p>19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3" office:value-type="float">
            <text:p>25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1152" office:value-type="float">
            <text:p>1,15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23" office:value-type="float">
            <text:p>1,2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32" office:value-type="float">
            <text:p>1,23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92" office:value-type="float">
            <text:p>79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8113" office:value-type="float">
            <text:p>8,113</text:p>
          </table:table-cell>
          <table:table-cell ns41:value-type="float" table:style-name="TL Data" office:value="7553" office:value-type="float">
            <text:p>7,553</text:p>
          </table:table-cell>
          <table:table-cell ns41:value-type="string" table:style-name="TL Data" office:value-type="string">
            <text:p>3.34</text:p>
          </table:table-cell>
          <table:table-cell ns41:value-type="float" table:style-name="TL Data" office:value="3063" office:value-type="float">
            <text:p>3,063</text:p>
          </table:table-cell>
          <table:table-cell ns41:value-type="float" table:style-name="TL Data" office:value="1753" office:value-type="float">
            <text:p>1,753</text:p>
          </table:table-cell>
          <table:table-cell ns41:value-type="float" table:style-name="TL Data" office:value="1531" office:value-type="float">
            <text:p>1,53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241" office:value-type="float">
            <text:p>13,241</text:p>
          </table:table-cell>
          <table:table-cell ns41:value-type="float" table:style-name="TL Data" office:value="12177" office:value-type="float">
            <text:p>12,177</text:p>
          </table:table-cell>
          <table:table-cell ns41:value-type="float" table:style-name="TL Data" office:value="25418" office:value-type="float">
            <text:p>25,41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7" office:value-type="float">
            <text:p>28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0" office:value-type="float">
            <text:p>24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963" office:value-type="float">
            <text:p>4,963</text:p>
          </table:table-cell>
          <table:table-cell ns41:value-type="float" table:style-name="TL Data" office:value="2748" office:value-type="float">
            <text:p>2,748</text:p>
          </table:table-cell>
          <table:table-cell ns41:value-type="float" table:style-name="TL Data" office:value="5805" office:value-type="float">
            <text:p>5,805</text:p>
          </table:table-cell>
          <table:table-cell ns41:value-type="float" table:style-name="TL Data" office:value="3217" office:value-type="float">
            <text:p>3,217</text:p>
          </table:table-cell>
          <table:table-cell ns41:value-type="float" table:style-name="TL Data" office:value="9022" office:value-type="float">
            <text:p>9,02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9" office:value-type="float">
            <text:p>7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tudenten aan hooge scholen, athenac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Tabak- en sigaren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Tabak- en sigaren- kerv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Tabak- en sigaren- 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Tabak- en sigaren-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1326" office:value-type="float">
            <text:p>1,3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82" office:value-type="float">
            <text:p>1,38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85" office:value-type="float">
            <text:p>1,38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8" office:value-type="float">
            <text:p>8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Turf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04" office:value-type="float">
            <text:p>40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Vetera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326" office:value-type="float">
            <text:p>326</text:p>
          </table:table-cell>
          <table:table-cell table:style-name="TL Data"/>
          <table:table-cell ns41:value-type="float" table:style-name="TL Data" office:value="346" office:value-type="float">
            <text:p>346</text:p>
          </table:table-cell>
          <table:table-cell table:style-name="TL Data"/>
          <table:table-cell ns41:value-type="float" table:style-name="TL Data" office:value="346" office:value-type="float">
            <text:p>34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3" office:value-type="float">
            <text:p>24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4" office:value-type="float">
            <text:p>20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1646" office:value-type="float">
            <text:p>11,646</text:p>
          </table:table-cell>
          <table:table-cell ns41:value-type="float" table:style-name="TL Data" office:value="11493" office:value-type="float">
            <text:p>11,493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2337" office:value-type="float">
            <text:p>2,337</text:p>
          </table:table-cell>
          <table:table-cell ns41:value-type="float" table:style-name="TL Data" office:value="3646" office:value-type="float">
            <text:p>3,646</text:p>
          </table:table-cell>
          <table:table-cell ns41:value-type="float" table:style-name="TL Data" office:value="3814" office:value-type="float">
            <text:p>3,814</text:p>
          </table:table-cell>
          <table:table-cell ns41:value-type="float" table:style-name="TL Data" office:value="33238" office:value-type="float">
            <text:p>33,238</text:p>
          </table:table-cell>
          <table:table-cell ns41:value-type="float" table:style-name="TL Data" office:value="18280" office:value-type="float">
            <text:p>18,280</text:p>
          </table:table-cell>
          <table:table-cell ns41:value-type="float" table:style-name="TL Data" office:value="49019" office:value-type="float">
            <text:p>49,019</text:p>
          </table:table-cell>
          <table:table-cell ns41:value-type="float" table:style-name="TL Data" office:value="67299" office:value-type="float">
            <text:p>67,29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NEGEN EN VIJFTIG GEMEENTEN TEN PLATTEN LAND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9874" office:value-type="float">
            <text:p>19,874</text:p>
          </table:table-cell>
          <table:table-cell ns41:value-type="float" table:style-name="TL Data" office:value="19180" office:value-type="float">
            <text:p>19,180</text:p>
          </table:table-cell>
          <table:table-cell ns41:value-type="float" table:style-name="TL Data" office:value="3964" office:value-type="float">
            <text:p>3,964</text:p>
          </table:table-cell>
          <table:table-cell ns41:value-type="float" table:style-name="TL Data" office:value="3804" office:value-type="float">
            <text:p>3,804</text:p>
          </table:table-cell>
          <table:table-cell ns41:value-type="float" table:style-name="TL Data" office:value="7466" office:value-type="float">
            <text:p>7,466</text:p>
          </table:table-cell>
          <table:table-cell ns41:value-type="float" table:style-name="TL Data" office:value="7108" office:value-type="float">
            <text:p>7,108</text:p>
          </table:table-cell>
          <table:table-cell ns41:value-type="float" table:style-name="TL Data" office:value="56139" office:value-type="float">
            <text:p>56,139</text:p>
          </table:table-cell>
          <table:table-cell ns41:value-type="float" table:style-name="TL Data" office:value="53918" office:value-type="float">
            <text:p>53,918</text:p>
          </table:table-cell>
          <table:table-cell ns41:value-type="float" table:style-name="TL Data" office:value="87443" office:value-type="float">
            <text:p>87,443</text:p>
          </table:table-cell>
          <table:table-cell ns41:value-type="float" table:style-name="TL Data" office:value="84011" office:value-type="float">
            <text:p>84,011</text:p>
          </table:table-cell>
          <table:table-cell ns41:value-type="float" table:style-name="TL Data" office:value="171454" office:value-type="float">
            <text:p>171,45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ewerk- en porcelein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ewerk- en porcelein-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3" office:value-type="float">
            <text:p>26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2" office:value-type="float">
            <text:p>152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6" office:value-type="float">
            <text:p>9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705" office:value-type="float">
            <text:p>8,705</text:p>
          </table:table-cell>
          <table:table-cell ns41:value-type="float" table:style-name="TL Data" office:value="2166" office:value-type="float">
            <text:p>2,166</text:p>
          </table:table-cell>
          <table:table-cell ns41:value-type="float" table:style-name="TL Data" office:value="8977" office:value-type="float">
            <text:p>8,977</text:p>
          </table:table-cell>
          <table:table-cell ns41:value-type="float" table:style-name="TL Data" office:value="2245" office:value-type="float">
            <text:p>2,245</text:p>
          </table:table-cell>
          <table:table-cell ns41:value-type="float" table:style-name="TL Data" office:value="11222" office:value-type="float">
            <text:p>11,22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6" office:value-type="float">
            <text:p>12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6" office:value-type="float">
            <text:p>9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9" office:value-type="float">
            <text:p>24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3" table:style-name="TL Data" table:number-columns-repeated="4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24" office:value-type="float">
            <text:p>1,02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92" office:value-type="float">
            <text:p>1,09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31" office:value-type="float">
            <text:p>1,13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4" office:value-type="float">
            <text:p>18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260" office:value-type="float">
            <text:p>4,260</text:p>
          </table:table-cell>
          <table:table-cell ns41:value-type="float" table:style-name="TL Data" office:value="439" office:value-type="float">
            <text:p>439</text:p>
          </table:table-cell>
          <table:table-cell ns41:value-type="string" table:style-name="TL Data" office:value-type="string">
            <text:p>4.561/1</text:p>
          </table:table-cell>
          <table:table-cell ns41:value-type="float" table:style-name="TL Data" office:value="5000" office:value-type="float">
            <text:p>500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832" office:value-type="float">
            <text:p>83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49" office:value-type="float">
            <text:p>14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30" office:value-type="float">
            <text:p>43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4" office:value-type="float">
            <text:p>124</text:p>
          </table:table-cell>
          <table:table-cell table:style-name="TL Data"/>
          <table:table-cell ns41:value-type="float" table:style-name="TL Data" office:value="124" office:value-type="float">
            <text:p>124</text:p>
          </table:table-cell>
          <table:table-cell table:style-name="TL Data"/>
          <table:table-cell ns41:value-type="float" table:style-name="TL Data" office:value="124" office:value-type="float">
            <text:p>12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8" office:value-type="float">
            <text:p>2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2" office:value-type="float">
            <text:p>17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rders en veehouder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47" office:value-type="float">
            <text:p>34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ogleeraren en leeraren aan hooge scholen, athenac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33" office:value-type="float">
            <text:p>23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7" office:value-type="float">
            <text:p>7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05" office:value-type="float">
            <text:p>205</text:p>
          </table:table-cell>
          <table:table-cell table:style-name="TL Data"/>
          <table:table-cell ns41:value-type="float" table:style-name="TL Data" office:value="225" office:value-type="float">
            <text:p>225</text:p>
          </table:table-cell>
          <table:table-cell table:style-name="TL Data"/>
          <table:table-cell ns41:value-type="float" table:style-name="TL Data" office:value="225" office:value-type="float">
            <text:p>22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7" office:value-type="float">
            <text:p>35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table:style-name="TL Data"/>
          <table:table-cell ns41:value-type="float" table:style-name="TL Data" office:value="1215" office:value-type="float">
            <text:p>1,2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38" office:value-type="float">
            <text:p>1,3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39" office:value-type="float">
            <text:p>1,33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102" office:value-type="float">
            <text:p>1,10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363" office:value-type="float">
            <text:p>363</text:p>
          </table:table-cell>
          <table:table-cell table:style-name="TL Data"/>
          <table:table-cell ns41:value-type="float" table:style-name="TL Data" office:value="372" office:value-type="float">
            <text:p>372</text:p>
          </table:table-cell>
          <table:table-cell table:style-name="TL Data"/>
          <table:table-cell ns41:value-type="float" table:style-name="TL Data" office:value="372" office:value-type="float">
            <text:p>37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lonisten gewon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2" office:value-type="float">
            <text:p>1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lonisten bedelaars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90" office:value-type="float">
            <text:p>1,490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534" office:value-type="float">
            <text:p>1,534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942" office:value-type="float">
            <text:p>1,94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3" office:value-type="float">
            <text:p>1,14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53" office:value-type="float">
            <text:p>1,15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79" office:value-type="float">
            <text:p>1,27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1" office:value-type="float">
            <text:p>3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2" office:value-type="float">
            <text:p>16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stschool- 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stschool- leerling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6" office:value-type="float">
            <text:p>16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05" office:value-type="float">
            <text:p>50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36" office:value-type="float">
            <text:p>536</text:p>
          </table:table-cell>
          <table:table-cell table:style-name="TL Data"/>
          <table:table-cell ns41:value-type="float" table:style-name="TL Data" office:value="538" office:value-type="float">
            <text:p>538</text:p>
          </table:table-cell>
          <table:table-cell table:style-name="TL Data"/>
          <table:table-cell ns41:value-type="float" table:style-name="TL Data" office:value="538" office:value-type="float">
            <text:p>53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1" office:value-type="float">
            <text:p>37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74" office:value-type="float">
            <text:p>1,574</text:p>
          </table:table-cell>
          <table:table-cell ns41:value-type="float" table:style-name="TL Data" office:value="1095" office:value-type="float">
            <text:p>1,095</text:p>
          </table:table-cell>
          <table:table-cell ns41:value-type="float" table:style-name="TL Data" office:value="24053" office:value-type="float">
            <text:p>24,053</text:p>
          </table:table-cell>
          <table:table-cell ns41:value-type="float" table:style-name="TL Data" office:value="11315" office:value-type="float">
            <text:p>11,315</text:p>
          </table:table-cell>
          <table:table-cell ns41:value-type="float" table:style-name="TL Data" office:value="25701" office:value-type="float">
            <text:p>25,701</text:p>
          </table:table-cell>
          <table:table-cell ns41:value-type="float" table:style-name="TL Data" office:value="12459" office:value-type="float">
            <text:p>12,459</text:p>
          </table:table-cell>
          <table:table-cell ns41:value-type="float" table:style-name="TL Data" office:value="38160" office:value-type="float">
            <text:p>38,16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9" office:value-type="float">
            <text:p>10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624" office:value-type="float">
            <text:p>62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5" office:value-type="float">
            <text:p>29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10" office:value-type="float">
            <text:p>510</text:p>
          </table:table-cell>
          <table:table-cell table:style-name="TL Data"/>
          <table:table-cell ns41:value-type="float" table:style-name="TL Data" office:value="520" office:value-type="float">
            <text:p>520</text:p>
          </table:table-cell>
          <table:table-cell table:style-name="TL Data"/>
          <table:table-cell ns41:value-type="float" table:style-name="TL Data" office:value="520" office:value-type="float">
            <text:p>5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92" office:value-type="float">
            <text:p>192</text:p>
          </table:table-cell>
          <table:table-cell table:style-name="TL Data"/>
          <table:table-cell ns41:value-type="float" table:style-name="TL Data" office:value="1842" office:value-type="float">
            <text:p>1,842</text:p>
          </table:table-cell>
          <table:table-cell table:style-name="TL Data"/>
          <table:table-cell ns41:value-type="string" table:style-name="TL Data" office:value-type="string">
            <text:p>2.073/1</text:p>
          </table:table-cell>
          <table:table-cell ns41:value-type="float" table:style-name="TL Data" office:value="2073" office:value-type="float">
            <text:p>2,07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85" office:value-type="float">
            <text:p>48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67" office:value-type="float">
            <text:p>1,06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5" office:value-type="float">
            <text:p>13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- 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- 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6" office:value-type="float">
            <text:p>196</text:p>
          </table:table-cell>
          <table:table-cell table:style-name="TL Data"/>
          <table:table-cell ns41:value-type="float" table:style-name="TL Data" office:value="196" office:value-type="float">
            <text:p>196</text:p>
          </table:table-cell>
          <table:table-cell table:style-name="TL Data"/>
          <table:table-cell ns41:value-type="float" table:style-name="TL Data" office:value="196" office:value-type="float">
            <text:p>19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18" office:value-type="float">
            <text:p>11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7" office:value-type="float">
            <text:p>20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1" office:value-type="float">
            <text:p>27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53" office:value-type="float">
            <text:p>55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1707" office:value-type="float">
            <text:p>1,70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20" office:value-type="float">
            <text:p>1,8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34" office:value-type="float">
            <text:p>1,83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35" office:value-type="float">
            <text:p>1,2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60" office:value-type="float">
            <text:p>1,36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72" office:value-type="float">
            <text:p>1,37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9662" office:value-type="float">
            <text:p>9,662</text:p>
          </table:table-cell>
          <table:table-cell ns41:value-type="float" table:style-name="TL Data" office:value="9013" office:value-type="float">
            <text:p>9,013</text:p>
          </table:table-cell>
          <table:table-cell ns41:value-type="float" table:style-name="TL Data" office:value="3879" office:value-type="float">
            <text:p>3,879</text:p>
          </table:table-cell>
          <table:table-cell ns41:value-type="float" table:style-name="TL Data" office:value="3549" office:value-type="float">
            <text:p>3,549</text:p>
          </table:table-cell>
          <table:table-cell ns41:value-type="float" table:style-name="TL Data" office:value="2217" office:value-type="float">
            <text:p>2,217</text:p>
          </table:table-cell>
          <table:table-cell ns41:value-type="float" table:style-name="TL Data" office:value="2049" office:value-type="float">
            <text:p>2,04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5858" office:value-type="float">
            <text:p>15,858</text:p>
          </table:table-cell>
          <table:table-cell ns41:value-type="float" table:style-name="TL Data" office:value="14707" office:value-type="float">
            <text:p>14,707</text:p>
          </table:table-cell>
          <table:table-cell ns41:value-type="float" table:style-name="TL Data" office:value="30565" office:value-type="float">
            <text:p>30,56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3" office:value-type="float">
            <text:p>28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47" office:value-type="float">
            <text:p>54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5160" office:value-type="float">
            <text:p>5,160</text:p>
          </table:table-cell>
          <table:table-cell ns41:value-type="float" table:style-name="TL Data" office:value="2800" office:value-type="float">
            <text:p>2,800</text:p>
          </table:table-cell>
          <table:table-cell ns41:value-type="float" table:style-name="TL Data" office:value="6041" office:value-type="float">
            <text:p>6,041</text:p>
          </table:table-cell>
          <table:table-cell ns41:value-type="float" table:style-name="TL Data" office:value="3273" office:value-type="float">
            <text:p>3,273</text:p>
          </table:table-cell>
          <table:table-cell ns41:value-type="float" table:style-name="TL Data" office:value="9314" office:value-type="float">
            <text:p>9,3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3" office:value-type="float">
            <text:p>20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4" office:value-type="float">
            <text:p>1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hooge scholen, athenac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- kerver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2" office:value-type="float">
            <text:p>28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- 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-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string" table:style-name="TL Data" office:value-type="string">
            <text:p>1.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38" office:value-type="float">
            <text:p>2,0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41" office:value-type="float">
            <text:p>2,04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9" office:value-type="float">
            <text:p>9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1" office:value-type="float">
            <text:p>14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5" office:value-type="float">
            <text:p>1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04" office:value-type="float">
            <text:p>40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tera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368" office:value-type="float">
            <text:p>368</text:p>
          </table:table-cell>
          <table:table-cell table:style-name="TL Data"/>
          <table:table-cell ns41:value-type="float" table:style-name="TL Data" office:value="390" office:value-type="float">
            <text:p>390</text:p>
          </table:table-cell>
          <table:table-cell table:style-name="TL Data"/>
          <table:table-cell ns41:value-type="float" table:style-name="TL Data" office:value="390" office:value-type="float">
            <text:p>39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5" office:value-type="float">
            <text:p>40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7" office:value-type="float">
            <text:p>31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5006" office:value-type="float">
            <text:p>15,006</text:p>
          </table:table-cell>
          <table:table-cell ns41:value-type="float" table:style-name="TL Data" office:value="14952" office:value-type="float">
            <text:p>14,952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1041" office:value-type="float">
            <text:p>1,041</text:p>
          </table:table-cell>
          <table:table-cell ns41:value-type="float" table:style-name="TL Data" office:value="2837" office:value-type="float">
            <text:p>2,837</text:p>
          </table:table-cell>
          <table:table-cell ns41:value-type="float" table:style-name="TL Data" office:value="4678" office:value-type="float">
            <text:p>4,678</text:p>
          </table:table-cell>
          <table:table-cell ns41:value-type="float" table:style-name="TL Data" office:value="5153" office:value-type="float">
            <text:p>5,153</text:p>
          </table:table-cell>
          <table:table-cell ns41:value-type="float" table:style-name="TL Data" office:value="44621" office:value-type="float">
            <text:p>44,621</text:p>
          </table:table-cell>
          <table:table-cell ns41:value-type="float" table:style-name="TL Data" office:value="23776" office:value-type="float">
            <text:p>23,776</text:p>
          </table:table-cell>
          <table:table-cell ns41:value-type="string" table:style-name="TL Data" office:value-type="string">
            <text:p>65.293/1</text:p>
          </table:table-cell>
          <table:table-cell ns41:value-type="float" table:style-name="TL Data" office:value="89069" office:value-type="float">
            <text:p>89,06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1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4819" office:value-type="float">
            <text:p>24,819</text:p>
          </table:table-cell>
          <table:table-cell ns41:value-type="float" table:style-name="TL Data" office:value="24133" office:value-type="float">
            <text:p>24,133</text:p>
          </table:table-cell>
          <table:table-cell ns41:value-type="float" table:style-name="TL Data" office:value="4891" office:value-type="float">
            <text:p>4,891</text:p>
          </table:table-cell>
          <table:table-cell ns41:value-type="float" table:style-name="TL Data" office:value="4735" office:value-type="float">
            <text:p>4,735</text:p>
          </table:table-cell>
          <table:table-cell ns41:value-type="float" table:style-name="TL Data" office:value="9193" office:value-type="float">
            <text:p>9,193</text:p>
          </table:table-cell>
          <table:table-cell ns41:value-type="float" table:style-name="TL Data" office:value="8959" office:value-type="float">
            <text:p>8,959</text:p>
          </table:table-cell>
          <table:table-cell ns41:value-type="float" table:style-name="TL Data" office:value="69582" office:value-type="float">
            <text:p>69,582</text:p>
          </table:table-cell>
          <table:table-cell ns41:value-type="float" table:style-name="TL Data" office:value="69448" office:value-type="float">
            <text:p>69,448</text:p>
          </table:table-cell>
          <table:table-cell ns41:value-type="float" table:style-name="TL Data" office:value="108485" office:value-type="float">
            <text:p>108,485</text:p>
          </table:table-cell>
          <table:table-cell ns41:value-type="float" table:style-name="TL Data" office:value="107278" office:value-type="float">
            <text:p>107,278</text:p>
          </table:table-cell>
          <table:table-cell ns41:value-type="float" table:style-name="TL Data" office:value="215763" office:value-type="float">
            <text:p>215,763</text:p>
          </table:table-cell>
          <table:table-cell table:number-columns-repeated="1010"/>
        </table:table-row>
        <table:table-row table:style-name="ro3" table:number-rows-repeated="10470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en">
        <table:table-column table:style-name="co12" table:default-cell-style-name="Default" table:number-columns-repeated="2"/>
        <table:table-column table:style-name="co13" table:default-cell-style-name="ce10"/>
        <table:table-column table:style-name="co12" table:default-cell-style-name="Default" table:number-columns-repeated="1021"/>
        <table:table-row table:style-name="ro3">
          <table:table-cell table:number-columns-repeated="1024"/>
        </table:table-row>
        <table:table-row table:style-name="ro3">
          <table:table-cell table:style-name="ce2" table:number-columns-repeated="3"/>
          <table:table-cell table:number-columns-repeated="1021"/>
        </table:table-row>
        <table:table-row table:style-name="ro3">
          <table:table-cell ns41:value-type="string" table:style-name="TL Metadata" office:value-type="string">
            <text:p>Editregel</text:p>
          </table:table-cell>
          <table:table-cell ns41:value-type="string" table:style-name="TL Metadata" office:value-type="string">
            <text:p>Deel telling</text:p>
          </table:table-cell>
          <table:table-cell ns41:value-type="string" table:style-name="TL Metadata" office:value-type="string">
            <text:p>Rolnummer</text:p>
          </table:table-cell>
          <table:table-cell table:style-name="TL Metadata"/>
          <table:table-cell ns41:value-type="string" table:style-name="TL Metadata" office:value-type="string">
            <text:p>Noten in de bron</text:p>
          </table:table-cell>
          <table:table-cell table:number-columns-repeated="1019"/>
        </table:table-row>
        <table:table-row table:style-name="ro3">
          <table:table-cell table:style-name="TL Metadata" table:number-columns-repeated="3"/>
          <table:table-cell table:style-name="TL Metadata"/>
          <table:table-cell table:style-name="TL Metadata" table:number-columns-repeated="2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ns41:value-type="float" table:style-name="TL Metadata" office:value="19358" office:value-type="float">
            <text:p>1935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01" office:value-type="float">
            <text:p>3804190042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59" office:value-type="float">
            <text:p>1935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02" office:value-type="float">
            <text:p>3804190042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60" office:value-type="float">
            <text:p>1936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03" office:value-type="float">
            <text:p>3804190042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61" office:value-type="float">
            <text:p>1936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04" office:value-type="float">
            <text:p>3804190042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62" office:value-type="float">
            <text:p>1936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05" office:value-type="float">
            <text:p>3804190042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63" office:value-type="float">
            <text:p>1936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06" office:value-type="float">
            <text:p>3804190042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64" office:value-type="float">
            <text:p>1936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07" office:value-type="float">
            <text:p>3804190042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65" office:value-type="float">
            <text:p>1936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08" office:value-type="float">
            <text:p>3804190042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66" office:value-type="float">
            <text:p>1936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09" office:value-type="float">
            <text:p>3804190042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67" office:value-type="float">
            <text:p>1936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10" office:value-type="float">
            <text:p>3804190042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68" office:value-type="float">
            <text:p>1936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11" office:value-type="float">
            <text:p>3804190042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69" office:value-type="float">
            <text:p>1936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12" office:value-type="float">
            <text:p>3804190042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70" office:value-type="float">
            <text:p>1937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13" office:value-type="float">
            <text:p>3804190042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71" office:value-type="float">
            <text:p>1937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14" office:value-type="float">
            <text:p>3804190042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72" office:value-type="float">
            <text:p>1937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15" office:value-type="float">
            <text:p>3804190042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73" office:value-type="float">
            <text:p>1937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16" office:value-type="float">
            <text:p>3804190042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74" office:value-type="float">
            <text:p>1937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17" office:value-type="float">
            <text:p>3804190042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75" office:value-type="float">
            <text:p>1937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18" office:value-type="float">
            <text:p>3804190042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76" office:value-type="float">
            <text:p>1937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19" office:value-type="float">
            <text:p>3804190042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77" office:value-type="float">
            <text:p>1937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20" office:value-type="float">
            <text:p>3804190042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78" office:value-type="float">
            <text:p>1937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21" office:value-type="float">
            <text:p>3804190042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79" office:value-type="float">
            <text:p>1937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22" office:value-type="float">
            <text:p>3804190042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80" office:value-type="float">
            <text:p>1938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23" office:value-type="float">
            <text:p>3804190042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81" office:value-type="float">
            <text:p>1938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24" office:value-type="float">
            <text:p>3804190042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82" office:value-type="float">
            <text:p>1938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25" office:value-type="float">
            <text:p>3804190042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83" office:value-type="float">
            <text:p>1938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26" office:value-type="float">
            <text:p>3804190042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84" office:value-type="float">
            <text:p>1938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27" office:value-type="float">
            <text:p>3804190042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85" office:value-type="float">
            <text:p>1938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28" office:value-type="float">
            <text:p>3804190042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86" office:value-type="float">
            <text:p>1938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29" office:value-type="float">
            <text:p>3804190042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87" office:value-type="float">
            <text:p>1938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30" office:value-type="float">
            <text:p>3804190042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88" office:value-type="float">
            <text:p>1938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31" office:value-type="float">
            <text:p>3804190042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89" office:value-type="float">
            <text:p>1938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32" office:value-type="float">
            <text:p>3804190042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90" office:value-type="float">
            <text:p>1939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33" office:value-type="float">
            <text:p>3804190042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91" office:value-type="float">
            <text:p>1939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34" office:value-type="float">
            <text:p>3804190042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92" office:value-type="float">
            <text:p>1939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35" office:value-type="float">
            <text:p>3804190042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93" office:value-type="float">
            <text:p>1939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36" office:value-type="float">
            <text:p>3804190042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94" office:value-type="float">
            <text:p>1939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37" office:value-type="float">
            <text:p>3804190042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95" office:value-type="float">
            <text:p>1939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38" office:value-type="float">
            <text:p>3804190042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96" office:value-type="float">
            <text:p>1939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39" office:value-type="float">
            <text:p>3804190042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97" office:value-type="float">
            <text:p>1939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40" office:value-type="float">
            <text:p>3804190042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98" office:value-type="float">
            <text:p>1939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41" office:value-type="float">
            <text:p>3804190042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399" office:value-type="float">
            <text:p>1939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42" office:value-type="float">
            <text:p>3804190042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00" office:value-type="float">
            <text:p>1940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43" office:value-type="float">
            <text:p>3804190042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01" office:value-type="float">
            <text:p>1940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44" office:value-type="float">
            <text:p>3804190042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02" office:value-type="float">
            <text:p>1940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45" office:value-type="float">
            <text:p>3804190042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03" office:value-type="float">
            <text:p>1940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46" office:value-type="float">
            <text:p>3804190042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04" office:value-type="float">
            <text:p>1940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47" office:value-type="float">
            <text:p>3804190042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05" office:value-type="float">
            <text:p>1940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48" office:value-type="float">
            <text:p>3804190042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06" office:value-type="float">
            <text:p>1940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49" office:value-type="float">
            <text:p>3804190042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07" office:value-type="float">
            <text:p>1940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50" office:value-type="float">
            <text:p>3804190042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08" office:value-type="float">
            <text:p>1940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51" office:value-type="float">
            <text:p>3804190042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09" office:value-type="float">
            <text:p>1940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52" office:value-type="float">
            <text:p>3804190042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10" office:value-type="float">
            <text:p>1941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201053" office:value-type="float">
            <text:p>3804190042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11" office:value-type="float">
            <text:p>1941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01" office:value-type="float">
            <text:p>3804190043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12" office:value-type="float">
            <text:p>1941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02" office:value-type="float">
            <text:p>3804190043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13" office:value-type="float">
            <text:p>1941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03" office:value-type="float">
            <text:p>3804190043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14" office:value-type="float">
            <text:p>1941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04" office:value-type="float">
            <text:p>3804190043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15" office:value-type="float">
            <text:p>1941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05" office:value-type="float">
            <text:p>3804190043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16" office:value-type="float">
            <text:p>1941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06" office:value-type="float">
            <text:p>3804190043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17" office:value-type="float">
            <text:p>1941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07" office:value-type="float">
            <text:p>3804190043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18" office:value-type="float">
            <text:p>1941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08" office:value-type="float">
            <text:p>3804190043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19" office:value-type="float">
            <text:p>1941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09" office:value-type="float">
            <text:p>3804190043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20" office:value-type="float">
            <text:p>1942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10" office:value-type="float">
            <text:p>3804190043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21" office:value-type="float">
            <text:p>1942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11" office:value-type="float">
            <text:p>3804190043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22" office:value-type="float">
            <text:p>1942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12" office:value-type="float">
            <text:p>3804190043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23" office:value-type="float">
            <text:p>1942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13" office:value-type="float">
            <text:p>3804190043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24" office:value-type="float">
            <text:p>1942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14" office:value-type="float">
            <text:p>3804190043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25" office:value-type="float">
            <text:p>1942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15" office:value-type="float">
            <text:p>3804190043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26" office:value-type="float">
            <text:p>1942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16" office:value-type="float">
            <text:p>3804190043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27" office:value-type="float">
            <text:p>1942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17" office:value-type="float">
            <text:p>3804190043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28" office:value-type="float">
            <text:p>1942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18" office:value-type="float">
            <text:p>3804190043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29" office:value-type="float">
            <text:p>1942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19" office:value-type="float">
            <text:p>3804190043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30" office:value-type="float">
            <text:p>1943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20" office:value-type="float">
            <text:p>3804190043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31" office:value-type="float">
            <text:p>1943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21" office:value-type="float">
            <text:p>3804190043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32" office:value-type="float">
            <text:p>1943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22" office:value-type="float">
            <text:p>3804190043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33" office:value-type="float">
            <text:p>1943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23" office:value-type="float">
            <text:p>3804190043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34" office:value-type="float">
            <text:p>1943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24" office:value-type="float">
            <text:p>3804190043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35" office:value-type="float">
            <text:p>1943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25" office:value-type="float">
            <text:p>3804190043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36" office:value-type="float">
            <text:p>1943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26" office:value-type="float">
            <text:p>3804190043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37" office:value-type="float">
            <text:p>1943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27" office:value-type="float">
            <text:p>3804190043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38" office:value-type="float">
            <text:p>1943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28" office:value-type="float">
            <text:p>3804190043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39" office:value-type="float">
            <text:p>1943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29" office:value-type="float">
            <text:p>3804190043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40" office:value-type="float">
            <text:p>1944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30" office:value-type="float">
            <text:p>3804190043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41" office:value-type="float">
            <text:p>1944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31" office:value-type="float">
            <text:p>3804190043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42" office:value-type="float">
            <text:p>1944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32" office:value-type="float">
            <text:p>3804190043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43" office:value-type="float">
            <text:p>1944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33" office:value-type="float">
            <text:p>3804190043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44" office:value-type="float">
            <text:p>1944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34" office:value-type="float">
            <text:p>3804190043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45" office:value-type="float">
            <text:p>1944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35" office:value-type="float">
            <text:p>3804190043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46" office:value-type="float">
            <text:p>1944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36" office:value-type="float">
            <text:p>3804190043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47" office:value-type="float">
            <text:p>1944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37" office:value-type="float">
            <text:p>3804190043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48" office:value-type="float">
            <text:p>1944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38" office:value-type="float">
            <text:p>3804190043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49" office:value-type="float">
            <text:p>1944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39" office:value-type="float">
            <text:p>3804190043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50" office:value-type="float">
            <text:p>1945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40" office:value-type="float">
            <text:p>3804190043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51" office:value-type="float">
            <text:p>1945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41" office:value-type="float">
            <text:p>3804190043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52" office:value-type="float">
            <text:p>1945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42" office:value-type="float">
            <text:p>3804190043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53" office:value-type="float">
            <text:p>1945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43" office:value-type="float">
            <text:p>3804190043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54" office:value-type="float">
            <text:p>1945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44" office:value-type="float">
            <text:p>3804190043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55" office:value-type="float">
            <text:p>1945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45" office:value-type="float">
            <text:p>3804190043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56" office:value-type="float">
            <text:p>1945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46" office:value-type="float">
            <text:p>3804190043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57" office:value-type="float">
            <text:p>1945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47" office:value-type="float">
            <text:p>3804190043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58" office:value-type="float">
            <text:p>1945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48" office:value-type="float">
            <text:p>3804190043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59" office:value-type="float">
            <text:p>1945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49" office:value-type="float">
            <text:p>3804190043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60" office:value-type="float">
            <text:p>1946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50" office:value-type="float">
            <text:p>3804190043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61" office:value-type="float">
            <text:p>1946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19004301051" office:value-type="float">
            <text:p>3804190043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62" office:value-type="float">
            <text:p>1946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01" office:value-type="float">
            <text:p>3804200044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63" office:value-type="float">
            <text:p>1946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02" office:value-type="float">
            <text:p>3804200044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64" office:value-type="float">
            <text:p>1946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03" office:value-type="float">
            <text:p>3804200044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65" office:value-type="float">
            <text:p>1946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04" office:value-type="float">
            <text:p>3804200044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66" office:value-type="float">
            <text:p>1946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05" office:value-type="float">
            <text:p>3804200044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67" office:value-type="float">
            <text:p>1946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06" office:value-type="float">
            <text:p>3804200044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68" office:value-type="float">
            <text:p>1946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07" office:value-type="float">
            <text:p>3804200044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69" office:value-type="float">
            <text:p>1946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08" office:value-type="float">
            <text:p>3804200044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70" office:value-type="float">
            <text:p>1947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09" office:value-type="float">
            <text:p>3804200044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71" office:value-type="float">
            <text:p>1947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10" office:value-type="float">
            <text:p>3804200044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72" office:value-type="float">
            <text:p>1947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11" office:value-type="float">
            <text:p>3804200044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73" office:value-type="float">
            <text:p>1947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12" office:value-type="float">
            <text:p>3804200044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74" office:value-type="float">
            <text:p>1947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13" office:value-type="float">
            <text:p>3804200044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75" office:value-type="float">
            <text:p>1947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14" office:value-type="float">
            <text:p>3804200044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76" office:value-type="float">
            <text:p>1947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15" office:value-type="float">
            <text:p>3804200044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77" office:value-type="float">
            <text:p>1947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16" office:value-type="float">
            <text:p>3804200044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78" office:value-type="float">
            <text:p>1947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17" office:value-type="float">
            <text:p>3804200044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79" office:value-type="float">
            <text:p>1947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18" office:value-type="float">
            <text:p>3804200044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80" office:value-type="float">
            <text:p>1948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19" office:value-type="float">
            <text:p>3804200044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81" office:value-type="float">
            <text:p>1948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20" office:value-type="float">
            <text:p>3804200044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82" office:value-type="float">
            <text:p>1948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21" office:value-type="float">
            <text:p>3804200044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83" office:value-type="float">
            <text:p>1948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22" office:value-type="float">
            <text:p>3804200044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84" office:value-type="float">
            <text:p>1948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23" office:value-type="float">
            <text:p>3804200044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85" office:value-type="float">
            <text:p>1948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24" office:value-type="float">
            <text:p>3804200044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86" office:value-type="float">
            <text:p>1948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25" office:value-type="float">
            <text:p>3804200044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87" office:value-type="float">
            <text:p>1948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26" office:value-type="float">
            <text:p>3804200044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88" office:value-type="float">
            <text:p>1948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27" office:value-type="float">
            <text:p>3804200044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89" office:value-type="float">
            <text:p>1948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28" office:value-type="float">
            <text:p>3804200044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90" office:value-type="float">
            <text:p>1949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29" office:value-type="float">
            <text:p>3804200044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91" office:value-type="float">
            <text:p>1949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30" office:value-type="float">
            <text:p>3804200044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92" office:value-type="float">
            <text:p>1949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31" office:value-type="float">
            <text:p>3804200044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93" office:value-type="float">
            <text:p>1949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32" office:value-type="float">
            <text:p>3804200044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94" office:value-type="float">
            <text:p>1949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33" office:value-type="float">
            <text:p>3804200044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95" office:value-type="float">
            <text:p>1949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34" office:value-type="float">
            <text:p>3804200044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96" office:value-type="float">
            <text:p>1949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35" office:value-type="float">
            <text:p>3804200044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97" office:value-type="float">
            <text:p>1949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36" office:value-type="float">
            <text:p>3804200044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98" office:value-type="float">
            <text:p>1949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37" office:value-type="float">
            <text:p>3804200044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499" office:value-type="float">
            <text:p>1949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38" office:value-type="float">
            <text:p>3804200044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00" office:value-type="float">
            <text:p>1950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39" office:value-type="float">
            <text:p>3804200044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01" office:value-type="float">
            <text:p>1950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40" office:value-type="float">
            <text:p>3804200044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02" office:value-type="float">
            <text:p>1950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41" office:value-type="float">
            <text:p>3804200044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03" office:value-type="float">
            <text:p>1950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42" office:value-type="float">
            <text:p>3804200044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04" office:value-type="float">
            <text:p>1950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43" office:value-type="float">
            <text:p>3804200044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05" office:value-type="float">
            <text:p>1950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44" office:value-type="float">
            <text:p>3804200044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06" office:value-type="float">
            <text:p>1950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45" office:value-type="float">
            <text:p>3804200044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07" office:value-type="float">
            <text:p>1950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46" office:value-type="float">
            <text:p>3804200044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08" office:value-type="float">
            <text:p>1950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47" office:value-type="float">
            <text:p>3804200044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09" office:value-type="float">
            <text:p>1950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48" office:value-type="float">
            <text:p>3804200044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10" office:value-type="float">
            <text:p>1951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49" office:value-type="float">
            <text:p>3804200044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11" office:value-type="float">
            <text:p>1951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50" office:value-type="float">
            <text:p>3804200044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12" office:value-type="float">
            <text:p>1951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51" office:value-type="float">
            <text:p>3804200044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13" office:value-type="float">
            <text:p>1951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52" office:value-type="float">
            <text:p>3804200044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14" office:value-type="float">
            <text:p>1951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401053" office:value-type="float">
            <text:p>3804200044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15" office:value-type="float">
            <text:p>1951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01" office:value-type="float">
            <text:p>380420004501001</text:p>
          </table:table-cell>
          <table:table-cell table:style-name="TL Metadata"/>
          <table:table-cell ns41:value-type="string" table:style-name="TL Metadata" office:value-type="string">
            <text:p>3804200045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16" office:value-type="float">
            <text:p>1951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02" office:value-type="float">
            <text:p>3804200045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17" office:value-type="float">
            <text:p>1951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03" office:value-type="float">
            <text:p>3804200045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18" office:value-type="float">
            <text:p>1951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04" office:value-type="float">
            <text:p>3804200045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19" office:value-type="float">
            <text:p>1951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05" office:value-type="float">
            <text:p>3804200045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20" office:value-type="float">
            <text:p>1952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06" office:value-type="float">
            <text:p>3804200045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21" office:value-type="float">
            <text:p>1952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07" office:value-type="float">
            <text:p>3804200045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22" office:value-type="float">
            <text:p>1952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08" office:value-type="float">
            <text:p>3804200045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23" office:value-type="float">
            <text:p>1952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09" office:value-type="float">
            <text:p>3804200045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24" office:value-type="float">
            <text:p>1952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10" office:value-type="float">
            <text:p>3804200045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25" office:value-type="float">
            <text:p>1952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11" office:value-type="float">
            <text:p>3804200045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26" office:value-type="float">
            <text:p>1952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12" office:value-type="float">
            <text:p>3804200045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27" office:value-type="float">
            <text:p>1952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13" office:value-type="float">
            <text:p>3804200045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28" office:value-type="float">
            <text:p>1952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14" office:value-type="float">
            <text:p>3804200045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29" office:value-type="float">
            <text:p>1952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15" office:value-type="float">
            <text:p>3804200045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30" office:value-type="float">
            <text:p>1953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16" office:value-type="float">
            <text:p>3804200045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31" office:value-type="float">
            <text:p>1953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17" office:value-type="float">
            <text:p>3804200045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32" office:value-type="float">
            <text:p>1953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18" office:value-type="float">
            <text:p>3804200045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33" office:value-type="float">
            <text:p>1953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19" office:value-type="float">
            <text:p>3804200045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34" office:value-type="float">
            <text:p>1953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20" office:value-type="float">
            <text:p>3804200045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35" office:value-type="float">
            <text:p>1953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21" office:value-type="float">
            <text:p>3804200045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36" office:value-type="float">
            <text:p>1953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22" office:value-type="float">
            <text:p>3804200045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37" office:value-type="float">
            <text:p>1953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23" office:value-type="float">
            <text:p>3804200045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38" office:value-type="float">
            <text:p>1953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24" office:value-type="float">
            <text:p>380420004501024</text:p>
          </table:table-cell>
          <table:table-cell table:style-name="TL Metadata"/>
          <table:table-cell ns41:value-type="string" table:style-name="TL Metadata" office:value-type="string">
            <text:p>3804200045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39" office:value-type="float">
            <text:p>1953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25" office:value-type="float">
            <text:p>3804200045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40" office:value-type="float">
            <text:p>1954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26" office:value-type="float">
            <text:p>380420004501026</text:p>
          </table:table-cell>
          <table:table-cell table:style-name="TL Metadata"/>
          <table:table-cell ns41:value-type="string" table:style-name="TL Metadata" office:value-type="string">
            <text:p>3804200045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41" office:value-type="float">
            <text:p>1954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27" office:value-type="float">
            <text:p>3804200045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42" office:value-type="float">
            <text:p>1954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28" office:value-type="float">
            <text:p>3804200045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43" office:value-type="float">
            <text:p>1954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29" office:value-type="float">
            <text:p>3804200045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44" office:value-type="float">
            <text:p>1954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30" office:value-type="float">
            <text:p>3804200045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45" office:value-type="float">
            <text:p>1954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31" office:value-type="float">
            <text:p>3804200045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46" office:value-type="float">
            <text:p>1954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32" office:value-type="float">
            <text:p>3804200045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47" office:value-type="float">
            <text:p>1954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33" office:value-type="float">
            <text:p>3804200045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48" office:value-type="float">
            <text:p>1954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34" office:value-type="float">
            <text:p>3804200045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49" office:value-type="float">
            <text:p>1954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35" office:value-type="float">
            <text:p>3804200045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50" office:value-type="float">
            <text:p>1955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36" office:value-type="float">
            <text:p>3804200045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51" office:value-type="float">
            <text:p>1955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37" office:value-type="float">
            <text:p>3804200045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52" office:value-type="float">
            <text:p>1955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38" office:value-type="float">
            <text:p>3804200045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53" office:value-type="float">
            <text:p>1955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39" office:value-type="float">
            <text:p>3804200045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54" office:value-type="float">
            <text:p>1955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40" office:value-type="float">
            <text:p>3804200045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55" office:value-type="float">
            <text:p>1955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41" office:value-type="float">
            <text:p>3804200045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56" office:value-type="float">
            <text:p>1955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42" office:value-type="float">
            <text:p>3804200045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57" office:value-type="float">
            <text:p>1955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43" office:value-type="float">
            <text:p>3804200045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58" office:value-type="float">
            <text:p>1955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44" office:value-type="float">
            <text:p>3804200045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59" office:value-type="float">
            <text:p>1955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45" office:value-type="float">
            <text:p>3804200045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60" office:value-type="float">
            <text:p>1956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46" office:value-type="float">
            <text:p>3804200045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61" office:value-type="float">
            <text:p>1956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47" office:value-type="float">
            <text:p>3804200045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62" office:value-type="float">
            <text:p>1956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48" office:value-type="float">
            <text:p>3804200045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63" office:value-type="float">
            <text:p>1956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49" office:value-type="float">
            <text:p>3804200045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64" office:value-type="float">
            <text:p>1956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0004501050" office:value-type="float">
            <text:p>3804200045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65" office:value-type="float">
            <text:p>1956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01" office:value-type="float">
            <text:p>3804210046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66" office:value-type="float">
            <text:p>1956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02" office:value-type="float">
            <text:p>3804210046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67" office:value-type="float">
            <text:p>1956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03" office:value-type="float">
            <text:p>3804210046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68" office:value-type="float">
            <text:p>1956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04" office:value-type="float">
            <text:p>3804210046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69" office:value-type="float">
            <text:p>1956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05" office:value-type="float">
            <text:p>3804210046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70" office:value-type="float">
            <text:p>1957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06" office:value-type="float">
            <text:p>3804210046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71" office:value-type="float">
            <text:p>1957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07" office:value-type="float">
            <text:p>3804210046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72" office:value-type="float">
            <text:p>1957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08" office:value-type="float">
            <text:p>3804210046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73" office:value-type="float">
            <text:p>1957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09" office:value-type="float">
            <text:p>3804210046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74" office:value-type="float">
            <text:p>1957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10" office:value-type="float">
            <text:p>3804210046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75" office:value-type="float">
            <text:p>1957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11" office:value-type="float">
            <text:p>3804210046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76" office:value-type="float">
            <text:p>1957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12" office:value-type="float">
            <text:p>3804210046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77" office:value-type="float">
            <text:p>1957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13" office:value-type="float">
            <text:p>3804210046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78" office:value-type="float">
            <text:p>1957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14" office:value-type="float">
            <text:p>3804210046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79" office:value-type="float">
            <text:p>1957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15" office:value-type="float">
            <text:p>3804210046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80" office:value-type="float">
            <text:p>1958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16" office:value-type="float">
            <text:p>3804210046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81" office:value-type="float">
            <text:p>1958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17" office:value-type="float">
            <text:p>3804210046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82" office:value-type="float">
            <text:p>1958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18" office:value-type="float">
            <text:p>3804210046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83" office:value-type="float">
            <text:p>1958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19" office:value-type="float">
            <text:p>3804210046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84" office:value-type="float">
            <text:p>1958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20" office:value-type="float">
            <text:p>3804210046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85" office:value-type="float">
            <text:p>1958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21" office:value-type="float">
            <text:p>3804210046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86" office:value-type="float">
            <text:p>1958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22" office:value-type="float">
            <text:p>3804210046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87" office:value-type="float">
            <text:p>1958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23" office:value-type="float">
            <text:p>3804210046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88" office:value-type="float">
            <text:p>1958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24" office:value-type="float">
            <text:p>3804210046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89" office:value-type="float">
            <text:p>1958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25" office:value-type="float">
            <text:p>3804210046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90" office:value-type="float">
            <text:p>1959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26" office:value-type="float">
            <text:p>3804210046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91" office:value-type="float">
            <text:p>1959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27" office:value-type="float">
            <text:p>3804210046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92" office:value-type="float">
            <text:p>1959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28" office:value-type="float">
            <text:p>3804210046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93" office:value-type="float">
            <text:p>1959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29" office:value-type="float">
            <text:p>3804210046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94" office:value-type="float">
            <text:p>1959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30" office:value-type="float">
            <text:p>3804210046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95" office:value-type="float">
            <text:p>1959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31" office:value-type="float">
            <text:p>3804210046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96" office:value-type="float">
            <text:p>1959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32" office:value-type="float">
            <text:p>3804210046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97" office:value-type="float">
            <text:p>1959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33" office:value-type="float">
            <text:p>3804210046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98" office:value-type="float">
            <text:p>1959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34" office:value-type="float">
            <text:p>3804210046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599" office:value-type="float">
            <text:p>1959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35" office:value-type="float">
            <text:p>3804210046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00" office:value-type="float">
            <text:p>1960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36" office:value-type="float">
            <text:p>3804210046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01" office:value-type="float">
            <text:p>1960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37" office:value-type="float">
            <text:p>3804210046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02" office:value-type="float">
            <text:p>1960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38" office:value-type="float">
            <text:p>3804210046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03" office:value-type="float">
            <text:p>1960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39" office:value-type="float">
            <text:p>3804210046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04" office:value-type="float">
            <text:p>1960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40" office:value-type="float">
            <text:p>3804210046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05" office:value-type="float">
            <text:p>1960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41" office:value-type="float">
            <text:p>3804210046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06" office:value-type="float">
            <text:p>1960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42" office:value-type="float">
            <text:p>3804210046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07" office:value-type="float">
            <text:p>1960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43" office:value-type="float">
            <text:p>3804210046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08" office:value-type="float">
            <text:p>1960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44" office:value-type="float">
            <text:p>3804210046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09" office:value-type="float">
            <text:p>1960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45" office:value-type="float">
            <text:p>3804210046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10" office:value-type="float">
            <text:p>1961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46" office:value-type="float">
            <text:p>3804210046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11" office:value-type="float">
            <text:p>1961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47" office:value-type="float">
            <text:p>3804210046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12" office:value-type="float">
            <text:p>1961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48" office:value-type="float">
            <text:p>3804210046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13" office:value-type="float">
            <text:p>1961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49" office:value-type="float">
            <text:p>3804210046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14" office:value-type="float">
            <text:p>1961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50" office:value-type="float">
            <text:p>3804210046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15" office:value-type="float">
            <text:p>1961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51" office:value-type="float">
            <text:p>3804210046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16" office:value-type="float">
            <text:p>1961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52" office:value-type="float">
            <text:p>3804210046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17" office:value-type="float">
            <text:p>1961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601053" office:value-type="float">
            <text:p>3804210046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18" office:value-type="float">
            <text:p>1961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01" office:value-type="float">
            <text:p>3804210047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19" office:value-type="float">
            <text:p>1961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02" office:value-type="float">
            <text:p>3804210047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20" office:value-type="float">
            <text:p>1962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03" office:value-type="float">
            <text:p>3804210047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21" office:value-type="float">
            <text:p>1962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04" office:value-type="float">
            <text:p>3804210047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22" office:value-type="float">
            <text:p>1962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05" office:value-type="float">
            <text:p>3804210047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23" office:value-type="float">
            <text:p>1962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06" office:value-type="float">
            <text:p>3804210047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24" office:value-type="float">
            <text:p>1962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07" office:value-type="float">
            <text:p>3804210047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25" office:value-type="float">
            <text:p>1962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08" office:value-type="float">
            <text:p>3804210047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26" office:value-type="float">
            <text:p>1962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09" office:value-type="float">
            <text:p>3804210047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27" office:value-type="float">
            <text:p>1962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10" office:value-type="float">
            <text:p>3804210047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28" office:value-type="float">
            <text:p>1962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11" office:value-type="float">
            <text:p>3804210047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29" office:value-type="float">
            <text:p>1962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12" office:value-type="float">
            <text:p>3804210047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30" office:value-type="float">
            <text:p>1963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13" office:value-type="float">
            <text:p>3804210047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31" office:value-type="float">
            <text:p>1963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14" office:value-type="float">
            <text:p>3804210047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32" office:value-type="float">
            <text:p>1963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15" office:value-type="float">
            <text:p>3804210047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33" office:value-type="float">
            <text:p>1963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16" office:value-type="float">
            <text:p>3804210047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34" office:value-type="float">
            <text:p>1963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17" office:value-type="float">
            <text:p>3804210047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35" office:value-type="float">
            <text:p>1963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18" office:value-type="float">
            <text:p>3804210047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36" office:value-type="float">
            <text:p>1963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19" office:value-type="float">
            <text:p>3804210047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37" office:value-type="float">
            <text:p>1963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20" office:value-type="float">
            <text:p>3804210047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38" office:value-type="float">
            <text:p>1963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21" office:value-type="float">
            <text:p>3804210047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39" office:value-type="float">
            <text:p>1963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22" office:value-type="float">
            <text:p>3804210047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40" office:value-type="float">
            <text:p>1964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23" office:value-type="float">
            <text:p>3804210047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41" office:value-type="float">
            <text:p>1964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24" office:value-type="float">
            <text:p>3804210047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42" office:value-type="float">
            <text:p>1964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25" office:value-type="float">
            <text:p>3804210047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43" office:value-type="float">
            <text:p>1964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26" office:value-type="float">
            <text:p>3804210047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44" office:value-type="float">
            <text:p>1964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27" office:value-type="float">
            <text:p>3804210047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45" office:value-type="float">
            <text:p>1964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28" office:value-type="float">
            <text:p>3804210047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46" office:value-type="float">
            <text:p>1964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29" office:value-type="float">
            <text:p>3804210047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47" office:value-type="float">
            <text:p>1964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30" office:value-type="float">
            <text:p>3804210047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48" office:value-type="float">
            <text:p>1964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31" office:value-type="float">
            <text:p>3804210047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49" office:value-type="float">
            <text:p>1964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32" office:value-type="float">
            <text:p>3804210047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50" office:value-type="float">
            <text:p>1965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33" office:value-type="float">
            <text:p>3804210047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51" office:value-type="float">
            <text:p>1965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34" office:value-type="float">
            <text:p>3804210047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52" office:value-type="float">
            <text:p>1965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35" office:value-type="float">
            <text:p>3804210047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53" office:value-type="float">
            <text:p>1965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36" office:value-type="float">
            <text:p>3804210047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54" office:value-type="float">
            <text:p>1965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37" office:value-type="float">
            <text:p>3804210047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55" office:value-type="float">
            <text:p>1965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38" office:value-type="float">
            <text:p>3804210047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56" office:value-type="float">
            <text:p>1965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39" office:value-type="float">
            <text:p>3804210047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57" office:value-type="float">
            <text:p>1965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1004701040" office:value-type="float">
            <text:p>3804210047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58" office:value-type="float">
            <text:p>1965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01" office:value-type="float">
            <text:p>3804220048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59" office:value-type="float">
            <text:p>1965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02" office:value-type="float">
            <text:p>3804220048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60" office:value-type="float">
            <text:p>1966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03" office:value-type="float">
            <text:p>3804220048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61" office:value-type="float">
            <text:p>1966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04" office:value-type="float">
            <text:p>3804220048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62" office:value-type="float">
            <text:p>1966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05" office:value-type="float">
            <text:p>3804220048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63" office:value-type="float">
            <text:p>1966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06" office:value-type="float">
            <text:p>3804220048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64" office:value-type="float">
            <text:p>1966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07" office:value-type="float">
            <text:p>3804220048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65" office:value-type="float">
            <text:p>1966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08" office:value-type="float">
            <text:p>3804220048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66" office:value-type="float">
            <text:p>1966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09" office:value-type="float">
            <text:p>3804220048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67" office:value-type="float">
            <text:p>1966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10" office:value-type="float">
            <text:p>3804220048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68" office:value-type="float">
            <text:p>1966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11" office:value-type="float">
            <text:p>3804220048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69" office:value-type="float">
            <text:p>1966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12" office:value-type="float">
            <text:p>3804220048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70" office:value-type="float">
            <text:p>1967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13" office:value-type="float">
            <text:p>3804220048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71" office:value-type="float">
            <text:p>1967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14" office:value-type="float">
            <text:p>3804220048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72" office:value-type="float">
            <text:p>1967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15" office:value-type="float">
            <text:p>3804220048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73" office:value-type="float">
            <text:p>1967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16" office:value-type="float">
            <text:p>3804220048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74" office:value-type="float">
            <text:p>1967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17" office:value-type="float">
            <text:p>3804220048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75" office:value-type="float">
            <text:p>1967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18" office:value-type="float">
            <text:p>3804220048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76" office:value-type="float">
            <text:p>1967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19" office:value-type="float">
            <text:p>3804220048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77" office:value-type="float">
            <text:p>1967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20" office:value-type="float">
            <text:p>3804220048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78" office:value-type="float">
            <text:p>1967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21" office:value-type="float">
            <text:p>3804220048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79" office:value-type="float">
            <text:p>1967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22" office:value-type="float">
            <text:p>3804220048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80" office:value-type="float">
            <text:p>1968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23" office:value-type="float">
            <text:p>3804220048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81" office:value-type="float">
            <text:p>1968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24" office:value-type="float">
            <text:p>3804220048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82" office:value-type="float">
            <text:p>1968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25" office:value-type="float">
            <text:p>3804220048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83" office:value-type="float">
            <text:p>1968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26" office:value-type="float">
            <text:p>3804220048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84" office:value-type="float">
            <text:p>1968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27" office:value-type="float">
            <text:p>3804220048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85" office:value-type="float">
            <text:p>1968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28" office:value-type="float">
            <text:p>3804220048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86" office:value-type="float">
            <text:p>1968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29" office:value-type="float">
            <text:p>3804220048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87" office:value-type="float">
            <text:p>1968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30" office:value-type="float">
            <text:p>3804220048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88" office:value-type="float">
            <text:p>1968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31" office:value-type="float">
            <text:p>3804220048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89" office:value-type="float">
            <text:p>1968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32" office:value-type="float">
            <text:p>3804220048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90" office:value-type="float">
            <text:p>1969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33" office:value-type="float">
            <text:p>3804220048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91" office:value-type="float">
            <text:p>1969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34" office:value-type="float">
            <text:p>3804220048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92" office:value-type="float">
            <text:p>1969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35" office:value-type="float">
            <text:p>3804220048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93" office:value-type="float">
            <text:p>1969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36" office:value-type="float">
            <text:p>3804220048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94" office:value-type="float">
            <text:p>1969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37" office:value-type="float">
            <text:p>3804220048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95" office:value-type="float">
            <text:p>1969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38" office:value-type="float">
            <text:p>3804220048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96" office:value-type="float">
            <text:p>1969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39" office:value-type="float">
            <text:p>3804220048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97" office:value-type="float">
            <text:p>1969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40" office:value-type="float">
            <text:p>3804220048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98" office:value-type="float">
            <text:p>1969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41" office:value-type="float">
            <text:p>3804220048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699" office:value-type="float">
            <text:p>1969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42" office:value-type="float">
            <text:p>3804220048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00" office:value-type="float">
            <text:p>1970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43" office:value-type="float">
            <text:p>3804220048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01" office:value-type="float">
            <text:p>1970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44" office:value-type="float">
            <text:p>3804220048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02" office:value-type="float">
            <text:p>1970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45" office:value-type="float">
            <text:p>3804220048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03" office:value-type="float">
            <text:p>1970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46" office:value-type="float">
            <text:p>3804220048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04" office:value-type="float">
            <text:p>1970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47" office:value-type="float">
            <text:p>3804220048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05" office:value-type="float">
            <text:p>1970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48" office:value-type="float">
            <text:p>3804220048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06" office:value-type="float">
            <text:p>1970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49" office:value-type="float">
            <text:p>3804220048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07" office:value-type="float">
            <text:p>1970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50" office:value-type="float">
            <text:p>3804220048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08" office:value-type="float">
            <text:p>1970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51" office:value-type="float">
            <text:p>3804220048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09" office:value-type="float">
            <text:p>1970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52" office:value-type="float">
            <text:p>3804220048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10" office:value-type="float">
            <text:p>1971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801053" office:value-type="float">
            <text:p>3804220048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11" office:value-type="float">
            <text:p>1971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01" office:value-type="float">
            <text:p>3804220049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12" office:value-type="float">
            <text:p>1971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02" office:value-type="float">
            <text:p>3804220049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13" office:value-type="float">
            <text:p>1971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03" office:value-type="float">
            <text:p>3804220049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14" office:value-type="float">
            <text:p>1971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04" office:value-type="float">
            <text:p>3804220049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15" office:value-type="float">
            <text:p>1971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05" office:value-type="float">
            <text:p>3804220049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16" office:value-type="float">
            <text:p>1971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06" office:value-type="float">
            <text:p>3804220049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17" office:value-type="float">
            <text:p>1971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07" office:value-type="float">
            <text:p>3804220049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18" office:value-type="float">
            <text:p>1971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08" office:value-type="float">
            <text:p>3804220049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19" office:value-type="float">
            <text:p>1971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09" office:value-type="float">
            <text:p>3804220049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20" office:value-type="float">
            <text:p>1972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10" office:value-type="float">
            <text:p>3804220049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21" office:value-type="float">
            <text:p>1972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11" office:value-type="float">
            <text:p>3804220049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22" office:value-type="float">
            <text:p>1972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12" office:value-type="float">
            <text:p>3804220049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23" office:value-type="float">
            <text:p>1972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13" office:value-type="float">
            <text:p>3804220049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24" office:value-type="float">
            <text:p>1972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14" office:value-type="float">
            <text:p>3804220049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25" office:value-type="float">
            <text:p>1972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15" office:value-type="float">
            <text:p>3804220049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26" office:value-type="float">
            <text:p>1972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16" office:value-type="float">
            <text:p>3804220049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27" office:value-type="float">
            <text:p>1972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17" office:value-type="float">
            <text:p>3804220049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28" office:value-type="float">
            <text:p>1972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18" office:value-type="float">
            <text:p>3804220049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29" office:value-type="float">
            <text:p>1972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19" office:value-type="float">
            <text:p>3804220049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30" office:value-type="float">
            <text:p>1973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20" office:value-type="float">
            <text:p>3804220049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31" office:value-type="float">
            <text:p>1973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21" office:value-type="float">
            <text:p>3804220049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32" office:value-type="float">
            <text:p>1973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22" office:value-type="float">
            <text:p>3804220049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33" office:value-type="float">
            <text:p>1973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23" office:value-type="float">
            <text:p>3804220049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34" office:value-type="float">
            <text:p>1973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24" office:value-type="float">
            <text:p>3804220049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35" office:value-type="float">
            <text:p>1973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25" office:value-type="float">
            <text:p>3804220049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36" office:value-type="float">
            <text:p>1973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26" office:value-type="float">
            <text:p>3804220049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37" office:value-type="float">
            <text:p>1973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27" office:value-type="float">
            <text:p>3804220049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38" office:value-type="float">
            <text:p>1973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28" office:value-type="float">
            <text:p>3804220049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39" office:value-type="float">
            <text:p>1973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29" office:value-type="float">
            <text:p>3804220049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40" office:value-type="float">
            <text:p>1974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30" office:value-type="float">
            <text:p>3804220049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41" office:value-type="float">
            <text:p>1974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31" office:value-type="float">
            <text:p>3804220049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42" office:value-type="float">
            <text:p>1974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32" office:value-type="float">
            <text:p>3804220049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43" office:value-type="float">
            <text:p>1974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33" office:value-type="float">
            <text:p>3804220049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44" office:value-type="float">
            <text:p>1974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34" office:value-type="float">
            <text:p>3804220049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45" office:value-type="float">
            <text:p>1974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35" office:value-type="float">
            <text:p>3804220049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46" office:value-type="float">
            <text:p>1974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36" office:value-type="float">
            <text:p>3804220049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47" office:value-type="float">
            <text:p>1974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37" office:value-type="float">
            <text:p>3804220049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48" office:value-type="float">
            <text:p>1974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38" office:value-type="float">
            <text:p>3804220049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49" office:value-type="float">
            <text:p>1974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39" office:value-type="float">
            <text:p>3804220049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50" office:value-type="float">
            <text:p>1975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40" office:value-type="float">
            <text:p>3804220049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51" office:value-type="float">
            <text:p>1975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41" office:value-type="float">
            <text:p>3804220049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52" office:value-type="float">
            <text:p>1975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42" office:value-type="float">
            <text:p>3804220049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53" office:value-type="float">
            <text:p>1975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43" office:value-type="float">
            <text:p>3804220049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54" office:value-type="float">
            <text:p>1975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44" office:value-type="float">
            <text:p>3804220049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55" office:value-type="float">
            <text:p>1975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45" office:value-type="float">
            <text:p>3804220049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56" office:value-type="float">
            <text:p>1975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46" office:value-type="float">
            <text:p>3804220049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57" office:value-type="float">
            <text:p>1975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47" office:value-type="float">
            <text:p>3804220049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58" office:value-type="float">
            <text:p>1975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48" office:value-type="float">
            <text:p>3804220049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59" office:value-type="float">
            <text:p>1975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49" office:value-type="float">
            <text:p>3804220049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60" office:value-type="float">
            <text:p>1976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50" office:value-type="float">
            <text:p>3804220049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61" office:value-type="float">
            <text:p>1976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2004901051" office:value-type="float">
            <text:p>3804220049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62" office:value-type="float">
            <text:p>1976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01" office:value-type="float">
            <text:p>3804230050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63" office:value-type="float">
            <text:p>1976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02" office:value-type="float">
            <text:p>3804230050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64" office:value-type="float">
            <text:p>1976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03" office:value-type="float">
            <text:p>3804230050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65" office:value-type="float">
            <text:p>1976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04" office:value-type="float">
            <text:p>3804230050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66" office:value-type="float">
            <text:p>1976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05" office:value-type="float">
            <text:p>3804230050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67" office:value-type="float">
            <text:p>1976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06" office:value-type="float">
            <text:p>3804230050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68" office:value-type="float">
            <text:p>1976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07" office:value-type="float">
            <text:p>3804230050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69" office:value-type="float">
            <text:p>1976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08" office:value-type="float">
            <text:p>3804230050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70" office:value-type="float">
            <text:p>1977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09" office:value-type="float">
            <text:p>3804230050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71" office:value-type="float">
            <text:p>1977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10" office:value-type="float">
            <text:p>3804230050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72" office:value-type="float">
            <text:p>1977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11" office:value-type="float">
            <text:p>3804230050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73" office:value-type="float">
            <text:p>1977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12" office:value-type="float">
            <text:p>3804230050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74" office:value-type="float">
            <text:p>1977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13" office:value-type="float">
            <text:p>3804230050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75" office:value-type="float">
            <text:p>1977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14" office:value-type="float">
            <text:p>3804230050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76" office:value-type="float">
            <text:p>1977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15" office:value-type="float">
            <text:p>3804230050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77" office:value-type="float">
            <text:p>1977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16" office:value-type="float">
            <text:p>3804230050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78" office:value-type="float">
            <text:p>1977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17" office:value-type="float">
            <text:p>3804230050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79" office:value-type="float">
            <text:p>1977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18" office:value-type="float">
            <text:p>3804230050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80" office:value-type="float">
            <text:p>1978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19" office:value-type="float">
            <text:p>3804230050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81" office:value-type="float">
            <text:p>1978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20" office:value-type="float">
            <text:p>3804230050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82" office:value-type="float">
            <text:p>1978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21" office:value-type="float">
            <text:p>3804230050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83" office:value-type="float">
            <text:p>1978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22" office:value-type="float">
            <text:p>3804230050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84" office:value-type="float">
            <text:p>1978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23" office:value-type="float">
            <text:p>3804230050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85" office:value-type="float">
            <text:p>1978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24" office:value-type="float">
            <text:p>3804230050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86" office:value-type="float">
            <text:p>1978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25" office:value-type="float">
            <text:p>3804230050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87" office:value-type="float">
            <text:p>1978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26" office:value-type="float">
            <text:p>3804230050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88" office:value-type="float">
            <text:p>1978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27" office:value-type="float">
            <text:p>3804230050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89" office:value-type="float">
            <text:p>1978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28" office:value-type="float">
            <text:p>3804230050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90" office:value-type="float">
            <text:p>1979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29" office:value-type="float">
            <text:p>3804230050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91" office:value-type="float">
            <text:p>1979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30" office:value-type="float">
            <text:p>3804230050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92" office:value-type="float">
            <text:p>1979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31" office:value-type="float">
            <text:p>3804230050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93" office:value-type="float">
            <text:p>1979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32" office:value-type="float">
            <text:p>3804230050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94" office:value-type="float">
            <text:p>1979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33" office:value-type="float">
            <text:p>3804230050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95" office:value-type="float">
            <text:p>1979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34" office:value-type="float">
            <text:p>3804230050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96" office:value-type="float">
            <text:p>1979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35" office:value-type="float">
            <text:p>3804230050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97" office:value-type="float">
            <text:p>1979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36" office:value-type="float">
            <text:p>3804230050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98" office:value-type="float">
            <text:p>1979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37" office:value-type="float">
            <text:p>3804230050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799" office:value-type="float">
            <text:p>1979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38" office:value-type="float">
            <text:p>3804230050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00" office:value-type="float">
            <text:p>1980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39" office:value-type="float">
            <text:p>3804230050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01" office:value-type="float">
            <text:p>1980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40" office:value-type="float">
            <text:p>3804230050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02" office:value-type="float">
            <text:p>1980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41" office:value-type="float">
            <text:p>3804230050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03" office:value-type="float">
            <text:p>1980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42" office:value-type="float">
            <text:p>3804230050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04" office:value-type="float">
            <text:p>1980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43" office:value-type="float">
            <text:p>3804230050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05" office:value-type="float">
            <text:p>1980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44" office:value-type="float">
            <text:p>3804230050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06" office:value-type="float">
            <text:p>1980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45" office:value-type="float">
            <text:p>3804230050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07" office:value-type="float">
            <text:p>1980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46" office:value-type="float">
            <text:p>3804230050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08" office:value-type="float">
            <text:p>1980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47" office:value-type="float">
            <text:p>3804230050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09" office:value-type="float">
            <text:p>1980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48" office:value-type="float">
            <text:p>3804230050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10" office:value-type="float">
            <text:p>1981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49" office:value-type="float">
            <text:p>3804230050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11" office:value-type="float">
            <text:p>1981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50" office:value-type="float">
            <text:p>3804230050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12" office:value-type="float">
            <text:p>1981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51" office:value-type="float">
            <text:p>3804230050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13" office:value-type="float">
            <text:p>1981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52" office:value-type="float">
            <text:p>3804230050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14" office:value-type="float">
            <text:p>1981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001053" office:value-type="float">
            <text:p>3804230050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15" office:value-type="float">
            <text:p>1981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01" office:value-type="float">
            <text:p>380423005101001</text:p>
          </table:table-cell>
          <table:table-cell table:style-name="TL Metadata"/>
          <table:table-cell ns41:value-type="string" table:style-name="TL Metadata" office:value-type="string">
            <text:p>3804230051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16" office:value-type="float">
            <text:p>1981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02" office:value-type="float">
            <text:p>3804230051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17" office:value-type="float">
            <text:p>1981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03" office:value-type="float">
            <text:p>3804230051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18" office:value-type="float">
            <text:p>1981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04" office:value-type="float">
            <text:p>3804230051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19" office:value-type="float">
            <text:p>1981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05" office:value-type="float">
            <text:p>3804230051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20" office:value-type="float">
            <text:p>1982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06" office:value-type="float">
            <text:p>3804230051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21" office:value-type="float">
            <text:p>1982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07" office:value-type="float">
            <text:p>3804230051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22" office:value-type="float">
            <text:p>1982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08" office:value-type="float">
            <text:p>3804230051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23" office:value-type="float">
            <text:p>1982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09" office:value-type="float">
            <text:p>3804230051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24" office:value-type="float">
            <text:p>1982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10" office:value-type="float">
            <text:p>3804230051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25" office:value-type="float">
            <text:p>1982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11" office:value-type="float">
            <text:p>3804230051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26" office:value-type="float">
            <text:p>1982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12" office:value-type="float">
            <text:p>3804230051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27" office:value-type="float">
            <text:p>1982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13" office:value-type="float">
            <text:p>3804230051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28" office:value-type="float">
            <text:p>1982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14" office:value-type="float">
            <text:p>3804230051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29" office:value-type="float">
            <text:p>1982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15" office:value-type="float">
            <text:p>3804230051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30" office:value-type="float">
            <text:p>1983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16" office:value-type="float">
            <text:p>3804230051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31" office:value-type="float">
            <text:p>1983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17" office:value-type="float">
            <text:p>3804230051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32" office:value-type="float">
            <text:p>1983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18" office:value-type="float">
            <text:p>3804230051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33" office:value-type="float">
            <text:p>1983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19" office:value-type="float">
            <text:p>3804230051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34" office:value-type="float">
            <text:p>1983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20" office:value-type="float">
            <text:p>3804230051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35" office:value-type="float">
            <text:p>1983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21" office:value-type="float">
            <text:p>3804230051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36" office:value-type="float">
            <text:p>1983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22" office:value-type="float">
            <text:p>3804230051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37" office:value-type="float">
            <text:p>1983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23" office:value-type="float">
            <text:p>3804230051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38" office:value-type="float">
            <text:p>1983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24" office:value-type="float">
            <text:p>380423005101024</text:p>
          </table:table-cell>
          <table:table-cell table:style-name="TL Metadata"/>
          <table:table-cell ns41:value-type="string" table:style-name="TL Metadata" office:value-type="string">
            <text:p>3804230051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39" office:value-type="float">
            <text:p>1983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25" office:value-type="float">
            <text:p>3804230051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40" office:value-type="float">
            <text:p>1984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26" office:value-type="float">
            <text:p>380423005101026</text:p>
          </table:table-cell>
          <table:table-cell table:style-name="TL Metadata"/>
          <table:table-cell ns41:value-type="string" table:style-name="TL Metadata" office:value-type="string">
            <text:p>3804230051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41" office:value-type="float">
            <text:p>1984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27" office:value-type="float">
            <text:p>3804230051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42" office:value-type="float">
            <text:p>1984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28" office:value-type="float">
            <text:p>3804230051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43" office:value-type="float">
            <text:p>1984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29" office:value-type="float">
            <text:p>3804230051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44" office:value-type="float">
            <text:p>1984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30" office:value-type="float">
            <text:p>3804230051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45" office:value-type="float">
            <text:p>1984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31" office:value-type="float">
            <text:p>3804230051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46" office:value-type="float">
            <text:p>1984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32" office:value-type="float">
            <text:p>3804230051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47" office:value-type="float">
            <text:p>1984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33" office:value-type="float">
            <text:p>3804230051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48" office:value-type="float">
            <text:p>1984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34" office:value-type="float">
            <text:p>3804230051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49" office:value-type="float">
            <text:p>1984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35" office:value-type="float">
            <text:p>3804230051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50" office:value-type="float">
            <text:p>1985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36" office:value-type="float">
            <text:p>3804230051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51" office:value-type="float">
            <text:p>1985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37" office:value-type="float">
            <text:p>3804230051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52" office:value-type="float">
            <text:p>1985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38" office:value-type="float">
            <text:p>3804230051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53" office:value-type="float">
            <text:p>1985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39" office:value-type="float">
            <text:p>3804230051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54" office:value-type="float">
            <text:p>1985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40" office:value-type="float">
            <text:p>3804230051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55" office:value-type="float">
            <text:p>1985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41" office:value-type="float">
            <text:p>3804230051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56" office:value-type="float">
            <text:p>1985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42" office:value-type="float">
            <text:p>3804230051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57" office:value-type="float">
            <text:p>1985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43" office:value-type="float">
            <text:p>3804230051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58" office:value-type="float">
            <text:p>1985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44" office:value-type="float">
            <text:p>3804230051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59" office:value-type="float">
            <text:p>1985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45" office:value-type="float">
            <text:p>3804230051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60" office:value-type="float">
            <text:p>1986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46" office:value-type="float">
            <text:p>3804230051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61" office:value-type="float">
            <text:p>1986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47" office:value-type="float">
            <text:p>3804230051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62" office:value-type="float">
            <text:p>1986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48" office:value-type="float">
            <text:p>3804230051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63" office:value-type="float">
            <text:p>1986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49" office:value-type="float">
            <text:p>3804230051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64" office:value-type="float">
            <text:p>1986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3005101050" office:value-type="float">
            <text:p>3804230051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65" office:value-type="float">
            <text:p>1986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01" office:value-type="float">
            <text:p>3804240052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66" office:value-type="float">
            <text:p>1986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02" office:value-type="float">
            <text:p>3804240052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67" office:value-type="float">
            <text:p>1986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03" office:value-type="float">
            <text:p>3804240052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68" office:value-type="float">
            <text:p>1986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04" office:value-type="float">
            <text:p>3804240052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69" office:value-type="float">
            <text:p>1986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05" office:value-type="float">
            <text:p>3804240052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70" office:value-type="float">
            <text:p>1987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06" office:value-type="float">
            <text:p>3804240052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71" office:value-type="float">
            <text:p>1987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07" office:value-type="float">
            <text:p>3804240052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72" office:value-type="float">
            <text:p>1987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08" office:value-type="float">
            <text:p>3804240052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73" office:value-type="float">
            <text:p>1987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09" office:value-type="float">
            <text:p>3804240052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74" office:value-type="float">
            <text:p>1987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10" office:value-type="float">
            <text:p>3804240052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75" office:value-type="float">
            <text:p>1987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11" office:value-type="float">
            <text:p>3804240052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76" office:value-type="float">
            <text:p>1987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12" office:value-type="float">
            <text:p>3804240052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77" office:value-type="float">
            <text:p>1987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13" office:value-type="float">
            <text:p>3804240052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78" office:value-type="float">
            <text:p>1987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14" office:value-type="float">
            <text:p>3804240052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79" office:value-type="float">
            <text:p>1987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15" office:value-type="float">
            <text:p>3804240052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80" office:value-type="float">
            <text:p>1988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16" office:value-type="float">
            <text:p>3804240052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81" office:value-type="float">
            <text:p>1988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17" office:value-type="float">
            <text:p>3804240052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82" office:value-type="float">
            <text:p>1988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18" office:value-type="float">
            <text:p>3804240052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83" office:value-type="float">
            <text:p>1988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19" office:value-type="float">
            <text:p>3804240052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84" office:value-type="float">
            <text:p>1988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20" office:value-type="float">
            <text:p>3804240052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85" office:value-type="float">
            <text:p>1988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21" office:value-type="float">
            <text:p>3804240052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86" office:value-type="float">
            <text:p>1988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22" office:value-type="float">
            <text:p>3804240052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87" office:value-type="float">
            <text:p>1988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23" office:value-type="float">
            <text:p>3804240052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88" office:value-type="float">
            <text:p>1988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24" office:value-type="float">
            <text:p>3804240052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89" office:value-type="float">
            <text:p>1988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25" office:value-type="float">
            <text:p>3804240052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90" office:value-type="float">
            <text:p>1989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26" office:value-type="float">
            <text:p>3804240052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91" office:value-type="float">
            <text:p>1989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27" office:value-type="float">
            <text:p>3804240052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92" office:value-type="float">
            <text:p>1989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28" office:value-type="float">
            <text:p>3804240052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93" office:value-type="float">
            <text:p>1989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29" office:value-type="float">
            <text:p>3804240052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94" office:value-type="float">
            <text:p>1989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30" office:value-type="float">
            <text:p>3804240052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95" office:value-type="float">
            <text:p>1989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31" office:value-type="float">
            <text:p>3804240052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96" office:value-type="float">
            <text:p>1989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32" office:value-type="float">
            <text:p>3804240052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97" office:value-type="float">
            <text:p>1989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33" office:value-type="float">
            <text:p>3804240052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98" office:value-type="float">
            <text:p>1989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34" office:value-type="float">
            <text:p>3804240052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899" office:value-type="float">
            <text:p>1989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35" office:value-type="float">
            <text:p>3804240052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00" office:value-type="float">
            <text:p>1990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36" office:value-type="float">
            <text:p>3804240052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01" office:value-type="float">
            <text:p>1990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37" office:value-type="float">
            <text:p>3804240052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02" office:value-type="float">
            <text:p>1990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38" office:value-type="float">
            <text:p>3804240052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03" office:value-type="float">
            <text:p>1990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39" office:value-type="float">
            <text:p>3804240052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04" office:value-type="float">
            <text:p>1990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40" office:value-type="float">
            <text:p>3804240052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05" office:value-type="float">
            <text:p>1990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41" office:value-type="float">
            <text:p>3804240052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06" office:value-type="float">
            <text:p>1990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42" office:value-type="float">
            <text:p>3804240052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07" office:value-type="float">
            <text:p>1990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43" office:value-type="float">
            <text:p>3804240052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08" office:value-type="float">
            <text:p>1990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44" office:value-type="float">
            <text:p>3804240052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09" office:value-type="float">
            <text:p>1990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45" office:value-type="float">
            <text:p>3804240052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10" office:value-type="float">
            <text:p>1991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46" office:value-type="float">
            <text:p>3804240052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11" office:value-type="float">
            <text:p>1991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47" office:value-type="float">
            <text:p>3804240052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12" office:value-type="float">
            <text:p>1991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48" office:value-type="float">
            <text:p>3804240052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13" office:value-type="float">
            <text:p>1991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49" office:value-type="float">
            <text:p>3804240052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14" office:value-type="float">
            <text:p>1991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50" office:value-type="float">
            <text:p>3804240052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15" office:value-type="float">
            <text:p>1991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51" office:value-type="float">
            <text:p>3804240052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16" office:value-type="float">
            <text:p>1991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52" office:value-type="float">
            <text:p>3804240052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17" office:value-type="float">
            <text:p>1991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201053" office:value-type="float">
            <text:p>3804240052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18" office:value-type="float">
            <text:p>1991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01" office:value-type="float">
            <text:p>3804240053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19" office:value-type="float">
            <text:p>1991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02" office:value-type="float">
            <text:p>3804240053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20" office:value-type="float">
            <text:p>1992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03" office:value-type="float">
            <text:p>3804240053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21" office:value-type="float">
            <text:p>1992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04" office:value-type="float">
            <text:p>3804240053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22" office:value-type="float">
            <text:p>1992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05" office:value-type="float">
            <text:p>3804240053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23" office:value-type="float">
            <text:p>1992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06" office:value-type="float">
            <text:p>3804240053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24" office:value-type="float">
            <text:p>1992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07" office:value-type="float">
            <text:p>3804240053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25" office:value-type="float">
            <text:p>1992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08" office:value-type="float">
            <text:p>3804240053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26" office:value-type="float">
            <text:p>1992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09" office:value-type="float">
            <text:p>3804240053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27" office:value-type="float">
            <text:p>1992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10" office:value-type="float">
            <text:p>3804240053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28" office:value-type="float">
            <text:p>1992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11" office:value-type="float">
            <text:p>3804240053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29" office:value-type="float">
            <text:p>1992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12" office:value-type="float">
            <text:p>3804240053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30" office:value-type="float">
            <text:p>1993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13" office:value-type="float">
            <text:p>3804240053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31" office:value-type="float">
            <text:p>1993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14" office:value-type="float">
            <text:p>3804240053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32" office:value-type="float">
            <text:p>1993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15" office:value-type="float">
            <text:p>3804240053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33" office:value-type="float">
            <text:p>1993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16" office:value-type="float">
            <text:p>3804240053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34" office:value-type="float">
            <text:p>1993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17" office:value-type="float">
            <text:p>3804240053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35" office:value-type="float">
            <text:p>1993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18" office:value-type="float">
            <text:p>3804240053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36" office:value-type="float">
            <text:p>1993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19" office:value-type="float">
            <text:p>3804240053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37" office:value-type="float">
            <text:p>1993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20" office:value-type="float">
            <text:p>3804240053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38" office:value-type="float">
            <text:p>1993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21" office:value-type="float">
            <text:p>3804240053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39" office:value-type="float">
            <text:p>1993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22" office:value-type="float">
            <text:p>3804240053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40" office:value-type="float">
            <text:p>1994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23" office:value-type="float">
            <text:p>3804240053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41" office:value-type="float">
            <text:p>1994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24" office:value-type="float">
            <text:p>3804240053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42" office:value-type="float">
            <text:p>1994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25" office:value-type="float">
            <text:p>3804240053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43" office:value-type="float">
            <text:p>1994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26" office:value-type="float">
            <text:p>3804240053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44" office:value-type="float">
            <text:p>1994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27" office:value-type="float">
            <text:p>3804240053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45" office:value-type="float">
            <text:p>1994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28" office:value-type="float">
            <text:p>3804240053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46" office:value-type="float">
            <text:p>1994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29" office:value-type="float">
            <text:p>3804240053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47" office:value-type="float">
            <text:p>1994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30" office:value-type="float">
            <text:p>3804240053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48" office:value-type="float">
            <text:p>1994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31" office:value-type="float">
            <text:p>3804240053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49" office:value-type="float">
            <text:p>1994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32" office:value-type="float">
            <text:p>3804240053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50" office:value-type="float">
            <text:p>1995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33" office:value-type="float">
            <text:p>3804240053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51" office:value-type="float">
            <text:p>1995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34" office:value-type="float">
            <text:p>3804240053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52" office:value-type="float">
            <text:p>1995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35" office:value-type="float">
            <text:p>3804240053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53" office:value-type="float">
            <text:p>1995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36" office:value-type="float">
            <text:p>3804240053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54" office:value-type="float">
            <text:p>1995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37" office:value-type="float">
            <text:p>3804240053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55" office:value-type="float">
            <text:p>1995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38" office:value-type="float">
            <text:p>3804240053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56" office:value-type="float">
            <text:p>1995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39" office:value-type="float">
            <text:p>3804240053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57" office:value-type="float">
            <text:p>1995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4005301040" office:value-type="float">
            <text:p>3804240053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58" office:value-type="float">
            <text:p>1995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01" office:value-type="float">
            <text:p>3804250054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59" office:value-type="float">
            <text:p>1995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02" office:value-type="float">
            <text:p>3804250054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60" office:value-type="float">
            <text:p>1996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03" office:value-type="float">
            <text:p>3804250054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61" office:value-type="float">
            <text:p>1996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04" office:value-type="float">
            <text:p>3804250054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62" office:value-type="float">
            <text:p>1996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05" office:value-type="float">
            <text:p>3804250054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63" office:value-type="float">
            <text:p>1996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06" office:value-type="float">
            <text:p>3804250054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64" office:value-type="float">
            <text:p>1996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07" office:value-type="float">
            <text:p>3804250054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65" office:value-type="float">
            <text:p>1996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08" office:value-type="float">
            <text:p>3804250054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66" office:value-type="float">
            <text:p>1996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09" office:value-type="float">
            <text:p>3804250054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67" office:value-type="float">
            <text:p>1996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10" office:value-type="float">
            <text:p>3804250054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68" office:value-type="float">
            <text:p>1996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11" office:value-type="float">
            <text:p>3804250054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69" office:value-type="float">
            <text:p>1996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12" office:value-type="float">
            <text:p>3804250054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70" office:value-type="float">
            <text:p>1997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13" office:value-type="float">
            <text:p>3804250054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71" office:value-type="float">
            <text:p>1997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14" office:value-type="float">
            <text:p>3804250054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72" office:value-type="float">
            <text:p>1997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15" office:value-type="float">
            <text:p>3804250054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73" office:value-type="float">
            <text:p>1997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16" office:value-type="float">
            <text:p>3804250054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74" office:value-type="float">
            <text:p>1997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17" office:value-type="float">
            <text:p>3804250054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75" office:value-type="float">
            <text:p>1997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18" office:value-type="float">
            <text:p>3804250054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76" office:value-type="float">
            <text:p>1997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19" office:value-type="float">
            <text:p>3804250054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77" office:value-type="float">
            <text:p>1997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20" office:value-type="float">
            <text:p>3804250054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78" office:value-type="float">
            <text:p>1997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21" office:value-type="float">
            <text:p>3804250054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79" office:value-type="float">
            <text:p>1997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22" office:value-type="float">
            <text:p>3804250054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80" office:value-type="float">
            <text:p>1998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23" office:value-type="float">
            <text:p>3804250054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81" office:value-type="float">
            <text:p>1998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24" office:value-type="float">
            <text:p>3804250054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82" office:value-type="float">
            <text:p>1998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25" office:value-type="float">
            <text:p>3804250054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83" office:value-type="float">
            <text:p>1998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26" office:value-type="float">
            <text:p>3804250054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84" office:value-type="float">
            <text:p>1998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27" office:value-type="float">
            <text:p>3804250054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85" office:value-type="float">
            <text:p>1998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28" office:value-type="float">
            <text:p>3804250054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86" office:value-type="float">
            <text:p>1998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29" office:value-type="float">
            <text:p>3804250054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87" office:value-type="float">
            <text:p>1998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30" office:value-type="float">
            <text:p>3804250054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88" office:value-type="float">
            <text:p>1998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31" office:value-type="float">
            <text:p>3804250054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89" office:value-type="float">
            <text:p>1998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32" office:value-type="float">
            <text:p>3804250054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90" office:value-type="float">
            <text:p>1999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33" office:value-type="float">
            <text:p>3804250054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91" office:value-type="float">
            <text:p>1999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34" office:value-type="float">
            <text:p>3804250054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92" office:value-type="float">
            <text:p>1999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35" office:value-type="float">
            <text:p>3804250054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93" office:value-type="float">
            <text:p>1999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36" office:value-type="float">
            <text:p>3804250054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94" office:value-type="float">
            <text:p>1999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37" office:value-type="float">
            <text:p>3804250054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95" office:value-type="float">
            <text:p>1999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38" office:value-type="float">
            <text:p>3804250054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96" office:value-type="float">
            <text:p>1999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39" office:value-type="float">
            <text:p>3804250054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97" office:value-type="float">
            <text:p>1999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40" office:value-type="float">
            <text:p>3804250054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98" office:value-type="float">
            <text:p>1999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41" office:value-type="float">
            <text:p>3804250054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19999" office:value-type="float">
            <text:p>1999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42" office:value-type="float">
            <text:p>3804250054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00" office:value-type="float">
            <text:p>2000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43" office:value-type="float">
            <text:p>3804250054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01" office:value-type="float">
            <text:p>2000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44" office:value-type="float">
            <text:p>3804250054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02" office:value-type="float">
            <text:p>2000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45" office:value-type="float">
            <text:p>3804250054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03" office:value-type="float">
            <text:p>2000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46" office:value-type="float">
            <text:p>3804250054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04" office:value-type="float">
            <text:p>2000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47" office:value-type="float">
            <text:p>3804250054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05" office:value-type="float">
            <text:p>2000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48" office:value-type="float">
            <text:p>3804250054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06" office:value-type="float">
            <text:p>2000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49" office:value-type="float">
            <text:p>3804250054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07" office:value-type="float">
            <text:p>2000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50" office:value-type="float">
            <text:p>3804250054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08" office:value-type="float">
            <text:p>2000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51" office:value-type="float">
            <text:p>3804250054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09" office:value-type="float">
            <text:p>2000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52" office:value-type="float">
            <text:p>3804250054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10" office:value-type="float">
            <text:p>2001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401053" office:value-type="float">
            <text:p>3804250054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11" office:value-type="float">
            <text:p>2001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01" office:value-type="float">
            <text:p>3804250055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12" office:value-type="float">
            <text:p>2001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02" office:value-type="float">
            <text:p>3804250055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13" office:value-type="float">
            <text:p>2001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03" office:value-type="float">
            <text:p>3804250055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14" office:value-type="float">
            <text:p>2001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04" office:value-type="float">
            <text:p>3804250055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15" office:value-type="float">
            <text:p>2001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05" office:value-type="float">
            <text:p>3804250055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16" office:value-type="float">
            <text:p>2001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06" office:value-type="float">
            <text:p>3804250055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17" office:value-type="float">
            <text:p>2001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07" office:value-type="float">
            <text:p>3804250055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18" office:value-type="float">
            <text:p>2001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08" office:value-type="float">
            <text:p>3804250055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19" office:value-type="float">
            <text:p>2001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09" office:value-type="float">
            <text:p>3804250055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20" office:value-type="float">
            <text:p>2002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10" office:value-type="float">
            <text:p>3804250055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21" office:value-type="float">
            <text:p>2002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11" office:value-type="float">
            <text:p>3804250055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22" office:value-type="float">
            <text:p>2002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12" office:value-type="float">
            <text:p>3804250055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23" office:value-type="float">
            <text:p>2002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13" office:value-type="float">
            <text:p>3804250055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24" office:value-type="float">
            <text:p>2002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14" office:value-type="float">
            <text:p>3804250055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25" office:value-type="float">
            <text:p>2002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15" office:value-type="float">
            <text:p>3804250055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26" office:value-type="float">
            <text:p>2002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16" office:value-type="float">
            <text:p>3804250055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27" office:value-type="float">
            <text:p>2002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17" office:value-type="float">
            <text:p>3804250055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28" office:value-type="float">
            <text:p>2002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18" office:value-type="float">
            <text:p>3804250055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29" office:value-type="float">
            <text:p>2002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19" office:value-type="float">
            <text:p>3804250055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30" office:value-type="float">
            <text:p>2003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20" office:value-type="float">
            <text:p>3804250055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31" office:value-type="float">
            <text:p>2003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21" office:value-type="float">
            <text:p>3804250055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32" office:value-type="float">
            <text:p>2003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22" office:value-type="float">
            <text:p>3804250055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33" office:value-type="float">
            <text:p>2003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23" office:value-type="float">
            <text:p>3804250055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34" office:value-type="float">
            <text:p>2003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24" office:value-type="float">
            <text:p>3804250055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35" office:value-type="float">
            <text:p>2003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25" office:value-type="float">
            <text:p>3804250055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36" office:value-type="float">
            <text:p>2003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26" office:value-type="float">
            <text:p>3804250055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37" office:value-type="float">
            <text:p>2003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27" office:value-type="float">
            <text:p>3804250055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38" office:value-type="float">
            <text:p>2003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28" office:value-type="float">
            <text:p>3804250055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39" office:value-type="float">
            <text:p>2003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29" office:value-type="float">
            <text:p>3804250055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40" office:value-type="float">
            <text:p>2004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30" office:value-type="float">
            <text:p>3804250055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41" office:value-type="float">
            <text:p>2004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31" office:value-type="float">
            <text:p>3804250055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42" office:value-type="float">
            <text:p>2004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32" office:value-type="float">
            <text:p>3804250055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43" office:value-type="float">
            <text:p>2004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33" office:value-type="float">
            <text:p>3804250055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44" office:value-type="float">
            <text:p>2004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34" office:value-type="float">
            <text:p>3804250055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45" office:value-type="float">
            <text:p>2004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35" office:value-type="float">
            <text:p>3804250055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46" office:value-type="float">
            <text:p>2004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36" office:value-type="float">
            <text:p>3804250055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47" office:value-type="float">
            <text:p>2004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37" office:value-type="float">
            <text:p>3804250055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48" office:value-type="float">
            <text:p>2004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38" office:value-type="float">
            <text:p>3804250055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49" office:value-type="float">
            <text:p>2004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39" office:value-type="float">
            <text:p>3804250055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50" office:value-type="float">
            <text:p>2005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40" office:value-type="float">
            <text:p>3804250055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51" office:value-type="float">
            <text:p>2005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41" office:value-type="float">
            <text:p>3804250055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52" office:value-type="float">
            <text:p>2005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42" office:value-type="float">
            <text:p>3804250055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53" office:value-type="float">
            <text:p>2005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43" office:value-type="float">
            <text:p>3804250055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54" office:value-type="float">
            <text:p>2005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44" office:value-type="float">
            <text:p>3804250055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55" office:value-type="float">
            <text:p>2005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45" office:value-type="float">
            <text:p>3804250055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56" office:value-type="float">
            <text:p>2005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46" office:value-type="float">
            <text:p>3804250055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57" office:value-type="float">
            <text:p>2005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47" office:value-type="float">
            <text:p>3804250055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58" office:value-type="float">
            <text:p>2005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48" office:value-type="float">
            <text:p>3804250055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59" office:value-type="float">
            <text:p>2005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49" office:value-type="float">
            <text:p>3804250055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60" office:value-type="float">
            <text:p>2006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50" office:value-type="float">
            <text:p>3804250055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61" office:value-type="float">
            <text:p>2006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5005501051" office:value-type="float">
            <text:p>3804250055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62" office:value-type="float">
            <text:p>2006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01" office:value-type="float">
            <text:p>3804260056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63" office:value-type="float">
            <text:p>2006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02" office:value-type="float">
            <text:p>3804260056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64" office:value-type="float">
            <text:p>2006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03" office:value-type="float">
            <text:p>3804260056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65" office:value-type="float">
            <text:p>2006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04" office:value-type="float">
            <text:p>3804260056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66" office:value-type="float">
            <text:p>2006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05" office:value-type="float">
            <text:p>3804260056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67" office:value-type="float">
            <text:p>2006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06" office:value-type="float">
            <text:p>3804260056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68" office:value-type="float">
            <text:p>2006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07" office:value-type="float">
            <text:p>3804260056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69" office:value-type="float">
            <text:p>2006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08" office:value-type="float">
            <text:p>3804260056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70" office:value-type="float">
            <text:p>2007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09" office:value-type="float">
            <text:p>3804260056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71" office:value-type="float">
            <text:p>2007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10" office:value-type="float">
            <text:p>3804260056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72" office:value-type="float">
            <text:p>2007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11" office:value-type="float">
            <text:p>3804260056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73" office:value-type="float">
            <text:p>2007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12" office:value-type="float">
            <text:p>3804260056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74" office:value-type="float">
            <text:p>2007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13" office:value-type="float">
            <text:p>3804260056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75" office:value-type="float">
            <text:p>2007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14" office:value-type="float">
            <text:p>3804260056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76" office:value-type="float">
            <text:p>2007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15" office:value-type="float">
            <text:p>3804260056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77" office:value-type="float">
            <text:p>2007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16" office:value-type="float">
            <text:p>3804260056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78" office:value-type="float">
            <text:p>2007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17" office:value-type="float">
            <text:p>3804260056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79" office:value-type="float">
            <text:p>2007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18" office:value-type="float">
            <text:p>3804260056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80" office:value-type="float">
            <text:p>2008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19" office:value-type="float">
            <text:p>3804260056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81" office:value-type="float">
            <text:p>2008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20" office:value-type="float">
            <text:p>3804260056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82" office:value-type="float">
            <text:p>2008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21" office:value-type="float">
            <text:p>3804260056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83" office:value-type="float">
            <text:p>2008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22" office:value-type="float">
            <text:p>3804260056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84" office:value-type="float">
            <text:p>2008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23" office:value-type="float">
            <text:p>3804260056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85" office:value-type="float">
            <text:p>2008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24" office:value-type="float">
            <text:p>3804260056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86" office:value-type="float">
            <text:p>2008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25" office:value-type="float">
            <text:p>3804260056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87" office:value-type="float">
            <text:p>2008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26" office:value-type="float">
            <text:p>3804260056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88" office:value-type="float">
            <text:p>2008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27" office:value-type="float">
            <text:p>3804260056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89" office:value-type="float">
            <text:p>2008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28" office:value-type="float">
            <text:p>3804260056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90" office:value-type="float">
            <text:p>2009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29" office:value-type="float">
            <text:p>3804260056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91" office:value-type="float">
            <text:p>2009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30" office:value-type="float">
            <text:p>3804260056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92" office:value-type="float">
            <text:p>2009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31" office:value-type="float">
            <text:p>3804260056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93" office:value-type="float">
            <text:p>2009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32" office:value-type="float">
            <text:p>3804260056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94" office:value-type="float">
            <text:p>2009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33" office:value-type="float">
            <text:p>3804260056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95" office:value-type="float">
            <text:p>2009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34" office:value-type="float">
            <text:p>3804260056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96" office:value-type="float">
            <text:p>2009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35" office:value-type="float">
            <text:p>3804260056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97" office:value-type="float">
            <text:p>2009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36" office:value-type="float">
            <text:p>3804260056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98" office:value-type="float">
            <text:p>2009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37" office:value-type="float">
            <text:p>3804260056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099" office:value-type="float">
            <text:p>2009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38" office:value-type="float">
            <text:p>3804260056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00" office:value-type="float">
            <text:p>2010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39" office:value-type="float">
            <text:p>3804260056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01" office:value-type="float">
            <text:p>2010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40" office:value-type="float">
            <text:p>3804260056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02" office:value-type="float">
            <text:p>2010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41" office:value-type="float">
            <text:p>3804260056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03" office:value-type="float">
            <text:p>2010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42" office:value-type="float">
            <text:p>3804260056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04" office:value-type="float">
            <text:p>2010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43" office:value-type="float">
            <text:p>3804260056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05" office:value-type="float">
            <text:p>2010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44" office:value-type="float">
            <text:p>3804260056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06" office:value-type="float">
            <text:p>2010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45" office:value-type="float">
            <text:p>3804260056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07" office:value-type="float">
            <text:p>2010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46" office:value-type="float">
            <text:p>3804260056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08" office:value-type="float">
            <text:p>2010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47" office:value-type="float">
            <text:p>3804260056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09" office:value-type="float">
            <text:p>2010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48" office:value-type="float">
            <text:p>3804260056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10" office:value-type="float">
            <text:p>2011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49" office:value-type="float">
            <text:p>3804260056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11" office:value-type="float">
            <text:p>2011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50" office:value-type="float">
            <text:p>3804260056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12" office:value-type="float">
            <text:p>2011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51" office:value-type="float">
            <text:p>3804260056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13" office:value-type="float">
            <text:p>2011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52" office:value-type="float">
            <text:p>3804260056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14" office:value-type="float">
            <text:p>2011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601053" office:value-type="float">
            <text:p>3804260056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15" office:value-type="float">
            <text:p>2011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01" office:value-type="float">
            <text:p>380426005701001</text:p>
          </table:table-cell>
          <table:table-cell table:style-name="TL Metadata"/>
          <table:table-cell ns41:value-type="string" table:style-name="TL Metadata" office:value-type="string">
            <text:p>3804260057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16" office:value-type="float">
            <text:p>2011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02" office:value-type="float">
            <text:p>3804260057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17" office:value-type="float">
            <text:p>2011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03" office:value-type="float">
            <text:p>3804260057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18" office:value-type="float">
            <text:p>2011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04" office:value-type="float">
            <text:p>3804260057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19" office:value-type="float">
            <text:p>2011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05" office:value-type="float">
            <text:p>3804260057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20" office:value-type="float">
            <text:p>2012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06" office:value-type="float">
            <text:p>3804260057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21" office:value-type="float">
            <text:p>2012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07" office:value-type="float">
            <text:p>3804260057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22" office:value-type="float">
            <text:p>2012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08" office:value-type="float">
            <text:p>3804260057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23" office:value-type="float">
            <text:p>2012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09" office:value-type="float">
            <text:p>3804260057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24" office:value-type="float">
            <text:p>2012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10" office:value-type="float">
            <text:p>3804260057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25" office:value-type="float">
            <text:p>2012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11" office:value-type="float">
            <text:p>3804260057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26" office:value-type="float">
            <text:p>2012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12" office:value-type="float">
            <text:p>3804260057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27" office:value-type="float">
            <text:p>2012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13" office:value-type="float">
            <text:p>3804260057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28" office:value-type="float">
            <text:p>2012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14" office:value-type="float">
            <text:p>3804260057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29" office:value-type="float">
            <text:p>2012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15" office:value-type="float">
            <text:p>3804260057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30" office:value-type="float">
            <text:p>2013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16" office:value-type="float">
            <text:p>3804260057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31" office:value-type="float">
            <text:p>2013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17" office:value-type="float">
            <text:p>3804260057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32" office:value-type="float">
            <text:p>2013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18" office:value-type="float">
            <text:p>380426005701018</text:p>
          </table:table-cell>
          <table:table-cell table:style-name="TL Metadata"/>
          <table:table-cell ns41:value-type="string" table:style-name="TL Metadata" office:value-type="string">
            <text:p>3804260057010181 <text:s/>Hieronder eene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33" office:value-type="float">
            <text:p>2013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19" office:value-type="float">
            <text:p>3804260057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34" office:value-type="float">
            <text:p>2013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20" office:value-type="float">
            <text:p>3804260057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35" office:value-type="float">
            <text:p>2013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21" office:value-type="float">
            <text:p>3804260057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36" office:value-type="float">
            <text:p>2013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22" office:value-type="float">
            <text:p>3804260057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37" office:value-type="float">
            <text:p>2013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23" office:value-type="float">
            <text:p>3804260057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38" office:value-type="float">
            <text:p>2013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24" office:value-type="float">
            <text:p>380426005701024</text:p>
          </table:table-cell>
          <table:table-cell table:style-name="TL Metadata"/>
          <table:table-cell ns41:value-type="string" table:style-name="TL Metadata" office:value-type="string">
            <text:p>3804260057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39" office:value-type="float">
            <text:p>2013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25" office:value-type="float">
            <text:p>3804260057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40" office:value-type="float">
            <text:p>2014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26" office:value-type="float">
            <text:p>380426005701026</text:p>
          </table:table-cell>
          <table:table-cell table:style-name="TL Metadata"/>
          <table:table-cell ns41:value-type="string" table:style-name="TL Metadata" office:value-type="string">
            <text:p>3804260057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41" office:value-type="float">
            <text:p>2014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27" office:value-type="float">
            <text:p>3804260057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42" office:value-type="float">
            <text:p>2014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28" office:value-type="float">
            <text:p>3804260057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43" office:value-type="float">
            <text:p>2014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29" office:value-type="float">
            <text:p>3804260057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44" office:value-type="float">
            <text:p>2014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30" office:value-type="float">
            <text:p>3804260057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45" office:value-type="float">
            <text:p>2014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31" office:value-type="float">
            <text:p>3804260057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46" office:value-type="float">
            <text:p>2014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32" office:value-type="float">
            <text:p>3804260057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47" office:value-type="float">
            <text:p>2014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33" office:value-type="float">
            <text:p>3804260057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48" office:value-type="float">
            <text:p>2014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34" office:value-type="float">
            <text:p>3804260057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49" office:value-type="float">
            <text:p>2014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35" office:value-type="float">
            <text:p>3804260057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50" office:value-type="float">
            <text:p>2015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36" office:value-type="float">
            <text:p>3804260057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51" office:value-type="float">
            <text:p>2015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37" office:value-type="float">
            <text:p>3804260057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52" office:value-type="float">
            <text:p>2015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38" office:value-type="float">
            <text:p>3804260057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53" office:value-type="float">
            <text:p>2015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39" office:value-type="float">
            <text:p>3804260057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54" office:value-type="float">
            <text:p>2015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40" office:value-type="float">
            <text:p>3804260057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55" office:value-type="float">
            <text:p>2015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41" office:value-type="float">
            <text:p>3804260057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56" office:value-type="float">
            <text:p>2015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42" office:value-type="float">
            <text:p>3804260057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57" office:value-type="float">
            <text:p>2015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43" office:value-type="float">
            <text:p>3804260057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58" office:value-type="float">
            <text:p>2015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44" office:value-type="float">
            <text:p>3804260057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59" office:value-type="float">
            <text:p>2015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45" office:value-type="float">
            <text:p>3804260057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60" office:value-type="float">
            <text:p>2016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46" office:value-type="float">
            <text:p>3804260057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61" office:value-type="float">
            <text:p>2016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47" office:value-type="float">
            <text:p>3804260057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62" office:value-type="float">
            <text:p>2016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48" office:value-type="float">
            <text:p>3804260057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63" office:value-type="float">
            <text:p>2016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49" office:value-type="float">
            <text:p>3804260057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64" office:value-type="float">
            <text:p>2016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6005701050" office:value-type="float">
            <text:p>3804260057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65" office:value-type="float">
            <text:p>2016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01" office:value-type="float">
            <text:p>3804270058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66" office:value-type="float">
            <text:p>2016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02" office:value-type="float">
            <text:p>3804270058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67" office:value-type="float">
            <text:p>2016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03" office:value-type="float">
            <text:p>3804270058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68" office:value-type="float">
            <text:p>2016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04" office:value-type="float">
            <text:p>3804270058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69" office:value-type="float">
            <text:p>2016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05" office:value-type="float">
            <text:p>3804270058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70" office:value-type="float">
            <text:p>2017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06" office:value-type="float">
            <text:p>3804270058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71" office:value-type="float">
            <text:p>2017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07" office:value-type="float">
            <text:p>3804270058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72" office:value-type="float">
            <text:p>2017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08" office:value-type="float">
            <text:p>3804270058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73" office:value-type="float">
            <text:p>2017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09" office:value-type="float">
            <text:p>3804270058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74" office:value-type="float">
            <text:p>2017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10" office:value-type="float">
            <text:p>3804270058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75" office:value-type="float">
            <text:p>2017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11" office:value-type="float">
            <text:p>3804270058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76" office:value-type="float">
            <text:p>2017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12" office:value-type="float">
            <text:p>3804270058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77" office:value-type="float">
            <text:p>2017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13" office:value-type="float">
            <text:p>3804270058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78" office:value-type="float">
            <text:p>2017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14" office:value-type="float">
            <text:p>3804270058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79" office:value-type="float">
            <text:p>2017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15" office:value-type="float">
            <text:p>3804270058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80" office:value-type="float">
            <text:p>2018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16" office:value-type="float">
            <text:p>3804270058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81" office:value-type="float">
            <text:p>2018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17" office:value-type="float">
            <text:p>3804270058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82" office:value-type="float">
            <text:p>2018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18" office:value-type="float">
            <text:p>3804270058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83" office:value-type="float">
            <text:p>2018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19" office:value-type="float">
            <text:p>3804270058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84" office:value-type="float">
            <text:p>2018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20" office:value-type="float">
            <text:p>3804270058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85" office:value-type="float">
            <text:p>2018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21" office:value-type="float">
            <text:p>3804270058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86" office:value-type="float">
            <text:p>2018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22" office:value-type="float">
            <text:p>3804270058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87" office:value-type="float">
            <text:p>2018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23" office:value-type="float">
            <text:p>3804270058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88" office:value-type="float">
            <text:p>2018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24" office:value-type="float">
            <text:p>3804270058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89" office:value-type="float">
            <text:p>2018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25" office:value-type="float">
            <text:p>3804270058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90" office:value-type="float">
            <text:p>2019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26" office:value-type="float">
            <text:p>3804270058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91" office:value-type="float">
            <text:p>2019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27" office:value-type="float">
            <text:p>3804270058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92" office:value-type="float">
            <text:p>2019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28" office:value-type="float">
            <text:p>3804270058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93" office:value-type="float">
            <text:p>2019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29" office:value-type="float">
            <text:p>3804270058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94" office:value-type="float">
            <text:p>2019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30" office:value-type="float">
            <text:p>3804270058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95" office:value-type="float">
            <text:p>2019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31" office:value-type="float">
            <text:p>3804270058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96" office:value-type="float">
            <text:p>2019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32" office:value-type="float">
            <text:p>3804270058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97" office:value-type="float">
            <text:p>2019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33" office:value-type="float">
            <text:p>3804270058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98" office:value-type="float">
            <text:p>2019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34" office:value-type="float">
            <text:p>3804270058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199" office:value-type="float">
            <text:p>2019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35" office:value-type="float">
            <text:p>3804270058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00" office:value-type="float">
            <text:p>2020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36" office:value-type="float">
            <text:p>3804270058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01" office:value-type="float">
            <text:p>2020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37" office:value-type="float">
            <text:p>3804270058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02" office:value-type="float">
            <text:p>2020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38" office:value-type="float">
            <text:p>3804270058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03" office:value-type="float">
            <text:p>2020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39" office:value-type="float">
            <text:p>3804270058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04" office:value-type="float">
            <text:p>2020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40" office:value-type="float">
            <text:p>3804270058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05" office:value-type="float">
            <text:p>2020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41" office:value-type="float">
            <text:p>3804270058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06" office:value-type="float">
            <text:p>2020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42" office:value-type="float">
            <text:p>3804270058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07" office:value-type="float">
            <text:p>2020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43" office:value-type="float">
            <text:p>3804270058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08" office:value-type="float">
            <text:p>2020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44" office:value-type="float">
            <text:p>3804270058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09" office:value-type="float">
            <text:p>2020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45" office:value-type="float">
            <text:p>3804270058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10" office:value-type="float">
            <text:p>2021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46" office:value-type="float">
            <text:p>3804270058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11" office:value-type="float">
            <text:p>2021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47" office:value-type="float">
            <text:p>3804270058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12" office:value-type="float">
            <text:p>2021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48" office:value-type="float">
            <text:p>3804270058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13" office:value-type="float">
            <text:p>2021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49" office:value-type="float">
            <text:p>3804270058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14" office:value-type="float">
            <text:p>2021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50" office:value-type="float">
            <text:p>3804270058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15" office:value-type="float">
            <text:p>2021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51" office:value-type="float">
            <text:p>3804270058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16" office:value-type="float">
            <text:p>2021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52" office:value-type="float">
            <text:p>3804270058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17" office:value-type="float">
            <text:p>2021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801053" office:value-type="float">
            <text:p>3804270058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18" office:value-type="float">
            <text:p>2021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01" office:value-type="float">
            <text:p>3804270059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19" office:value-type="float">
            <text:p>2021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02" office:value-type="float">
            <text:p>3804270059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20" office:value-type="float">
            <text:p>2022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03" office:value-type="float">
            <text:p>3804270059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21" office:value-type="float">
            <text:p>2022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04" office:value-type="float">
            <text:p>3804270059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22" office:value-type="float">
            <text:p>2022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05" office:value-type="float">
            <text:p>3804270059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23" office:value-type="float">
            <text:p>2022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06" office:value-type="float">
            <text:p>3804270059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24" office:value-type="float">
            <text:p>2022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07" office:value-type="float">
            <text:p>3804270059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25" office:value-type="float">
            <text:p>2022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08" office:value-type="float">
            <text:p>3804270059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26" office:value-type="float">
            <text:p>2022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09" office:value-type="float">
            <text:p>3804270059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27" office:value-type="float">
            <text:p>2022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10" office:value-type="float">
            <text:p>3804270059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28" office:value-type="float">
            <text:p>2022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11" office:value-type="float">
            <text:p>3804270059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29" office:value-type="float">
            <text:p>2022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12" office:value-type="float">
            <text:p>3804270059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30" office:value-type="float">
            <text:p>2023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13" office:value-type="float">
            <text:p>3804270059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31" office:value-type="float">
            <text:p>2023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14" office:value-type="float">
            <text:p>3804270059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32" office:value-type="float">
            <text:p>2023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15" office:value-type="float">
            <text:p>3804270059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33" office:value-type="float">
            <text:p>2023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16" office:value-type="float">
            <text:p>3804270059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34" office:value-type="float">
            <text:p>2023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17" office:value-type="float">
            <text:p>3804270059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35" office:value-type="float">
            <text:p>2023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18" office:value-type="float">
            <text:p>3804270059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36" office:value-type="float">
            <text:p>2023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19" office:value-type="float">
            <text:p>3804270059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37" office:value-type="float">
            <text:p>2023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20" office:value-type="float">
            <text:p>3804270059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38" office:value-type="float">
            <text:p>2023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21" office:value-type="float">
            <text:p>3804270059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39" office:value-type="float">
            <text:p>2023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22" office:value-type="float">
            <text:p>3804270059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40" office:value-type="float">
            <text:p>2024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23" office:value-type="float">
            <text:p>3804270059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41" office:value-type="float">
            <text:p>2024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24" office:value-type="float">
            <text:p>3804270059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42" office:value-type="float">
            <text:p>2024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25" office:value-type="float">
            <text:p>3804270059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43" office:value-type="float">
            <text:p>2024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26" office:value-type="float">
            <text:p>3804270059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44" office:value-type="float">
            <text:p>2024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27" office:value-type="float">
            <text:p>3804270059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45" office:value-type="float">
            <text:p>2024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28" office:value-type="float">
            <text:p>3804270059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46" office:value-type="float">
            <text:p>2024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29" office:value-type="float">
            <text:p>3804270059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47" office:value-type="float">
            <text:p>2024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30" office:value-type="float">
            <text:p>3804270059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48" office:value-type="float">
            <text:p>2024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31" office:value-type="float">
            <text:p>3804270059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49" office:value-type="float">
            <text:p>2024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32" office:value-type="float">
            <text:p>3804270059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50" office:value-type="float">
            <text:p>2025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33" office:value-type="float">
            <text:p>3804270059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51" office:value-type="float">
            <text:p>2025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34" office:value-type="float">
            <text:p>3804270059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52" office:value-type="float">
            <text:p>2025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35" office:value-type="float">
            <text:p>3804270059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53" office:value-type="float">
            <text:p>2025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36" office:value-type="float">
            <text:p>3804270059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54" office:value-type="float">
            <text:p>2025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37" office:value-type="float">
            <text:p>3804270059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55" office:value-type="float">
            <text:p>2025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38" office:value-type="float">
            <text:p>380427005901038</text:p>
          </table:table-cell>
          <table:table-cell table:style-name="TL Metadata"/>
          <table:table-cell ns41:value-type="string" table:style-name="TL Metadata" office:value-type="string">
            <text:p>3804270059010381 <text:s/>Hieronder eene,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56" office:value-type="float">
            <text:p>2025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39" office:value-type="float">
            <text:p>3804270059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57" office:value-type="float">
            <text:p>2025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7005901040" office:value-type="float">
            <text:p>3804270059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58" office:value-type="float">
            <text:p>2025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01" office:value-type="float">
            <text:p>3804280060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59" office:value-type="float">
            <text:p>2025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02" office:value-type="float">
            <text:p>3804280060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60" office:value-type="float">
            <text:p>2026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03" office:value-type="float">
            <text:p>3804280060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61" office:value-type="float">
            <text:p>2026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04" office:value-type="float">
            <text:p>3804280060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62" office:value-type="float">
            <text:p>2026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05" office:value-type="float">
            <text:p>3804280060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63" office:value-type="float">
            <text:p>2026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06" office:value-type="float">
            <text:p>3804280060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64" office:value-type="float">
            <text:p>2026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07" office:value-type="float">
            <text:p>3804280060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65" office:value-type="float">
            <text:p>2026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08" office:value-type="float">
            <text:p>3804280060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66" office:value-type="float">
            <text:p>2026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09" office:value-type="float">
            <text:p>3804280060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67" office:value-type="float">
            <text:p>2026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10" office:value-type="float">
            <text:p>3804280060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68" office:value-type="float">
            <text:p>2026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11" office:value-type="float">
            <text:p>3804280060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69" office:value-type="float">
            <text:p>2026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12" office:value-type="float">
            <text:p>3804280060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70" office:value-type="float">
            <text:p>2027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13" office:value-type="float">
            <text:p>3804280060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71" office:value-type="float">
            <text:p>2027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14" office:value-type="float">
            <text:p>3804280060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72" office:value-type="float">
            <text:p>2027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15" office:value-type="float">
            <text:p>3804280060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73" office:value-type="float">
            <text:p>2027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16" office:value-type="float">
            <text:p>3804280060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74" office:value-type="float">
            <text:p>2027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17" office:value-type="float">
            <text:p>3804280060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75" office:value-type="float">
            <text:p>2027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18" office:value-type="float">
            <text:p>3804280060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76" office:value-type="float">
            <text:p>2027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19" office:value-type="float">
            <text:p>3804280060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77" office:value-type="float">
            <text:p>2027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20" office:value-type="float">
            <text:p>3804280060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78" office:value-type="float">
            <text:p>2027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21" office:value-type="float">
            <text:p>3804280060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79" office:value-type="float">
            <text:p>2027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22" office:value-type="float">
            <text:p>3804280060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80" office:value-type="float">
            <text:p>2028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23" office:value-type="float">
            <text:p>3804280060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81" office:value-type="float">
            <text:p>2028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24" office:value-type="float">
            <text:p>3804280060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82" office:value-type="float">
            <text:p>2028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25" office:value-type="float">
            <text:p>3804280060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83" office:value-type="float">
            <text:p>2028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26" office:value-type="float">
            <text:p>3804280060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84" office:value-type="float">
            <text:p>2028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27" office:value-type="float">
            <text:p>3804280060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85" office:value-type="float">
            <text:p>2028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28" office:value-type="float">
            <text:p>3804280060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86" office:value-type="float">
            <text:p>2028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29" office:value-type="float">
            <text:p>3804280060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87" office:value-type="float">
            <text:p>2028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30" office:value-type="float">
            <text:p>3804280060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88" office:value-type="float">
            <text:p>2028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31" office:value-type="float">
            <text:p>3804280060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89" office:value-type="float">
            <text:p>2028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32" office:value-type="float">
            <text:p>3804280060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90" office:value-type="float">
            <text:p>2029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33" office:value-type="float">
            <text:p>3804280060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91" office:value-type="float">
            <text:p>2029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34" office:value-type="float">
            <text:p>3804280060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92" office:value-type="float">
            <text:p>2029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35" office:value-type="float">
            <text:p>3804280060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93" office:value-type="float">
            <text:p>2029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36" office:value-type="float">
            <text:p>3804280060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94" office:value-type="float">
            <text:p>2029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37" office:value-type="float">
            <text:p>3804280060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95" office:value-type="float">
            <text:p>2029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38" office:value-type="float">
            <text:p>3804280060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96" office:value-type="float">
            <text:p>2029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39" office:value-type="float">
            <text:p>3804280060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97" office:value-type="float">
            <text:p>2029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40" office:value-type="float">
            <text:p>3804280060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98" office:value-type="float">
            <text:p>2029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41" office:value-type="float">
            <text:p>3804280060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299" office:value-type="float">
            <text:p>2029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42" office:value-type="float">
            <text:p>3804280060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00" office:value-type="float">
            <text:p>2030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43" office:value-type="float">
            <text:p>3804280060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01" office:value-type="float">
            <text:p>2030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44" office:value-type="float">
            <text:p>3804280060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02" office:value-type="float">
            <text:p>2030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45" office:value-type="float">
            <text:p>3804280060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03" office:value-type="float">
            <text:p>2030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46" office:value-type="float">
            <text:p>3804280060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04" office:value-type="float">
            <text:p>2030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47" office:value-type="float">
            <text:p>3804280060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05" office:value-type="float">
            <text:p>2030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48" office:value-type="float">
            <text:p>3804280060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06" office:value-type="float">
            <text:p>2030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49" office:value-type="float">
            <text:p>380428006001049</text:p>
          </table:table-cell>
          <table:table-cell table:style-name="TL Metadata"/>
          <table:table-cell ns41:value-type="string" table:style-name="TL Metadata" office:value-type="string">
            <text:p>3804280060010491 <text:s/>Hieronder eene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07" office:value-type="float">
            <text:p>2030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50" office:value-type="float">
            <text:p>3804280060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08" office:value-type="float">
            <text:p>2030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51" office:value-type="float">
            <text:p>3804280060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09" office:value-type="float">
            <text:p>2030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52" office:value-type="float">
            <text:p>3804280060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10" office:value-type="float">
            <text:p>2031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001053" office:value-type="float">
            <text:p>3804280060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11" office:value-type="float">
            <text:p>2031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01" office:value-type="float">
            <text:p>3804280061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12" office:value-type="float">
            <text:p>2031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02" office:value-type="float">
            <text:p>3804280061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13" office:value-type="float">
            <text:p>2031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03" office:value-type="float">
            <text:p>3804280061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14" office:value-type="float">
            <text:p>2031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04" office:value-type="float">
            <text:p>3804280061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15" office:value-type="float">
            <text:p>2031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05" office:value-type="float">
            <text:p>3804280061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16" office:value-type="float">
            <text:p>2031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06" office:value-type="float">
            <text:p>3804280061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17" office:value-type="float">
            <text:p>2031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07" office:value-type="float">
            <text:p>3804280061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18" office:value-type="float">
            <text:p>2031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08" office:value-type="float">
            <text:p>3804280061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19" office:value-type="float">
            <text:p>2031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09" office:value-type="float">
            <text:p>3804280061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20" office:value-type="float">
            <text:p>2032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10" office:value-type="float">
            <text:p>3804280061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21" office:value-type="float">
            <text:p>2032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11" office:value-type="float">
            <text:p>3804280061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22" office:value-type="float">
            <text:p>2032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12" office:value-type="float">
            <text:p>3804280061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23" office:value-type="float">
            <text:p>2032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13" office:value-type="float">
            <text:p>3804280061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24" office:value-type="float">
            <text:p>2032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14" office:value-type="float">
            <text:p>3804280061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25" office:value-type="float">
            <text:p>2032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15" office:value-type="float">
            <text:p>3804280061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26" office:value-type="float">
            <text:p>2032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16" office:value-type="float">
            <text:p>3804280061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27" office:value-type="float">
            <text:p>2032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17" office:value-type="float">
            <text:p>3804280061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28" office:value-type="float">
            <text:p>2032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18" office:value-type="float">
            <text:p>3804280061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29" office:value-type="float">
            <text:p>2032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19" office:value-type="float">
            <text:p>3804280061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30" office:value-type="float">
            <text:p>2033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20" office:value-type="float">
            <text:p>3804280061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31" office:value-type="float">
            <text:p>2033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21" office:value-type="float">
            <text:p>3804280061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32" office:value-type="float">
            <text:p>2033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22" office:value-type="float">
            <text:p>3804280061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33" office:value-type="float">
            <text:p>2033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23" office:value-type="float">
            <text:p>3804280061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34" office:value-type="float">
            <text:p>2033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24" office:value-type="float">
            <text:p>3804280061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35" office:value-type="float">
            <text:p>2033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25" office:value-type="float">
            <text:p>3804280061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36" office:value-type="float">
            <text:p>2033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26" office:value-type="float">
            <text:p>3804280061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37" office:value-type="float">
            <text:p>2033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27" office:value-type="float">
            <text:p>3804280061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38" office:value-type="float">
            <text:p>2033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28" office:value-type="float">
            <text:p>3804280061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39" office:value-type="float">
            <text:p>2033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29" office:value-type="float">
            <text:p>3804280061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40" office:value-type="float">
            <text:p>2034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30" office:value-type="float">
            <text:p>3804280061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41" office:value-type="float">
            <text:p>2034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31" office:value-type="float">
            <text:p>3804280061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42" office:value-type="float">
            <text:p>2034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32" office:value-type="float">
            <text:p>3804280061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43" office:value-type="float">
            <text:p>2034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33" office:value-type="float">
            <text:p>3804280061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44" office:value-type="float">
            <text:p>2034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34" office:value-type="float">
            <text:p>3804280061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45" office:value-type="float">
            <text:p>2034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35" office:value-type="float">
            <text:p>3804280061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46" office:value-type="float">
            <text:p>2034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36" office:value-type="float">
            <text:p>3804280061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47" office:value-type="float">
            <text:p>2034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37" office:value-type="float">
            <text:p>3804280061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48" office:value-type="float">
            <text:p>2034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38" office:value-type="float">
            <text:p>3804280061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49" office:value-type="float">
            <text:p>2034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39" office:value-type="float">
            <text:p>3804280061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50" office:value-type="float">
            <text:p>2035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40" office:value-type="float">
            <text:p>3804280061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51" office:value-type="float">
            <text:p>2035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41" office:value-type="float">
            <text:p>3804280061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52" office:value-type="float">
            <text:p>2035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42" office:value-type="float">
            <text:p>3804280061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53" office:value-type="float">
            <text:p>2035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43" office:value-type="float">
            <text:p>3804280061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54" office:value-type="float">
            <text:p>2035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44" office:value-type="float">
            <text:p>3804280061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55" office:value-type="float">
            <text:p>2035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45" office:value-type="float">
            <text:p>3804280061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56" office:value-type="float">
            <text:p>2035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46" office:value-type="float">
            <text:p>3804280061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57" office:value-type="float">
            <text:p>2035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47" office:value-type="float">
            <text:p>3804280061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58" office:value-type="float">
            <text:p>2035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48" office:value-type="float">
            <text:p>3804280061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59" office:value-type="float">
            <text:p>2035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49" office:value-type="float">
            <text:p>3804280061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60" office:value-type="float">
            <text:p>2036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50" office:value-type="float">
            <text:p>3804280061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61" office:value-type="float">
            <text:p>2036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8006101051" office:value-type="float">
            <text:p>3804280061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62" office:value-type="float">
            <text:p>2036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01" office:value-type="float">
            <text:p>3804290062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63" office:value-type="float">
            <text:p>2036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02" office:value-type="float">
            <text:p>3804290062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64" office:value-type="float">
            <text:p>2036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03" office:value-type="float">
            <text:p>3804290062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65" office:value-type="float">
            <text:p>2036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04" office:value-type="float">
            <text:p>3804290062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66" office:value-type="float">
            <text:p>2036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05" office:value-type="float">
            <text:p>3804290062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67" office:value-type="float">
            <text:p>2036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06" office:value-type="float">
            <text:p>3804290062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68" office:value-type="float">
            <text:p>2036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07" office:value-type="float">
            <text:p>3804290062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69" office:value-type="float">
            <text:p>2036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08" office:value-type="float">
            <text:p>3804290062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70" office:value-type="float">
            <text:p>2037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09" office:value-type="float">
            <text:p>3804290062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71" office:value-type="float">
            <text:p>2037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10" office:value-type="float">
            <text:p>3804290062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72" office:value-type="float">
            <text:p>2037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11" office:value-type="float">
            <text:p>3804290062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73" office:value-type="float">
            <text:p>2037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12" office:value-type="float">
            <text:p>3804290062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74" office:value-type="float">
            <text:p>2037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13" office:value-type="float">
            <text:p>3804290062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75" office:value-type="float">
            <text:p>2037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14" office:value-type="float">
            <text:p>3804290062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76" office:value-type="float">
            <text:p>2037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15" office:value-type="float">
            <text:p>3804290062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77" office:value-type="float">
            <text:p>2037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16" office:value-type="float">
            <text:p>3804290062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78" office:value-type="float">
            <text:p>2037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17" office:value-type="float">
            <text:p>3804290062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79" office:value-type="float">
            <text:p>2037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18" office:value-type="float">
            <text:p>3804290062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80" office:value-type="float">
            <text:p>2038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19" office:value-type="float">
            <text:p>3804290062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81" office:value-type="float">
            <text:p>2038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20" office:value-type="float">
            <text:p>3804290062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82" office:value-type="float">
            <text:p>2038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21" office:value-type="float">
            <text:p>3804290062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83" office:value-type="float">
            <text:p>2038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22" office:value-type="float">
            <text:p>3804290062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84" office:value-type="float">
            <text:p>2038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23" office:value-type="float">
            <text:p>3804290062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85" office:value-type="float">
            <text:p>2038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24" office:value-type="float">
            <text:p>3804290062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86" office:value-type="float">
            <text:p>2038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25" office:value-type="float">
            <text:p>3804290062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87" office:value-type="float">
            <text:p>2038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26" office:value-type="float">
            <text:p>3804290062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88" office:value-type="float">
            <text:p>2038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27" office:value-type="float">
            <text:p>3804290062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89" office:value-type="float">
            <text:p>2038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28" office:value-type="float">
            <text:p>3804290062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90" office:value-type="float">
            <text:p>2039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29" office:value-type="float">
            <text:p>3804290062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91" office:value-type="float">
            <text:p>2039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30" office:value-type="float">
            <text:p>3804290062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92" office:value-type="float">
            <text:p>2039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31" office:value-type="float">
            <text:p>3804290062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93" office:value-type="float">
            <text:p>2039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32" office:value-type="float">
            <text:p>3804290062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94" office:value-type="float">
            <text:p>2039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33" office:value-type="float">
            <text:p>3804290062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95" office:value-type="float">
            <text:p>2039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34" office:value-type="float">
            <text:p>3804290062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96" office:value-type="float">
            <text:p>2039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35" office:value-type="float">
            <text:p>3804290062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97" office:value-type="float">
            <text:p>2039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36" office:value-type="float">
            <text:p>3804290062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98" office:value-type="float">
            <text:p>2039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37" office:value-type="float">
            <text:p>3804290062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399" office:value-type="float">
            <text:p>2039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38" office:value-type="float">
            <text:p>3804290062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00" office:value-type="float">
            <text:p>2040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39" office:value-type="float">
            <text:p>3804290062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01" office:value-type="float">
            <text:p>2040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40" office:value-type="float">
            <text:p>3804290062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02" office:value-type="float">
            <text:p>2040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41" office:value-type="float">
            <text:p>3804290062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03" office:value-type="float">
            <text:p>2040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42" office:value-type="float">
            <text:p>3804290062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04" office:value-type="float">
            <text:p>2040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43" office:value-type="float">
            <text:p>3804290062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05" office:value-type="float">
            <text:p>2040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44" office:value-type="float">
            <text:p>3804290062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06" office:value-type="float">
            <text:p>2040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45" office:value-type="float">
            <text:p>3804290062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07" office:value-type="float">
            <text:p>2040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46" office:value-type="float">
            <text:p>3804290062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08" office:value-type="float">
            <text:p>2040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47" office:value-type="float">
            <text:p>3804290062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09" office:value-type="float">
            <text:p>2040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48" office:value-type="float">
            <text:p>3804290062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10" office:value-type="float">
            <text:p>2041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49" office:value-type="float">
            <text:p>3804290062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11" office:value-type="float">
            <text:p>2041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50" office:value-type="float">
            <text:p>3804290062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12" office:value-type="float">
            <text:p>2041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51" office:value-type="float">
            <text:p>3804290062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13" office:value-type="float">
            <text:p>2041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52" office:value-type="float">
            <text:p>3804290062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14" office:value-type="float">
            <text:p>2041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201053" office:value-type="float">
            <text:p>3804290062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15" office:value-type="float">
            <text:p>2041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01" office:value-type="float">
            <text:p>380429006301001</text:p>
          </table:table-cell>
          <table:table-cell table:style-name="TL Metadata"/>
          <table:table-cell ns41:value-type="string" table:style-name="TL Metadata" office:value-type="string">
            <text:p>3804290063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16" office:value-type="float">
            <text:p>2041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02" office:value-type="float">
            <text:p>3804290063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17" office:value-type="float">
            <text:p>2041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03" office:value-type="float">
            <text:p>3804290063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18" office:value-type="float">
            <text:p>2041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04" office:value-type="float">
            <text:p>3804290063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19" office:value-type="float">
            <text:p>2041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05" office:value-type="float">
            <text:p>3804290063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20" office:value-type="float">
            <text:p>2042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06" office:value-type="float">
            <text:p>3804290063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21" office:value-type="float">
            <text:p>2042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07" office:value-type="float">
            <text:p>3804290063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22" office:value-type="float">
            <text:p>2042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08" office:value-type="float">
            <text:p>3804290063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23" office:value-type="float">
            <text:p>2042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09" office:value-type="float">
            <text:p>3804290063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24" office:value-type="float">
            <text:p>2042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10" office:value-type="float">
            <text:p>3804290063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25" office:value-type="float">
            <text:p>2042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11" office:value-type="float">
            <text:p>3804290063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26" office:value-type="float">
            <text:p>2042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12" office:value-type="float">
            <text:p>3804290063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27" office:value-type="float">
            <text:p>2042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13" office:value-type="float">
            <text:p>3804290063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28" office:value-type="float">
            <text:p>2042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14" office:value-type="float">
            <text:p>3804290063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29" office:value-type="float">
            <text:p>2042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15" office:value-type="float">
            <text:p>3804290063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30" office:value-type="float">
            <text:p>2043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16" office:value-type="float">
            <text:p>3804290063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31" office:value-type="float">
            <text:p>2043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17" office:value-type="float">
            <text:p>3804290063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32" office:value-type="float">
            <text:p>2043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18" office:value-type="float">
            <text:p>3804290063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33" office:value-type="float">
            <text:p>2043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19" office:value-type="float">
            <text:p>3804290063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34" office:value-type="float">
            <text:p>2043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20" office:value-type="float">
            <text:p>3804290063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35" office:value-type="float">
            <text:p>2043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21" office:value-type="float">
            <text:p>3804290063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36" office:value-type="float">
            <text:p>2043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22" office:value-type="float">
            <text:p>3804290063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37" office:value-type="float">
            <text:p>2043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23" office:value-type="float">
            <text:p>3804290063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38" office:value-type="float">
            <text:p>2043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24" office:value-type="float">
            <text:p>380429006301024</text:p>
          </table:table-cell>
          <table:table-cell table:style-name="TL Metadata"/>
          <table:table-cell ns41:value-type="string" table:style-name="TL Metadata" office:value-type="string">
            <text:p>3804290063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39" office:value-type="float">
            <text:p>2043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25" office:value-type="float">
            <text:p>3804290063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40" office:value-type="float">
            <text:p>2044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26" office:value-type="float">
            <text:p>380429006301026</text:p>
          </table:table-cell>
          <table:table-cell table:style-name="TL Metadata"/>
          <table:table-cell ns41:value-type="string" table:style-name="TL Metadata" office:value-type="string">
            <text:p>3804290063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41" office:value-type="float">
            <text:p>2044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27" office:value-type="float">
            <text:p>3804290063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42" office:value-type="float">
            <text:p>2044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28" office:value-type="float">
            <text:p>3804290063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43" office:value-type="float">
            <text:p>2044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29" office:value-type="float">
            <text:p>3804290063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44" office:value-type="float">
            <text:p>2044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30" office:value-type="float">
            <text:p>3804290063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45" office:value-type="float">
            <text:p>2044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31" office:value-type="float">
            <text:p>3804290063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46" office:value-type="float">
            <text:p>2044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32" office:value-type="float">
            <text:p>3804290063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47" office:value-type="float">
            <text:p>2044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33" office:value-type="float">
            <text:p>3804290063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48" office:value-type="float">
            <text:p>2044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34" office:value-type="float">
            <text:p>3804290063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49" office:value-type="float">
            <text:p>2044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35" office:value-type="float">
            <text:p>3804290063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50" office:value-type="float">
            <text:p>2045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36" office:value-type="float">
            <text:p>3804290063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51" office:value-type="float">
            <text:p>2045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37" office:value-type="float">
            <text:p>3804290063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52" office:value-type="float">
            <text:p>2045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38" office:value-type="float">
            <text:p>3804290063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53" office:value-type="float">
            <text:p>2045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39" office:value-type="float">
            <text:p>3804290063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54" office:value-type="float">
            <text:p>2045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40" office:value-type="float">
            <text:p>3804290063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55" office:value-type="float">
            <text:p>2045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41" office:value-type="float">
            <text:p>3804290063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56" office:value-type="float">
            <text:p>2045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42" office:value-type="float">
            <text:p>3804290063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57" office:value-type="float">
            <text:p>2045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43" office:value-type="float">
            <text:p>3804290063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58" office:value-type="float">
            <text:p>2045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44" office:value-type="float">
            <text:p>3804290063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59" office:value-type="float">
            <text:p>2045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45" office:value-type="float">
            <text:p>3804290063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60" office:value-type="float">
            <text:p>2046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46" office:value-type="float">
            <text:p>3804290063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61" office:value-type="float">
            <text:p>2046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47" office:value-type="float">
            <text:p>3804290063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62" office:value-type="float">
            <text:p>2046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48" office:value-type="float">
            <text:p>3804290063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63" office:value-type="float">
            <text:p>2046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49" office:value-type="float">
            <text:p>3804290063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64" office:value-type="float">
            <text:p>2046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29006301050" office:value-type="float">
            <text:p>3804290063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65" office:value-type="float">
            <text:p>2046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01" office:value-type="float">
            <text:p>3804300064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66" office:value-type="float">
            <text:p>2046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02" office:value-type="float">
            <text:p>3804300064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67" office:value-type="float">
            <text:p>2046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03" office:value-type="float">
            <text:p>3804300064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68" office:value-type="float">
            <text:p>2046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04" office:value-type="float">
            <text:p>3804300064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69" office:value-type="float">
            <text:p>2046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05" office:value-type="float">
            <text:p>3804300064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70" office:value-type="float">
            <text:p>2047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06" office:value-type="float">
            <text:p>3804300064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71" office:value-type="float">
            <text:p>2047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07" office:value-type="float">
            <text:p>3804300064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72" office:value-type="float">
            <text:p>2047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08" office:value-type="float">
            <text:p>3804300064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73" office:value-type="float">
            <text:p>2047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09" office:value-type="float">
            <text:p>3804300064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74" office:value-type="float">
            <text:p>2047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10" office:value-type="float">
            <text:p>3804300064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75" office:value-type="float">
            <text:p>2047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11" office:value-type="float">
            <text:p>3804300064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76" office:value-type="float">
            <text:p>2047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12" office:value-type="float">
            <text:p>3804300064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77" office:value-type="float">
            <text:p>2047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13" office:value-type="float">
            <text:p>3804300064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78" office:value-type="float">
            <text:p>2047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14" office:value-type="float">
            <text:p>3804300064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79" office:value-type="float">
            <text:p>2047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15" office:value-type="float">
            <text:p>3804300064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80" office:value-type="float">
            <text:p>2048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16" office:value-type="float">
            <text:p>3804300064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81" office:value-type="float">
            <text:p>2048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17" office:value-type="float">
            <text:p>3804300064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82" office:value-type="float">
            <text:p>2048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18" office:value-type="float">
            <text:p>3804300064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83" office:value-type="float">
            <text:p>2048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19" office:value-type="float">
            <text:p>3804300064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84" office:value-type="float">
            <text:p>2048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20" office:value-type="float">
            <text:p>3804300064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85" office:value-type="float">
            <text:p>2048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21" office:value-type="float">
            <text:p>3804300064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86" office:value-type="float">
            <text:p>2048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22" office:value-type="float">
            <text:p>3804300064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87" office:value-type="float">
            <text:p>2048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23" office:value-type="float">
            <text:p>3804300064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88" office:value-type="float">
            <text:p>2048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24" office:value-type="float">
            <text:p>3804300064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89" office:value-type="float">
            <text:p>2048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25" office:value-type="float">
            <text:p>3804300064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90" office:value-type="float">
            <text:p>2049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26" office:value-type="float">
            <text:p>3804300064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91" office:value-type="float">
            <text:p>2049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27" office:value-type="float">
            <text:p>3804300064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92" office:value-type="float">
            <text:p>2049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28" office:value-type="float">
            <text:p>3804300064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93" office:value-type="float">
            <text:p>2049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29" office:value-type="float">
            <text:p>3804300064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94" office:value-type="float">
            <text:p>2049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30" office:value-type="float">
            <text:p>3804300064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95" office:value-type="float">
            <text:p>2049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31" office:value-type="float">
            <text:p>3804300064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96" office:value-type="float">
            <text:p>2049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32" office:value-type="float">
            <text:p>3804300064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97" office:value-type="float">
            <text:p>2049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33" office:value-type="float">
            <text:p>3804300064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98" office:value-type="float">
            <text:p>2049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34" office:value-type="float">
            <text:p>3804300064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499" office:value-type="float">
            <text:p>2049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35" office:value-type="float">
            <text:p>3804300064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00" office:value-type="float">
            <text:p>2050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36" office:value-type="float">
            <text:p>3804300064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01" office:value-type="float">
            <text:p>2050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37" office:value-type="float">
            <text:p>3804300064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02" office:value-type="float">
            <text:p>2050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38" office:value-type="float">
            <text:p>3804300064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03" office:value-type="float">
            <text:p>2050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39" office:value-type="float">
            <text:p>3804300064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04" office:value-type="float">
            <text:p>2050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40" office:value-type="float">
            <text:p>3804300064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05" office:value-type="float">
            <text:p>2050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41" office:value-type="float">
            <text:p>3804300064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06" office:value-type="float">
            <text:p>2050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42" office:value-type="float">
            <text:p>3804300064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07" office:value-type="float">
            <text:p>2050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43" office:value-type="float">
            <text:p>3804300064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08" office:value-type="float">
            <text:p>2050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44" office:value-type="float">
            <text:p>3804300064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09" office:value-type="float">
            <text:p>2050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45" office:value-type="float">
            <text:p>3804300064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10" office:value-type="float">
            <text:p>2051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46" office:value-type="float">
            <text:p>3804300064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11" office:value-type="float">
            <text:p>2051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47" office:value-type="float">
            <text:p>3804300064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12" office:value-type="float">
            <text:p>2051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48" office:value-type="float">
            <text:p>3804300064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13" office:value-type="float">
            <text:p>2051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49" office:value-type="float">
            <text:p>3804300064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14" office:value-type="float">
            <text:p>2051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50" office:value-type="float">
            <text:p>3804300064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15" office:value-type="float">
            <text:p>2051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51" office:value-type="float">
            <text:p>3804300064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16" office:value-type="float">
            <text:p>2051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52" office:value-type="float">
            <text:p>3804300064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17" office:value-type="float">
            <text:p>2051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401053" office:value-type="float">
            <text:p>3804300064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18" office:value-type="float">
            <text:p>2051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01" office:value-type="float">
            <text:p>3804300065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19" office:value-type="float">
            <text:p>2051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02" office:value-type="float">
            <text:p>3804300065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20" office:value-type="float">
            <text:p>2052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03" office:value-type="float">
            <text:p>3804300065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21" office:value-type="float">
            <text:p>2052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04" office:value-type="float">
            <text:p>3804300065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22" office:value-type="float">
            <text:p>2052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05" office:value-type="float">
            <text:p>3804300065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23" office:value-type="float">
            <text:p>2052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06" office:value-type="float">
            <text:p>3804300065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24" office:value-type="float">
            <text:p>2052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07" office:value-type="float">
            <text:p>3804300065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25" office:value-type="float">
            <text:p>2052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08" office:value-type="float">
            <text:p>3804300065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26" office:value-type="float">
            <text:p>2052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09" office:value-type="float">
            <text:p>3804300065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27" office:value-type="float">
            <text:p>2052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10" office:value-type="float">
            <text:p>3804300065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28" office:value-type="float">
            <text:p>2052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11" office:value-type="float">
            <text:p>3804300065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29" office:value-type="float">
            <text:p>2052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12" office:value-type="float">
            <text:p>3804300065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30" office:value-type="float">
            <text:p>2053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13" office:value-type="float">
            <text:p>3804300065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31" office:value-type="float">
            <text:p>2053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14" office:value-type="float">
            <text:p>3804300065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32" office:value-type="float">
            <text:p>2053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15" office:value-type="float">
            <text:p>3804300065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33" office:value-type="float">
            <text:p>2053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16" office:value-type="float">
            <text:p>3804300065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34" office:value-type="float">
            <text:p>2053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17" office:value-type="float">
            <text:p>3804300065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35" office:value-type="float">
            <text:p>2053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18" office:value-type="float">
            <text:p>3804300065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36" office:value-type="float">
            <text:p>2053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19" office:value-type="float">
            <text:p>3804300065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37" office:value-type="float">
            <text:p>2053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20" office:value-type="float">
            <text:p>3804300065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38" office:value-type="float">
            <text:p>2053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21" office:value-type="float">
            <text:p>3804300065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39" office:value-type="float">
            <text:p>2053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22" office:value-type="float">
            <text:p>3804300065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40" office:value-type="float">
            <text:p>2054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23" office:value-type="float">
            <text:p>3804300065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41" office:value-type="float">
            <text:p>2054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24" office:value-type="float">
            <text:p>3804300065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42" office:value-type="float">
            <text:p>2054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25" office:value-type="float">
            <text:p>3804300065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43" office:value-type="float">
            <text:p>2054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26" office:value-type="float">
            <text:p>3804300065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44" office:value-type="float">
            <text:p>2054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27" office:value-type="float">
            <text:p>3804300065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45" office:value-type="float">
            <text:p>2054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28" office:value-type="float">
            <text:p>3804300065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46" office:value-type="float">
            <text:p>2054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29" office:value-type="float">
            <text:p>3804300065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47" office:value-type="float">
            <text:p>2054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30" office:value-type="float">
            <text:p>3804300065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48" office:value-type="float">
            <text:p>2054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31" office:value-type="float">
            <text:p>3804300065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49" office:value-type="float">
            <text:p>2054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32" office:value-type="float">
            <text:p>3804300065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50" office:value-type="float">
            <text:p>2055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33" office:value-type="float">
            <text:p>3804300065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51" office:value-type="float">
            <text:p>2055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34" office:value-type="float">
            <text:p>3804300065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52" office:value-type="float">
            <text:p>2055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35" office:value-type="float">
            <text:p>3804300065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53" office:value-type="float">
            <text:p>2055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36" office:value-type="float">
            <text:p>3804300065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54" office:value-type="float">
            <text:p>2055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37" office:value-type="float">
            <text:p>3804300065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55" office:value-type="float">
            <text:p>2055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38" office:value-type="float">
            <text:p>3804300065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56" office:value-type="float">
            <text:p>2055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39" office:value-type="float">
            <text:p>3804300065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57" office:value-type="float">
            <text:p>2055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0006501040" office:value-type="float">
            <text:p>3804300065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58" office:value-type="float">
            <text:p>2055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01" office:value-type="float">
            <text:p>3804310066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59" office:value-type="float">
            <text:p>2055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02" office:value-type="float">
            <text:p>3804310066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60" office:value-type="float">
            <text:p>2056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03" office:value-type="float">
            <text:p>3804310066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61" office:value-type="float">
            <text:p>2056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04" office:value-type="float">
            <text:p>3804310066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62" office:value-type="float">
            <text:p>2056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05" office:value-type="float">
            <text:p>3804310066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63" office:value-type="float">
            <text:p>2056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06" office:value-type="float">
            <text:p>3804310066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64" office:value-type="float">
            <text:p>2056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07" office:value-type="float">
            <text:p>3804310066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65" office:value-type="float">
            <text:p>2056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08" office:value-type="float">
            <text:p>3804310066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66" office:value-type="float">
            <text:p>2056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09" office:value-type="float">
            <text:p>3804310066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67" office:value-type="float">
            <text:p>2056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10" office:value-type="float">
            <text:p>3804310066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68" office:value-type="float">
            <text:p>2056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11" office:value-type="float">
            <text:p>3804310066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69" office:value-type="float">
            <text:p>2056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12" office:value-type="float">
            <text:p>3804310066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70" office:value-type="float">
            <text:p>2057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13" office:value-type="float">
            <text:p>3804310066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71" office:value-type="float">
            <text:p>2057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14" office:value-type="float">
            <text:p>3804310066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72" office:value-type="float">
            <text:p>2057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15" office:value-type="float">
            <text:p>3804310066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73" office:value-type="float">
            <text:p>2057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16" office:value-type="float">
            <text:p>3804310066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74" office:value-type="float">
            <text:p>2057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17" office:value-type="float">
            <text:p>3804310066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75" office:value-type="float">
            <text:p>2057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18" office:value-type="float">
            <text:p>3804310066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76" office:value-type="float">
            <text:p>2057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19" office:value-type="float">
            <text:p>3804310066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77" office:value-type="float">
            <text:p>2057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20" office:value-type="float">
            <text:p>3804310066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78" office:value-type="float">
            <text:p>2057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21" office:value-type="float">
            <text:p>3804310066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79" office:value-type="float">
            <text:p>2057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22" office:value-type="float">
            <text:p>3804310066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80" office:value-type="float">
            <text:p>2058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23" office:value-type="float">
            <text:p>3804310066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81" office:value-type="float">
            <text:p>2058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24" office:value-type="float">
            <text:p>3804310066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82" office:value-type="float">
            <text:p>2058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25" office:value-type="float">
            <text:p>3804310066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83" office:value-type="float">
            <text:p>2058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26" office:value-type="float">
            <text:p>3804310066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84" office:value-type="float">
            <text:p>2058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27" office:value-type="float">
            <text:p>3804310066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85" office:value-type="float">
            <text:p>2058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28" office:value-type="float">
            <text:p>3804310066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86" office:value-type="float">
            <text:p>2058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29" office:value-type="float">
            <text:p>3804310066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87" office:value-type="float">
            <text:p>2058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30" office:value-type="float">
            <text:p>3804310066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88" office:value-type="float">
            <text:p>2058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31" office:value-type="float">
            <text:p>3804310066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89" office:value-type="float">
            <text:p>2058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32" office:value-type="float">
            <text:p>3804310066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90" office:value-type="float">
            <text:p>2059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33" office:value-type="float">
            <text:p>3804310066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91" office:value-type="float">
            <text:p>2059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34" office:value-type="float">
            <text:p>3804310066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92" office:value-type="float">
            <text:p>2059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35" office:value-type="float">
            <text:p>3804310066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93" office:value-type="float">
            <text:p>2059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36" office:value-type="float">
            <text:p>3804310066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94" office:value-type="float">
            <text:p>2059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37" office:value-type="float">
            <text:p>3804310066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95" office:value-type="float">
            <text:p>2059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38" office:value-type="float">
            <text:p>3804310066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96" office:value-type="float">
            <text:p>2059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39" office:value-type="float">
            <text:p>3804310066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97" office:value-type="float">
            <text:p>2059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40" office:value-type="float">
            <text:p>3804310066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98" office:value-type="float">
            <text:p>2059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41" office:value-type="float">
            <text:p>3804310066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599" office:value-type="float">
            <text:p>2059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42" office:value-type="float">
            <text:p>3804310066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00" office:value-type="float">
            <text:p>2060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43" office:value-type="float">
            <text:p>3804310066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01" office:value-type="float">
            <text:p>2060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44" office:value-type="float">
            <text:p>3804310066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02" office:value-type="float">
            <text:p>2060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45" office:value-type="float">
            <text:p>3804310066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03" office:value-type="float">
            <text:p>2060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46" office:value-type="float">
            <text:p>3804310066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04" office:value-type="float">
            <text:p>2060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47" office:value-type="float">
            <text:p>3804310066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05" office:value-type="float">
            <text:p>2060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48" office:value-type="float">
            <text:p>3804310066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06" office:value-type="float">
            <text:p>2060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49" office:value-type="float">
            <text:p>380431006601049</text:p>
          </table:table-cell>
          <table:table-cell table:style-name="TL Metadata"/>
          <table:table-cell ns41:value-type="string" table:style-name="TL Metadata" office:value-type="string">
            <text:p>3804310066010491 <text:s/>Hieronder eene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07" office:value-type="float">
            <text:p>2060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50" office:value-type="float">
            <text:p>3804310066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08" office:value-type="float">
            <text:p>2060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51" office:value-type="float">
            <text:p>3804310066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09" office:value-type="float">
            <text:p>2060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52" office:value-type="float">
            <text:p>3804310066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10" office:value-type="float">
            <text:p>2061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601053" office:value-type="float">
            <text:p>3804310066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11" office:value-type="float">
            <text:p>2061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01" office:value-type="float">
            <text:p>3804310067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12" office:value-type="float">
            <text:p>2061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02" office:value-type="float">
            <text:p>3804310067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13" office:value-type="float">
            <text:p>2061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03" office:value-type="float">
            <text:p>3804310067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14" office:value-type="float">
            <text:p>2061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04" office:value-type="float">
            <text:p>3804310067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15" office:value-type="float">
            <text:p>2061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05" office:value-type="float">
            <text:p>3804310067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16" office:value-type="float">
            <text:p>2061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06" office:value-type="float">
            <text:p>3804310067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17" office:value-type="float">
            <text:p>2061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07" office:value-type="float">
            <text:p>3804310067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18" office:value-type="float">
            <text:p>2061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08" office:value-type="float">
            <text:p>3804310067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19" office:value-type="float">
            <text:p>2061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09" office:value-type="float">
            <text:p>3804310067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20" office:value-type="float">
            <text:p>2062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10" office:value-type="float">
            <text:p>3804310067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21" office:value-type="float">
            <text:p>2062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11" office:value-type="float">
            <text:p>3804310067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22" office:value-type="float">
            <text:p>2062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12" office:value-type="float">
            <text:p>3804310067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23" office:value-type="float">
            <text:p>2062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13" office:value-type="float">
            <text:p>3804310067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24" office:value-type="float">
            <text:p>2062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14" office:value-type="float">
            <text:p>3804310067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25" office:value-type="float">
            <text:p>2062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15" office:value-type="float">
            <text:p>3804310067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26" office:value-type="float">
            <text:p>2062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16" office:value-type="float">
            <text:p>3804310067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27" office:value-type="float">
            <text:p>2062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17" office:value-type="float">
            <text:p>3804310067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28" office:value-type="float">
            <text:p>2062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18" office:value-type="float">
            <text:p>3804310067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29" office:value-type="float">
            <text:p>2062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19" office:value-type="float">
            <text:p>3804310067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30" office:value-type="float">
            <text:p>2063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20" office:value-type="float">
            <text:p>3804310067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31" office:value-type="float">
            <text:p>2063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21" office:value-type="float">
            <text:p>3804310067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32" office:value-type="float">
            <text:p>2063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22" office:value-type="float">
            <text:p>3804310067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33" office:value-type="float">
            <text:p>2063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23" office:value-type="float">
            <text:p>3804310067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34" office:value-type="float">
            <text:p>2063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24" office:value-type="float">
            <text:p>3804310067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35" office:value-type="float">
            <text:p>2063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25" office:value-type="float">
            <text:p>3804310067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36" office:value-type="float">
            <text:p>2063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26" office:value-type="float">
            <text:p>3804310067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37" office:value-type="float">
            <text:p>2063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27" office:value-type="float">
            <text:p>3804310067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38" office:value-type="float">
            <text:p>2063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28" office:value-type="float">
            <text:p>3804310067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39" office:value-type="float">
            <text:p>2063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29" office:value-type="float">
            <text:p>3804310067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40" office:value-type="float">
            <text:p>2064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30" office:value-type="float">
            <text:p>3804310067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41" office:value-type="float">
            <text:p>2064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31" office:value-type="float">
            <text:p>3804310067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42" office:value-type="float">
            <text:p>2064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32" office:value-type="float">
            <text:p>3804310067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43" office:value-type="float">
            <text:p>2064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33" office:value-type="float">
            <text:p>3804310067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44" office:value-type="float">
            <text:p>2064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34" office:value-type="float">
            <text:p>3804310067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45" office:value-type="float">
            <text:p>2064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35" office:value-type="float">
            <text:p>3804310067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46" office:value-type="float">
            <text:p>2064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36" office:value-type="float">
            <text:p>3804310067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47" office:value-type="float">
            <text:p>2064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37" office:value-type="float">
            <text:p>3804310067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48" office:value-type="float">
            <text:p>2064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38" office:value-type="float">
            <text:p>3804310067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49" office:value-type="float">
            <text:p>2064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39" office:value-type="float">
            <text:p>3804310067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50" office:value-type="float">
            <text:p>2065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40" office:value-type="float">
            <text:p>3804310067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51" office:value-type="float">
            <text:p>2065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41" office:value-type="float">
            <text:p>3804310067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52" office:value-type="float">
            <text:p>2065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42" office:value-type="float">
            <text:p>3804310067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53" office:value-type="float">
            <text:p>2065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43" office:value-type="float">
            <text:p>3804310067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54" office:value-type="float">
            <text:p>2065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44" office:value-type="float">
            <text:p>3804310067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55" office:value-type="float">
            <text:p>2065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45" office:value-type="float">
            <text:p>3804310067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56" office:value-type="float">
            <text:p>2065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46" office:value-type="float">
            <text:p>3804310067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57" office:value-type="float">
            <text:p>2065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47" office:value-type="float">
            <text:p>3804310067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58" office:value-type="float">
            <text:p>2065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48" office:value-type="float">
            <text:p>3804310067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59" office:value-type="float">
            <text:p>2065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49" office:value-type="float">
            <text:p>3804310067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60" office:value-type="float">
            <text:p>2066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50" office:value-type="float">
            <text:p>3804310067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61" office:value-type="float">
            <text:p>2066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1006701051" office:value-type="float">
            <text:p>3804310067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62" office:value-type="float">
            <text:p>2066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01" office:value-type="float">
            <text:p>3804320068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63" office:value-type="float">
            <text:p>2066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02" office:value-type="float">
            <text:p>3804320068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64" office:value-type="float">
            <text:p>2066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03" office:value-type="float">
            <text:p>3804320068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65" office:value-type="float">
            <text:p>2066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04" office:value-type="float">
            <text:p>3804320068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66" office:value-type="float">
            <text:p>2066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05" office:value-type="float">
            <text:p>3804320068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67" office:value-type="float">
            <text:p>2066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06" office:value-type="float">
            <text:p>3804320068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68" office:value-type="float">
            <text:p>2066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07" office:value-type="float">
            <text:p>3804320068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69" office:value-type="float">
            <text:p>2066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08" office:value-type="float">
            <text:p>3804320068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70" office:value-type="float">
            <text:p>2067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09" office:value-type="float">
            <text:p>3804320068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71" office:value-type="float">
            <text:p>2067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10" office:value-type="float">
            <text:p>3804320068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72" office:value-type="float">
            <text:p>2067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11" office:value-type="float">
            <text:p>3804320068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73" office:value-type="float">
            <text:p>2067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12" office:value-type="float">
            <text:p>3804320068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74" office:value-type="float">
            <text:p>2067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13" office:value-type="float">
            <text:p>3804320068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75" office:value-type="float">
            <text:p>2067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14" office:value-type="float">
            <text:p>3804320068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76" office:value-type="float">
            <text:p>2067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15" office:value-type="float">
            <text:p>3804320068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77" office:value-type="float">
            <text:p>2067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16" office:value-type="float">
            <text:p>3804320068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78" office:value-type="float">
            <text:p>2067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17" office:value-type="float">
            <text:p>3804320068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79" office:value-type="float">
            <text:p>2067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18" office:value-type="float">
            <text:p>3804320068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80" office:value-type="float">
            <text:p>2068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19" office:value-type="float">
            <text:p>3804320068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81" office:value-type="float">
            <text:p>2068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20" office:value-type="float">
            <text:p>3804320068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82" office:value-type="float">
            <text:p>2068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21" office:value-type="float">
            <text:p>3804320068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83" office:value-type="float">
            <text:p>2068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22" office:value-type="float">
            <text:p>3804320068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84" office:value-type="float">
            <text:p>2068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23" office:value-type="float">
            <text:p>3804320068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85" office:value-type="float">
            <text:p>2068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24" office:value-type="float">
            <text:p>3804320068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86" office:value-type="float">
            <text:p>2068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25" office:value-type="float">
            <text:p>3804320068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87" office:value-type="float">
            <text:p>2068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26" office:value-type="float">
            <text:p>3804320068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88" office:value-type="float">
            <text:p>2068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27" office:value-type="float">
            <text:p>3804320068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89" office:value-type="float">
            <text:p>2068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28" office:value-type="float">
            <text:p>3804320068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90" office:value-type="float">
            <text:p>2069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29" office:value-type="float">
            <text:p>3804320068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91" office:value-type="float">
            <text:p>2069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30" office:value-type="float">
            <text:p>3804320068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92" office:value-type="float">
            <text:p>2069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31" office:value-type="float">
            <text:p>3804320068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93" office:value-type="float">
            <text:p>2069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32" office:value-type="float">
            <text:p>3804320068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94" office:value-type="float">
            <text:p>2069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33" office:value-type="float">
            <text:p>3804320068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95" office:value-type="float">
            <text:p>2069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34" office:value-type="float">
            <text:p>3804320068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96" office:value-type="float">
            <text:p>2069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35" office:value-type="float">
            <text:p>3804320068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97" office:value-type="float">
            <text:p>2069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36" office:value-type="float">
            <text:p>3804320068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98" office:value-type="float">
            <text:p>2069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37" office:value-type="float">
            <text:p>3804320068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699" office:value-type="float">
            <text:p>2069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38" office:value-type="float">
            <text:p>3804320068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00" office:value-type="float">
            <text:p>2070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39" office:value-type="float">
            <text:p>3804320068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01" office:value-type="float">
            <text:p>2070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40" office:value-type="float">
            <text:p>3804320068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02" office:value-type="float">
            <text:p>2070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41" office:value-type="float">
            <text:p>3804320068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03" office:value-type="float">
            <text:p>2070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42" office:value-type="float">
            <text:p>3804320068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04" office:value-type="float">
            <text:p>2070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43" office:value-type="float">
            <text:p>3804320068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05" office:value-type="float">
            <text:p>2070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44" office:value-type="float">
            <text:p>3804320068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06" office:value-type="float">
            <text:p>2070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45" office:value-type="float">
            <text:p>3804320068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07" office:value-type="float">
            <text:p>2070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46" office:value-type="float">
            <text:p>3804320068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08" office:value-type="float">
            <text:p>2070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47" office:value-type="float">
            <text:p>3804320068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09" office:value-type="float">
            <text:p>2070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48" office:value-type="float">
            <text:p>3804320068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10" office:value-type="float">
            <text:p>2071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49" office:value-type="float">
            <text:p>3804320068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11" office:value-type="float">
            <text:p>2071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50" office:value-type="float">
            <text:p>3804320068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12" office:value-type="float">
            <text:p>2071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51" office:value-type="float">
            <text:p>3804320068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13" office:value-type="float">
            <text:p>2071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52" office:value-type="float">
            <text:p>3804320068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14" office:value-type="float">
            <text:p>2071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801053" office:value-type="float">
            <text:p>3804320068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15" office:value-type="float">
            <text:p>2071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01" office:value-type="float">
            <text:p>380432006901001</text:p>
          </table:table-cell>
          <table:table-cell table:style-name="TL Metadata"/>
          <table:table-cell ns41:value-type="string" table:style-name="TL Metadata" office:value-type="string">
            <text:p>3804320069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16" office:value-type="float">
            <text:p>2071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02" office:value-type="float">
            <text:p>3804320069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17" office:value-type="float">
            <text:p>2071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03" office:value-type="float">
            <text:p>3804320069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18" office:value-type="float">
            <text:p>2071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04" office:value-type="float">
            <text:p>3804320069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19" office:value-type="float">
            <text:p>2071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05" office:value-type="float">
            <text:p>3804320069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20" office:value-type="float">
            <text:p>2072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06" office:value-type="float">
            <text:p>3804320069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21" office:value-type="float">
            <text:p>2072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07" office:value-type="float">
            <text:p>3804320069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22" office:value-type="float">
            <text:p>2072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08" office:value-type="float">
            <text:p>3804320069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23" office:value-type="float">
            <text:p>2072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09" office:value-type="float">
            <text:p>3804320069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24" office:value-type="float">
            <text:p>2072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10" office:value-type="float">
            <text:p>3804320069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25" office:value-type="float">
            <text:p>2072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11" office:value-type="float">
            <text:p>3804320069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26" office:value-type="float">
            <text:p>2072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12" office:value-type="float">
            <text:p>3804320069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27" office:value-type="float">
            <text:p>2072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13" office:value-type="float">
            <text:p>3804320069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28" office:value-type="float">
            <text:p>2072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14" office:value-type="float">
            <text:p>3804320069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29" office:value-type="float">
            <text:p>2072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15" office:value-type="float">
            <text:p>3804320069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30" office:value-type="float">
            <text:p>2073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16" office:value-type="float">
            <text:p>3804320069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31" office:value-type="float">
            <text:p>2073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17" office:value-type="float">
            <text:p>3804320069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32" office:value-type="float">
            <text:p>2073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18" office:value-type="float">
            <text:p>380432006901018</text:p>
          </table:table-cell>
          <table:table-cell table:style-name="TL Metadata"/>
          <table:table-cell ns41:value-type="string" table:style-name="TL Metadata" office:value-type="string">
            <text:p>3804320069010181 <text:s/>Hieronder eene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33" office:value-type="float">
            <text:p>2073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19" office:value-type="float">
            <text:p>3804320069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34" office:value-type="float">
            <text:p>2073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20" office:value-type="float">
            <text:p>3804320069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35" office:value-type="float">
            <text:p>2073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21" office:value-type="float">
            <text:p>3804320069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36" office:value-type="float">
            <text:p>2073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22" office:value-type="float">
            <text:p>3804320069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37" office:value-type="float">
            <text:p>2073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23" office:value-type="float">
            <text:p>3804320069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38" office:value-type="float">
            <text:p>2073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24" office:value-type="float">
            <text:p>380432006901024</text:p>
          </table:table-cell>
          <table:table-cell table:style-name="TL Metadata"/>
          <table:table-cell ns41:value-type="string" table:style-name="TL Metadata" office:value-type="string">
            <text:p>3804320069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39" office:value-type="float">
            <text:p>2073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25" office:value-type="float">
            <text:p>3804320069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40" office:value-type="float">
            <text:p>2074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26" office:value-type="float">
            <text:p>380432006901026</text:p>
          </table:table-cell>
          <table:table-cell table:style-name="TL Metadata"/>
          <table:table-cell ns41:value-type="string" table:style-name="TL Metadata" office:value-type="string">
            <text:p>3804320069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41" office:value-type="float">
            <text:p>2074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27" office:value-type="float">
            <text:p>3804320069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42" office:value-type="float">
            <text:p>2074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28" office:value-type="float">
            <text:p>3804320069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43" office:value-type="float">
            <text:p>2074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29" office:value-type="float">
            <text:p>3804320069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44" office:value-type="float">
            <text:p>2074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30" office:value-type="float">
            <text:p>3804320069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45" office:value-type="float">
            <text:p>2074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31" office:value-type="float">
            <text:p>3804320069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46" office:value-type="float">
            <text:p>2074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32" office:value-type="float">
            <text:p>3804320069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47" office:value-type="float">
            <text:p>2074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33" office:value-type="float">
            <text:p>3804320069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48" office:value-type="float">
            <text:p>2074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34" office:value-type="float">
            <text:p>3804320069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49" office:value-type="float">
            <text:p>2074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35" office:value-type="float">
            <text:p>3804320069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50" office:value-type="float">
            <text:p>2075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36" office:value-type="float">
            <text:p>3804320069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51" office:value-type="float">
            <text:p>2075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37" office:value-type="float">
            <text:p>3804320069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52" office:value-type="float">
            <text:p>2075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38" office:value-type="float">
            <text:p>3804320069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53" office:value-type="float">
            <text:p>2075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39" office:value-type="float">
            <text:p>3804320069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54" office:value-type="float">
            <text:p>2075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40" office:value-type="float">
            <text:p>3804320069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55" office:value-type="float">
            <text:p>2075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41" office:value-type="float">
            <text:p>3804320069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56" office:value-type="float">
            <text:p>2075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42" office:value-type="float">
            <text:p>3804320069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57" office:value-type="float">
            <text:p>2075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43" office:value-type="float">
            <text:p>3804320069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58" office:value-type="float">
            <text:p>2075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44" office:value-type="float">
            <text:p>3804320069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59" office:value-type="float">
            <text:p>2075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45" office:value-type="float">
            <text:p>3804320069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60" office:value-type="float">
            <text:p>2076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46" office:value-type="float">
            <text:p>3804320069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61" office:value-type="float">
            <text:p>2076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47" office:value-type="float">
            <text:p>3804320069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62" office:value-type="float">
            <text:p>2076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48" office:value-type="float">
            <text:p>3804320069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63" office:value-type="float">
            <text:p>2076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49" office:value-type="float">
            <text:p>3804320069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64" office:value-type="float">
            <text:p>2076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2006901050" office:value-type="float">
            <text:p>3804320069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65" office:value-type="float">
            <text:p>2076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01" office:value-type="float">
            <text:p>3804330070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66" office:value-type="float">
            <text:p>2076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02" office:value-type="float">
            <text:p>3804330070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67" office:value-type="float">
            <text:p>2076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03" office:value-type="float">
            <text:p>3804330070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68" office:value-type="float">
            <text:p>2076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04" office:value-type="float">
            <text:p>3804330070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69" office:value-type="float">
            <text:p>2076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05" office:value-type="float">
            <text:p>3804330070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70" office:value-type="float">
            <text:p>2077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06" office:value-type="float">
            <text:p>3804330070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71" office:value-type="float">
            <text:p>2077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07" office:value-type="float">
            <text:p>3804330070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72" office:value-type="float">
            <text:p>2077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08" office:value-type="float">
            <text:p>3804330070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73" office:value-type="float">
            <text:p>2077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09" office:value-type="float">
            <text:p>3804330070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74" office:value-type="float">
            <text:p>2077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10" office:value-type="float">
            <text:p>3804330070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75" office:value-type="float">
            <text:p>2077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11" office:value-type="float">
            <text:p>3804330070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76" office:value-type="float">
            <text:p>2077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12" office:value-type="float">
            <text:p>3804330070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77" office:value-type="float">
            <text:p>2077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13" office:value-type="float">
            <text:p>3804330070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78" office:value-type="float">
            <text:p>2077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14" office:value-type="float">
            <text:p>3804330070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79" office:value-type="float">
            <text:p>2077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15" office:value-type="float">
            <text:p>3804330070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80" office:value-type="float">
            <text:p>2078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16" office:value-type="float">
            <text:p>3804330070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81" office:value-type="float">
            <text:p>2078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17" office:value-type="float">
            <text:p>3804330070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82" office:value-type="float">
            <text:p>2078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18" office:value-type="float">
            <text:p>3804330070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83" office:value-type="float">
            <text:p>2078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19" office:value-type="float">
            <text:p>3804330070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84" office:value-type="float">
            <text:p>2078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20" office:value-type="float">
            <text:p>3804330070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85" office:value-type="float">
            <text:p>2078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21" office:value-type="float">
            <text:p>3804330070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86" office:value-type="float">
            <text:p>2078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22" office:value-type="float">
            <text:p>3804330070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87" office:value-type="float">
            <text:p>2078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23" office:value-type="float">
            <text:p>3804330070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88" office:value-type="float">
            <text:p>2078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24" office:value-type="float">
            <text:p>3804330070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89" office:value-type="float">
            <text:p>2078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25" office:value-type="float">
            <text:p>3804330070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90" office:value-type="float">
            <text:p>2079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26" office:value-type="float">
            <text:p>3804330070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91" office:value-type="float">
            <text:p>2079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27" office:value-type="float">
            <text:p>3804330070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92" office:value-type="float">
            <text:p>2079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28" office:value-type="float">
            <text:p>3804330070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93" office:value-type="float">
            <text:p>2079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29" office:value-type="float">
            <text:p>3804330070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94" office:value-type="float">
            <text:p>2079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30" office:value-type="float">
            <text:p>3804330070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95" office:value-type="float">
            <text:p>2079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31" office:value-type="float">
            <text:p>3804330070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96" office:value-type="float">
            <text:p>2079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32" office:value-type="float">
            <text:p>3804330070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97" office:value-type="float">
            <text:p>2079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33" office:value-type="float">
            <text:p>3804330070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98" office:value-type="float">
            <text:p>2079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34" office:value-type="float">
            <text:p>3804330070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799" office:value-type="float">
            <text:p>2079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35" office:value-type="float">
            <text:p>3804330070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00" office:value-type="float">
            <text:p>2080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36" office:value-type="float">
            <text:p>3804330070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01" office:value-type="float">
            <text:p>2080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37" office:value-type="float">
            <text:p>3804330070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02" office:value-type="float">
            <text:p>2080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38" office:value-type="float">
            <text:p>3804330070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03" office:value-type="float">
            <text:p>2080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39" office:value-type="float">
            <text:p>3804330070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04" office:value-type="float">
            <text:p>2080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40" office:value-type="float">
            <text:p>3804330070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05" office:value-type="float">
            <text:p>2080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41" office:value-type="float">
            <text:p>3804330070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06" office:value-type="float">
            <text:p>2080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42" office:value-type="float">
            <text:p>3804330070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07" office:value-type="float">
            <text:p>2080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43" office:value-type="float">
            <text:p>3804330070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08" office:value-type="float">
            <text:p>2080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44" office:value-type="float">
            <text:p>3804330070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09" office:value-type="float">
            <text:p>2080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45" office:value-type="float">
            <text:p>3804330070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10" office:value-type="float">
            <text:p>2081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46" office:value-type="float">
            <text:p>3804330070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11" office:value-type="float">
            <text:p>2081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47" office:value-type="float">
            <text:p>3804330070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12" office:value-type="float">
            <text:p>2081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48" office:value-type="float">
            <text:p>3804330070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13" office:value-type="float">
            <text:p>2081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49" office:value-type="float">
            <text:p>3804330070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14" office:value-type="float">
            <text:p>2081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50" office:value-type="float">
            <text:p>3804330070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15" office:value-type="float">
            <text:p>2081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51" office:value-type="float">
            <text:p>3804330070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16" office:value-type="float">
            <text:p>2081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52" office:value-type="float">
            <text:p>3804330070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17" office:value-type="float">
            <text:p>2081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001053" office:value-type="float">
            <text:p>3804330070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18" office:value-type="float">
            <text:p>2081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01" office:value-type="float">
            <text:p>3804330071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19" office:value-type="float">
            <text:p>2081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02" office:value-type="float">
            <text:p>3804330071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20" office:value-type="float">
            <text:p>2082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03" office:value-type="float">
            <text:p>3804330071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21" office:value-type="float">
            <text:p>2082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04" office:value-type="float">
            <text:p>3804330071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22" office:value-type="float">
            <text:p>2082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05" office:value-type="float">
            <text:p>3804330071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23" office:value-type="float">
            <text:p>2082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06" office:value-type="float">
            <text:p>3804330071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24" office:value-type="float">
            <text:p>2082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07" office:value-type="float">
            <text:p>3804330071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25" office:value-type="float">
            <text:p>2082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08" office:value-type="float">
            <text:p>3804330071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26" office:value-type="float">
            <text:p>2082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09" office:value-type="float">
            <text:p>3804330071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27" office:value-type="float">
            <text:p>2082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10" office:value-type="float">
            <text:p>3804330071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28" office:value-type="float">
            <text:p>2082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11" office:value-type="float">
            <text:p>3804330071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29" office:value-type="float">
            <text:p>2082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12" office:value-type="float">
            <text:p>3804330071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30" office:value-type="float">
            <text:p>2083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13" office:value-type="float">
            <text:p>3804330071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31" office:value-type="float">
            <text:p>2083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14" office:value-type="float">
            <text:p>3804330071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32" office:value-type="float">
            <text:p>2083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15" office:value-type="float">
            <text:p>3804330071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33" office:value-type="float">
            <text:p>2083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16" office:value-type="float">
            <text:p>3804330071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34" office:value-type="float">
            <text:p>2083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17" office:value-type="float">
            <text:p>3804330071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35" office:value-type="float">
            <text:p>2083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18" office:value-type="float">
            <text:p>3804330071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36" office:value-type="float">
            <text:p>2083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19" office:value-type="float">
            <text:p>3804330071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37" office:value-type="float">
            <text:p>2083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20" office:value-type="float">
            <text:p>3804330071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38" office:value-type="float">
            <text:p>2083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21" office:value-type="float">
            <text:p>3804330071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39" office:value-type="float">
            <text:p>2083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22" office:value-type="float">
            <text:p>3804330071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40" office:value-type="float">
            <text:p>2084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23" office:value-type="float">
            <text:p>3804330071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41" office:value-type="float">
            <text:p>2084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24" office:value-type="float">
            <text:p>3804330071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42" office:value-type="float">
            <text:p>2084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25" office:value-type="float">
            <text:p>3804330071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43" office:value-type="float">
            <text:p>2084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26" office:value-type="float">
            <text:p>3804330071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44" office:value-type="float">
            <text:p>2084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27" office:value-type="float">
            <text:p>3804330071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45" office:value-type="float">
            <text:p>2084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28" office:value-type="float">
            <text:p>3804330071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46" office:value-type="float">
            <text:p>2084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29" office:value-type="float">
            <text:p>3804330071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47" office:value-type="float">
            <text:p>2084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30" office:value-type="float">
            <text:p>3804330071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48" office:value-type="float">
            <text:p>20848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31" office:value-type="float">
            <text:p>3804330071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49" office:value-type="float">
            <text:p>20849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32" office:value-type="float">
            <text:p>3804330071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50" office:value-type="float">
            <text:p>20850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33" office:value-type="float">
            <text:p>3804330071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51" office:value-type="float">
            <text:p>20851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34" office:value-type="float">
            <text:p>3804330071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52" office:value-type="float">
            <text:p>20852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35" office:value-type="float">
            <text:p>3804330071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53" office:value-type="float">
            <text:p>20853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36" office:value-type="float">
            <text:p>3804330071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54" office:value-type="float">
            <text:p>20854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37" office:value-type="float">
            <text:p>3804330071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55" office:value-type="float">
            <text:p>20855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38" office:value-type="float">
            <text:p>380433007101038</text:p>
          </table:table-cell>
          <table:table-cell table:style-name="TL Metadata"/>
          <table:table-cell ns41:value-type="string" table:style-name="TL Metadata" office:value-type="string">
            <text:p>3804330071010381 <text:s/>Hieronder eene,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56" office:value-type="float">
            <text:p>20856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39" office:value-type="float">
            <text:p>3804330071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20857" office:value-type="float">
            <text:p>20857</text:p>
          </table:table-cell>
          <table:table-cell ns41:value-type="string" table:style-name="TL Metadata" office:value-type="string">
            <text:p>Ov-4edl</text:p>
          </table:table-cell>
          <table:table-cell ns41:value-type="float" table:style-name="TL Metadata" office:value="380433007101040" office:value-type="float">
            <text:p>3804330071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 table:number-rows-repeated="10470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VIERDE_20_GEDEELTE" style:page-layout-name="Mpm3" style:display-name="PageStyle_ 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46:05</meta:creation-date>
    <dc:creator>Helpdesk</dc:creator>
    <dc:date>2004-12-20T18:24:31</dc:date>
    <meta:document-statistic meta:object-count="0" meta:cell-count="13352" meta:table-count="2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